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831399"/>
    </style:style>
    <style:style style:name="P6" style:family="paragraph" style:parent-style-name="Standard">
      <style:paragraph-properties style:snap-to-layout-grid="false"/>
      <style:text-properties officeooo:paragraph-rsid="008bf0d2"/>
    </style:style>
    <style:style style:name="P7" style:family="paragraph" style:parent-style-name="Standard">
      <style:paragraph-properties style:snap-to-layout-grid="false"/>
      <style:text-properties officeooo:paragraph-rsid="0090bcd5"/>
    </style:style>
    <style:style style:name="P8" style:family="paragraph" style:parent-style-name="Standard">
      <style:paragraph-properties style:snap-to-layout-grid="false"/>
      <style:text-properties officeooo:paragraph-rsid="03130417"/>
    </style:style>
    <style:style style:name="P9" style:family="paragraph" style:parent-style-name="Standard">
      <style:text-properties officeooo:paragraph-rsid="001ba608"/>
    </style:style>
    <style:style style:name="P10" style:family="paragraph" style:parent-style-name="Standard">
      <style:text-properties officeooo:paragraph-rsid="003433ee"/>
    </style:style>
    <style:style style:name="P11" style:family="paragraph" style:parent-style-name="Standard">
      <style:text-properties officeooo:paragraph-rsid="00432e7c"/>
    </style:style>
    <style:style style:name="P12" style:family="paragraph" style:parent-style-name="Standard">
      <style:text-properties officeooo:paragraph-rsid="0050c4e0"/>
    </style:style>
    <style:style style:name="P13" style:family="paragraph" style:parent-style-name="Standard">
      <style:text-properties officeooo:paragraph-rsid="00831399"/>
    </style:style>
    <style:style style:name="P14" style:family="paragraph" style:parent-style-name="Standard">
      <style:text-properties officeooo:paragraph-rsid="008bf0d2"/>
    </style:style>
    <style:style style:name="P15" style:family="paragraph" style:parent-style-name="Standard">
      <style:text-properties officeooo:paragraph-rsid="0090bcd5"/>
    </style:style>
    <style:style style:name="P16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7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8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25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26" style:family="paragraph" style:parent-style-name="Standard">
      <style:text-properties officeooo:paragraph-rsid="00cf6c40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41fd031" officeooo:paragraph-rsid="0429204a" style:font-weight-asian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433655e" officeooo:paragraph-rsid="0433655e" style:font-weight-asian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31a0daf" officeooo:paragraph-rsid="041e0199" style:font-weight-asian="bold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officeooo:paragraph-rsid="0429204a"/>
    </style:style>
    <style:style style:name="P37" style:family="paragraph" style:parent-style-name="Standard">
      <style:text-properties officeooo:paragraph-rsid="0397c760"/>
    </style:style>
    <style:style style:name="P38" style:family="paragraph" style:parent-style-name="Standard">
      <style:text-properties officeooo:paragraph-rsid="03b16bb9"/>
    </style:style>
    <style:style style:name="P39" style:family="paragraph" style:parent-style-name="Standard">
      <style:text-properties fo:language="zh" fo:country="TW" officeooo:paragraph-rsid="03644ce4" style:language-asian="zh" style:country-asian="TW"/>
    </style:style>
    <style:style style:name="P40" style:family="paragraph" style:parent-style-name="Standard">
      <style:text-properties officeooo:paragraph-rsid="03644ce4"/>
    </style:style>
    <style:style style:name="P41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42" style:family="paragraph" style:parent-style-name="Standard">
      <style:text-properties officeooo:paragraph-rsid="03fc448d"/>
    </style:style>
    <style:style style:name="P43" style:family="paragraph" style:parent-style-name="Standard">
      <style:text-properties officeooo:rsid="04250703" officeooo:paragraph-rsid="04250703"/>
    </style:style>
    <style:style style:name="P44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543e7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84df9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.423cm" fo:margin-right="0cm" fo:text-indent="0cm" style:auto-text-indent="false"/>
    </style:style>
    <style:style style:name="P47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48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9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0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1" style:family="paragraph" style:parent-style-name="Text_20_body">
      <style:paragraph-properties fo:text-align="center" style:justify-single-word="false"/>
    </style:style>
    <style:style style:name="P52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3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style:font-name-complex="Bitstream Vera Sans Mono"/>
    </style:style>
    <style:style style:name="P66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67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68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69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0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3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4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5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6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7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79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0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1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2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04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05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06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07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08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09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10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11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12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13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14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15" style:family="paragraph" style:parent-style-name="Table_20_Contents">
      <style:paragraph-properties style:snap-to-layout-grid="false"/>
    </style:style>
    <style:style style:name="P116" style:family="paragraph" style:parent-style-name="Table_20_Contents">
      <style:paragraph-properties style:snap-to-layout-grid="false"/>
      <style:text-properties officeooo:paragraph-rsid="00432e7c"/>
    </style:style>
    <style:style style:name="P117" style:family="paragraph" style:parent-style-name="Table_20_Contents">
      <style:paragraph-properties style:snap-to-layout-grid="false"/>
      <style:text-properties officeooo:paragraph-rsid="0050c4e0"/>
    </style:style>
    <style:style style:name="P118" style:family="paragraph" style:parent-style-name="Table_20_Contents">
      <style:paragraph-properties style:snap-to-layout-grid="false"/>
      <style:text-properties officeooo:paragraph-rsid="00831399"/>
    </style:style>
    <style:style style:name="P119" style:family="paragraph" style:parent-style-name="Table_20_Contents">
      <style:paragraph-properties style:snap-to-layout-grid="false"/>
      <style:text-properties officeooo:paragraph-rsid="008bf0d2"/>
    </style:style>
    <style:style style:name="P120" style:family="paragraph" style:parent-style-name="Table_20_Contents">
      <style:paragraph-properties style:snap-to-layout-grid="false"/>
      <style:text-properties officeooo:paragraph-rsid="0090bcd5"/>
    </style:style>
    <style:style style:name="P121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22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23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26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269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270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271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290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29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08" style:family="paragraph" style:parent-style-name="Table_20_Contents">
      <style:text-properties officeooo:paragraph-rsid="00432e7c"/>
    </style:style>
    <style:style style:name="P309" style:family="paragraph" style:parent-style-name="Table_20_Contents">
      <style:text-properties officeooo:paragraph-rsid="0050c4e0"/>
    </style:style>
    <style:style style:name="P310" style:family="paragraph" style:parent-style-name="Table_20_Contents">
      <style:text-properties officeooo:paragraph-rsid="00831399"/>
    </style:style>
    <style:style style:name="P311" style:family="paragraph" style:parent-style-name="Table_20_Contents">
      <style:text-properties officeooo:paragraph-rsid="008bf0d2"/>
    </style:style>
    <style:style style:name="P312" style:family="paragraph" style:parent-style-name="Table_20_Contents">
      <style:text-properties officeooo:paragraph-rsid="0090bcd5"/>
    </style:style>
    <style:style style:name="P31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32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32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32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327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3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3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3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357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358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5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60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361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362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363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364" style:family="paragraph" style:parent-style-name="Heading_20_1" style:list-style-name="">
      <style:text-properties officeooo:paragraph-rsid="001ba608"/>
    </style:style>
    <style:style style:name="P365" style:family="paragraph" style:parent-style-name="Heading_20_1" style:list-style-name="">
      <style:text-properties officeooo:paragraph-rsid="0397c760"/>
    </style:style>
    <style:style style:name="P366" style:family="paragraph" style:parent-style-name="Heading_20_1" style:list-style-name="">
      <style:text-properties officeooo:paragraph-rsid="03b16bb9"/>
    </style:style>
    <style:style style:name="P367" style:family="paragraph" style:parent-style-name="Heading_20_1">
      <style:text-properties officeooo:paragraph-rsid="0050c4e0"/>
    </style:style>
    <style:style style:name="P368" style:family="paragraph" style:parent-style-name="Heading_20_1">
      <style:text-properties officeooo:paragraph-rsid="00831399"/>
    </style:style>
    <style:style style:name="P369" style:family="paragraph" style:parent-style-name="Heading_20_1">
      <style:text-properties officeooo:paragraph-rsid="008bf0d2"/>
    </style:style>
    <style:style style:name="P370" style:family="paragraph" style:parent-style-name="Heading_20_1">
      <style:text-properties officeooo:paragraph-rsid="0090bcd5"/>
    </style:style>
    <style:style style:name="P371" style:family="paragraph" style:parent-style-name="Heading_20_1" style:list-style-name="WW8Num2">
      <style:text-properties officeooo:paragraph-rsid="0096468c"/>
    </style:style>
    <style:style style:name="P372" style:family="paragraph" style:parent-style-name="Heading_20_1" style:list-style-name="WW8Num2">
      <style:text-properties officeooo:paragraph-rsid="00bda0e5"/>
    </style:style>
    <style:style style:name="P373" style:family="paragraph" style:parent-style-name="Heading_20_1" style:list-style-name="WW8Num2">
      <style:text-properties officeooo:paragraph-rsid="00cf6c40"/>
    </style:style>
    <style:style style:name="P374" style:family="paragraph" style:parent-style-name="Heading_20_1" style:list-style-name="WW8Num2">
      <style:text-properties officeooo:paragraph-rsid="00e02383"/>
    </style:style>
    <style:style style:name="P375" style:family="paragraph" style:parent-style-name="Heading_20_1" style:list-style-name="WW8Num2">
      <style:text-properties officeooo:paragraph-rsid="01f035ba"/>
    </style:style>
    <style:style style:name="P376" style:family="paragraph" style:parent-style-name="Heading_20_1" style:list-style-name="WW8Num2">
      <style:text-properties officeooo:paragraph-rsid="02681b29"/>
    </style:style>
    <style:style style:name="P377" style:family="paragraph" style:parent-style-name="Heading_20_1" style:list-style-name="WW8Num2">
      <style:text-properties officeooo:paragraph-rsid="026e60de"/>
    </style:style>
    <style:style style:name="P378" style:family="paragraph" style:parent-style-name="Heading_20_1" style:list-style-name="WW8Num2">
      <style:text-properties officeooo:paragraph-rsid="0397c760"/>
    </style:style>
    <style:style style:name="P379" style:family="paragraph" style:parent-style-name="Heading_20_1" style:list-style-name="WW8Num2">
      <style:text-properties officeooo:rsid="010ab926" officeooo:paragraph-rsid="03130417"/>
    </style:style>
    <style:style style:name="P380" style:family="paragraph" style:parent-style-name="Heading_20_1" style:list-style-name="WW8Num2">
      <style:text-properties officeooo:rsid="010ab926" officeooo:paragraph-rsid="03b16bb9"/>
    </style:style>
    <style:style style:name="P381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382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383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384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385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386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387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388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389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390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391" style:family="paragraph" style:parent-style-name="Standard" style:list-style-name="WW8Num2">
      <style:text-properties officeooo:paragraph-rsid="0096468c"/>
    </style:style>
    <style:style style:name="P392" style:family="paragraph" style:parent-style-name="Standard" style:list-style-name="WW8Num2">
      <style:text-properties officeooo:paragraph-rsid="00bda0e5"/>
    </style:style>
    <style:style style:name="P393" style:family="paragraph" style:parent-style-name="Standard" style:list-style-name="WW8Num2">
      <style:text-properties officeooo:paragraph-rsid="01f035ba"/>
    </style:style>
    <style:style style:name="P394" style:family="paragraph" style:parent-style-name="Standard" style:list-style-name="WW8Num2">
      <style:text-properties officeooo:paragraph-rsid="02681b29"/>
    </style:style>
    <style:style style:name="P395" style:family="paragraph" style:parent-style-name="Standard" style:list-style-name="WW8Num2">
      <style:text-properties officeooo:paragraph-rsid="026e60de"/>
    </style:style>
    <style:style style:name="P396" style:family="paragraph" style:parent-style-name="Standard">
      <style:paragraph-properties style:snap-to-layout-grid="false"/>
    </style:style>
    <style:style style:name="P397" style:family="paragraph" style:parent-style-name="Standard">
      <style:paragraph-properties style:snap-to-layout-grid="false"/>
      <style:text-properties officeooo:paragraph-rsid="043d924b"/>
    </style:style>
    <style:style style:name="P398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399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00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01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02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03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04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05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06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07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08" style:family="paragraph" style:parent-style-name="Table_20_Contents" style:list-style-name="WW8Num2">
      <style:text-properties officeooo:paragraph-rsid="0096468c"/>
    </style:style>
    <style:style style:name="P409" style:family="paragraph" style:parent-style-name="Table_20_Contents" style:list-style-name="WW8Num2">
      <style:text-properties officeooo:paragraph-rsid="00bda0e5"/>
    </style:style>
    <style:style style:name="P410" style:family="paragraph" style:parent-style-name="Table_20_Contents" style:list-style-name="WW8Num2">
      <style:text-properties officeooo:paragraph-rsid="00cf6c40"/>
    </style:style>
    <style:style style:name="P411" style:family="paragraph" style:parent-style-name="Table_20_Contents" style:list-style-name="WW8Num2">
      <style:text-properties officeooo:paragraph-rsid="00e02383"/>
    </style:style>
    <style:style style:name="P412" style:family="paragraph" style:parent-style-name="Table_20_Contents" style:list-style-name="WW8Num2">
      <style:text-properties officeooo:paragraph-rsid="01f035ba"/>
    </style:style>
    <style:style style:name="P413" style:family="paragraph" style:parent-style-name="Table_20_Contents" style:list-style-name="WW8Num2">
      <style:text-properties officeooo:paragraph-rsid="02681b29"/>
    </style:style>
    <style:style style:name="P414" style:family="paragraph" style:parent-style-name="Table_20_Contents" style:list-style-name="WW8Num2">
      <style:text-properties officeooo:paragraph-rsid="026e60de"/>
    </style:style>
    <style:style style:name="P415" style:family="paragraph" style:parent-style-name="Table_20_Contents" style:list-style-name="WW8Num2">
      <style:text-properties officeooo:paragraph-rsid="03130417"/>
    </style:style>
    <style:style style:name="P416" style:family="paragraph" style:parent-style-name="Table_20_Contents" style:list-style-name="WW8Num2">
      <style:text-properties officeooo:paragraph-rsid="0397c760"/>
    </style:style>
    <style:style style:name="P417" style:family="paragraph" style:parent-style-name="Table_20_Contents" style:list-style-name="WW8Num2">
      <style:text-properties officeooo:paragraph-rsid="03b16bb9"/>
    </style:style>
    <style:style style:name="P418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419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420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421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422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423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424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425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426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427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428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429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430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431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432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433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434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435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436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437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438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439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440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441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442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443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444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445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446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447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448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449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450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459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460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461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462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463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464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465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466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467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468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70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471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472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473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74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475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476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477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478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479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480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481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482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483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484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485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5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558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559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560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561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5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5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5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5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5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5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5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5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5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5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5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5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5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591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592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593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594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595" style:family="paragraph">
      <loext:graphic-properties draw:fill="none" draw:fill-color="#ffffff"/>
    </style:style>
    <style:style style:name="P596" style:family="paragraph">
      <loext:graphic-properties draw:fill-color="#ffde59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officeooo:rsid="007824f1"/>
    </style:style>
    <style:style style:name="T63" style:family="text">
      <style:text-properties officeooo:rsid="00831399"/>
    </style:style>
    <style:style style:name="T64" style:family="text">
      <style:text-properties officeooo:rsid="008556cd"/>
    </style:style>
    <style:style style:name="T65" style:family="text">
      <style:text-properties officeooo:rsid="008fa877"/>
    </style:style>
    <style:style style:name="T66" style:family="text">
      <style:text-properties officeooo:rsid="0093c18b"/>
    </style:style>
    <style:style style:name="T67" style:family="text">
      <style:text-properties officeooo:rsid="009bddac"/>
    </style:style>
    <style:style style:name="T68" style:family="text">
      <style:text-properties officeooo:rsid="009ed5a0"/>
    </style:style>
    <style:style style:name="T69" style:family="text">
      <style:text-properties officeooo:rsid="00a10552"/>
    </style:style>
    <style:style style:name="T70" style:family="text">
      <style:text-properties officeooo:rsid="00a74efa"/>
    </style:style>
    <style:style style:name="T71" style:family="text">
      <style:text-properties officeooo:rsid="00a7692e"/>
    </style:style>
    <style:style style:name="T72" style:family="text">
      <style:text-properties officeooo:rsid="00a849e4"/>
    </style:style>
    <style:style style:name="T73" style:family="text">
      <style:text-properties officeooo:rsid="00acbb9b"/>
    </style:style>
    <style:style style:name="T74" style:family="text">
      <style:text-properties officeooo:rsid="00ae786e"/>
    </style:style>
    <style:style style:name="T75" style:family="text">
      <style:text-properties officeooo:rsid="00bda0e5"/>
    </style:style>
    <style:style style:name="T76" style:family="text">
      <style:text-properties officeooo:rsid="00c4aa50"/>
    </style:style>
    <style:style style:name="T77" style:family="text">
      <style:text-properties officeooo:rsid="00c7b6fb"/>
    </style:style>
    <style:style style:name="T78" style:family="text">
      <style:text-properties officeooo:rsid="00cf6c40"/>
    </style:style>
    <style:style style:name="T79" style:family="text">
      <style:text-properties officeooo:rsid="00d5f3e7"/>
    </style:style>
    <style:style style:name="T80" style:family="text">
      <style:text-properties officeooo:rsid="00d62ab2"/>
    </style:style>
    <style:style style:name="T81" style:family="text">
      <style:text-properties officeooo:rsid="00d90806"/>
    </style:style>
    <style:style style:name="T82" style:family="text">
      <style:text-properties officeooo:rsid="00db849a"/>
    </style:style>
    <style:style style:name="T83" style:family="text">
      <style:text-properties officeooo:rsid="00e7c678"/>
    </style:style>
    <style:style style:name="T84" style:family="text">
      <style:text-properties officeooo:rsid="00ebaa41"/>
    </style:style>
    <style:style style:name="T85" style:family="text">
      <style:text-properties officeooo:rsid="00ef9dcd"/>
    </style:style>
    <style:style style:name="T86" style:family="text">
      <style:text-properties officeooo:rsid="00f19fbe"/>
    </style:style>
    <style:style style:name="T87" style:family="text">
      <style:text-properties officeooo:rsid="01d4e053"/>
    </style:style>
    <style:style style:name="T88" style:family="text">
      <style:text-properties officeooo:rsid="01f035ba"/>
    </style:style>
    <style:style style:name="T89" style:family="text">
      <style:text-properties officeooo:rsid="01f2619b"/>
    </style:style>
    <style:style style:name="T90" style:family="text">
      <style:text-properties officeooo:rsid="01fd6f16"/>
    </style:style>
    <style:style style:name="T91" style:family="text">
      <style:text-properties officeooo:rsid="0221a278"/>
    </style:style>
    <style:style style:name="T92" style:family="text">
      <style:text-properties officeooo:rsid="026cf34f"/>
    </style:style>
    <style:style style:name="T93" style:family="text">
      <style:text-properties officeooo:rsid="026e60de"/>
    </style:style>
    <style:style style:name="T94" style:family="text">
      <style:text-properties officeooo:rsid="026f7576"/>
    </style:style>
    <style:style style:name="T95" style:family="text">
      <style:text-properties officeooo:rsid="0272d615"/>
    </style:style>
    <style:style style:name="T96" style:family="text">
      <style:text-properties officeooo:rsid="027786cc"/>
    </style:style>
    <style:style style:name="T97" style:family="text">
      <style:text-properties officeooo:rsid="027ec01b"/>
    </style:style>
    <style:style style:name="T98" style:family="text">
      <style:text-properties officeooo:rsid="02e0bc2d"/>
    </style:style>
    <style:style style:name="T99" style:family="text">
      <style:text-properties officeooo:rsid="02f03c1d"/>
    </style:style>
    <style:style style:name="T100" style:family="text">
      <style:text-properties officeooo:rsid="02f6ae62"/>
    </style:style>
    <style:style style:name="T101" style:family="text">
      <style:text-properties officeooo:rsid="03131026"/>
    </style:style>
    <style:style style:name="T102" style:family="text">
      <style:text-properties officeooo:rsid="031a0daf"/>
    </style:style>
    <style:style style:name="T103" style:family="text">
      <style:text-properties officeooo:rsid="031e1392"/>
    </style:style>
    <style:style style:name="T104" style:family="text">
      <style:text-properties officeooo:rsid="032bc39e"/>
    </style:style>
    <style:style style:name="T105" style:family="text">
      <style:text-properties officeooo:rsid="03866fe8"/>
    </style:style>
    <style:style style:name="T106" style:family="text">
      <style:text-properties officeooo:rsid="03961efa"/>
    </style:style>
    <style:style style:name="T107" style:family="text">
      <style:text-properties officeooo:rsid="039ada75"/>
    </style:style>
    <style:style style:name="T108" style:family="text">
      <style:text-properties officeooo:rsid="039be969"/>
    </style:style>
    <style:style style:name="T109" style:family="text">
      <style:text-properties officeooo:rsid="03a6cc47"/>
    </style:style>
    <style:style style:name="T110" style:family="text">
      <style:text-properties officeooo:rsid="03a81813"/>
    </style:style>
    <style:style style:name="T111" style:family="text">
      <style:text-properties officeooo:rsid="03ab2ee8"/>
    </style:style>
    <style:style style:name="T112" style:family="text">
      <style:text-properties officeooo:rsid="03ab4255"/>
    </style:style>
    <style:style style:name="T113" style:family="text">
      <style:text-properties officeooo:rsid="03ae042b"/>
    </style:style>
    <style:style style:name="T114" style:family="text">
      <style:text-properties officeooo:rsid="03aefdac"/>
    </style:style>
    <style:style style:name="T115" style:family="text">
      <style:text-properties officeooo:rsid="03af78eb"/>
    </style:style>
    <style:style style:name="T116" style:family="text">
      <style:text-properties officeooo:rsid="03b12568"/>
    </style:style>
    <style:style style:name="T117" style:family="text">
      <style:text-properties officeooo:rsid="03b3654c"/>
    </style:style>
    <style:style style:name="T118" style:family="text">
      <style:text-properties officeooo:rsid="03b3b9a9"/>
    </style:style>
    <style:style style:name="T119" style:family="text">
      <style:text-properties officeooo:rsid="03bc1664"/>
    </style:style>
    <style:style style:name="T120" style:family="text">
      <style:text-properties officeooo:rsid="03bc1e56"/>
    </style:style>
    <style:style style:name="T121" style:family="text">
      <style:text-properties officeooo:rsid="03bc9dfc"/>
    </style:style>
    <style:style style:name="T122" style:family="text">
      <style:text-properties officeooo:rsid="040a759b"/>
    </style:style>
    <style:style style:name="T123" style:family="text">
      <style:text-properties officeooo:rsid="040d40f7"/>
    </style:style>
    <style:style style:name="T124" style:family="text">
      <style:text-properties officeooo:rsid="040d8c89"/>
    </style:style>
    <style:style style:name="T125" style:family="text">
      <style:text-properties fo:color="#ffc600" style:font-name="Consolas" fo:font-size="10pt" officeooo:rsid="04109048" style:font-size-asian="10pt" style:language-asian="zh" style:country-asian="TW" style:font-name-complex="新細明體1"/>
    </style:style>
    <style:style style:name="T126" style:family="text">
      <style:text-properties style:use-window-font-color="true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7" style:family="text">
      <style:text-properties style:use-window-font-color="true" style:font-name="Calibri" fo:font-size="12pt" fo:language="en" fo:country="US" fo:font-weight="bold" officeooo:rsid="04315ec9" style:letter-kerning="true" style:font-name-asian="新細明體1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28" style:family="text">
      <style:text-properties style:use-window-font-color="true" style:font-name="Calibri" fo:font-size="12pt" fo:language="en" fo:country="US" fo:font-weight="bold" officeooo:rsid="0432e6af" style:letter-kerning="true" style:font-name-asian="新細明體1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29" style:family="text">
      <style:text-properties officeooo:rsid="041d506e"/>
    </style:style>
    <style:style style:name="T130" style:family="text">
      <style:text-properties officeooo:rsid="04277048"/>
    </style:style>
    <style:style style:name="T131" style:family="text">
      <style:text-properties fo:font-weight="bold" officeooo:rsid="041fd031" style:font-weight-asian="bold"/>
    </style:style>
    <style:style style:name="T132" style:family="text">
      <style:text-properties fo:font-weight="bold" officeooo:rsid="04315ec9" style:font-weight-asian="bold"/>
    </style:style>
    <style:style style:name="T133" style:family="text">
      <style:text-properties fo:font-weight="bold" officeooo:rsid="0436ac80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draw:fill-color="#c0504d" draw:opacity="100%" fo:padding-left="0.254cm" fo:padding-right="0.254cm" fo:padding-top="0.127cm" fo:padding-bottom="0.127cm" fo:border="3pt solid #f2f2f2" style:shadow="#622423 0.048cm 0.048cm" draw:shadow-opacity="100%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draw:fill-color="#f79646" draw:opacity="100%" fo:padding-left="0.254cm" fo:padding-right="0.254cm" fo:padding-top="0.127cm" fo:padding-bottom="0.127cm" fo:border="3pt solid #f2f2f2" style:shadow="#974706 0.048cm 0.048cm" draw:shadow-opacity="100%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draw:fill-color="#8064a2" draw:opacity="100%" fo:padding-left="0.254cm" fo:padding-right="0.254cm" fo:padding-top="0.127cm" fo:padding-bottom="0.127cm" fo:border="3pt solid #f2f2f2" style:shadow="#3f3151 0.048cm 0.048cm" draw:shadow-opacity="100%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draw:fill-color="#9bbb59" draw:opacity="100%" fo:padding-left="0.254cm" fo:padding-right="0.254cm" fo:padding-top="0.127cm" fo:padding-bottom="0.127cm" fo:border="3pt solid #f2f2f2" style:shadow="#4e6128 0.048cm 0.048cm" draw:shadow-opacity="100%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>
        <style:columns fo:column-count="1" fo:column-gap="0cm"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4ea6b" style:background-transparency="0%" draw:fill="solid" draw:fill-color="#d4ea6b" draw:opacity="100%" fo:padding-left="0.254cm" fo:padding-right="0.254cm" fo:padding-top="0.127cm" fo:padding-bottom="0.127cm" fo:border="3pt solid #f2f2f2" style:shadow="#243f60 0.048cm 0.048cm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draw:fill-color="#ffde59" draw:textarea-horizontal-align="justify" draw:textarea-vertical-align="middle" draw:auto-grow-height="false" fo:min-height="1.91cm" fo:min-width="2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9"/>
      <text:p text:style-name="P48"/>
      <text:p text:style-name="P48"/>
      <text:p text:style-name="P48"/>
      <text:p text:style-name="P48"><text:span text:style-name="T122">qifu</text:span> <text:span text:style-name="T122">03</text:span></text:p>
      <text:p text:style-name="P48"/>
      <text:p text:style-name="P49">Q<text:span text:style-name="T130">ifu3</text:span> Document</text:p>
      <text:p text:style-name="Text_20_body"/>
      <text:p text:style-name="Text_20_body"/>
      <text:p text:style-name="Text_20_body"/>
      <text:p text:style-name="P51"><text:span text:style-name="T1">DATE : </text:span><text:span text:style-name="T126">2020</text:span></text:p>
      <text:p text:style-name="P50">DataBase File : <text:span text:style-name="T122">qifu3</text:span></text:p>
      <text:p text:style-name="P50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358"><text:soft-page-break/><text:a xlink:type="simple" xlink:href="#__RefHeading__43217_1195176591" text:style-name="Index_20_Link" text:visited-style-name="Index_20_Link">qifu3 Architecture<text:tab/>3</text:a></text:p>
          <text:p text:style-name="P358"><text:a xlink:type="simple" xlink:href="#__RefHeading___Toc399744325" text:style-name="Index_20_Link" text:visited-style-name="Index_20_Link">TB_ACCOUNT<text:tab/>4</text:a></text:p>
          <text:p text:style-name="P358"><text:a xlink:type="simple" xlink:href="#__RefHeading___Toc399744326" text:style-name="Index_20_Link" text:visited-style-name="Index_20_Link">TB_SYS_CODE<text:tab/>5</text:a></text:p>
          <text:p text:style-name="P358"><text:a xlink:type="simple" xlink:href="#__RefHeading___Toc399744327" text:style-name="Index_20_Link" text:visited-style-name="Index_20_Link">TB_ROLE<text:tab/>6</text:a></text:p>
          <text:p text:style-name="P358"><text:a xlink:type="simple" xlink:href="#__RefHeading___Toc399744328" text:style-name="Index_20_Link" text:visited-style-name="Index_20_Link">TB_USER_ROLE<text:tab/>6</text:a></text:p>
          <text:p text:style-name="P358"><text:a xlink:type="simple" xlink:href="#__RefHeading___Toc399744329" text:style-name="Index_20_Link" text:visited-style-name="Index_20_Link">TB_ROLE_PERMISSION<text:tab/>7</text:a></text:p>
          <text:p text:style-name="P358"><text:a xlink:type="simple" xlink:href="#__RefHeading___Toc399744330" text:style-name="Index_20_Link" text:visited-style-name="Index_20_Link">TB_SYS_USESS<text:tab/>8</text:a></text:p>
          <text:p text:style-name="P358"><text:a xlink:type="simple" xlink:href="#__RefHeading___Toc399744331" text:style-name="Index_20_Link" text:visited-style-name="Index_20_Link">TB_SYS_MENU<text:tab/>9</text:a></text:p>
          <text:p text:style-name="P358"><text:a xlink:type="simple" xlink:href="#__RefHeading___Toc399744332" text:style-name="Index_20_Link" text:visited-style-name="Index_20_Link">TB_SYS_MENU_ROLE<text:tab/>10</text:a></text:p>
          <text:p text:style-name="P358"><text:a xlink:type="simple" xlink:href="#__RefHeading___Toc399744333" text:style-name="Index_20_Link" text:visited-style-name="Index_20_Link">TB_SYS<text:tab/>10</text:a></text:p>
          <text:p text:style-name="P358"><text:a xlink:type="simple" xlink:href="#__RefHeading___Toc399744334" text:style-name="Index_20_Link" text:visited-style-name="Index_20_Link">TB_SYS_ICON<text:tab/>11</text:a></text:p>
          <text:p text:style-name="P358"><text:a xlink:type="simple" xlink:href="#__RefHeading__13_1763329536" text:style-name="Index_20_Link" text:visited-style-name="Index_20_Link">TB_SYS_PROG<text:tab/>12</text:a></text:p>
          <text:p text:style-name="P358"><text:a xlink:type="simple" xlink:href="#__RefHeading__6135_1224920703" text:style-name="Index_20_Link" text:visited-style-name="Index_20_Link">TB_SYS_TEMPLATE<text:tab/>13</text:a></text:p>
          <text:p text:style-name="P358"><text:a xlink:type="simple" xlink:href="#__RefHeading__6139_1224920703" text:style-name="Index_20_Link" text:visited-style-name="Index_20_Link">TB_SYS_TEMPLATE_PARAM<text:tab/>13</text:a></text:p>
          <text:p text:style-name="P358"><text:a xlink:type="simple" xlink:href="#__RefHeading__7894_832783559" text:style-name="Index_20_Link" text:visited-style-name="Index_20_Link">TB_SYS_EXPRESSION<text:tab/>14</text:a></text:p>
          <text:p text:style-name="P358"><text:a xlink:type="simple" xlink:href="#__RefHeading__8355_722345540" text:style-name="Index_20_Link" text:visited-style-name="Index_20_Link">TB_SYS_BEAN_HELP<text:tab/>14</text:a></text:p>
          <text:p text:style-name="P358"><text:a xlink:type="simple" xlink:href="#__RefHeading__8357_722345540" text:style-name="Index_20_Link" text:visited-style-name="Index_20_Link">TB_SYS_BEAN_HELP_EXPR<text:tab/>15</text:a></text:p>
          <text:p text:style-name="P358"><text:a xlink:type="simple" xlink:href="#__RefHeading__8359_722345540" text:style-name="Index_20_Link" text:visited-style-name="Index_20_Link">TB_SYS_BEAN_HELP_EXPR_MAP<text:tab/>16</text:a></text:p>
          <text:p text:style-name="P358"><text:a xlink:type="simple" xlink:href="#__RefHeading__9785_1923556911" text:style-name="Index_20_Link" text:visited-style-name="Index_20_Link">TB_SYS_UPLOAD<text:tab/>17</text:a></text:p>
          <text:p text:style-name="P358"><text:a xlink:type="simple" xlink:href="#__RefHeading__10568_19264099" text:style-name="Index_20_Link" text:visited-style-name="Index_20_Link">TB_SYS_JREPORT<text:tab/>18</text:a></text:p>
          <text:p text:style-name="P358"><text:a xlink:type="simple" xlink:href="#__RefHeading__10570_19264099" text:style-name="Index_20_Link" text:visited-style-name="Index_20_Link">TB_SYS_JREPORT_PARAM<text:tab/>18</text:a></text:p>
          <text:p text:style-name="P358"><text:a xlink:type="simple" xlink:href="#__RefHeading__21242_1227445181" text:style-name="Index_20_Link" text:visited-style-name="Index_20_Link">TB_SYS_MAIL_HELPER<text:tab/>19</text:a></text:p>
          <text:p text:style-name="P358"><text:a xlink:type="simple" xlink:href="#__RefHeading__28453_885058517" text:style-name="Index_20_Link" text:visited-style-name="Index_20_Link">TB_SYS_EVENT_LOG<text:tab/>20</text:a></text:p>
          <text:p text:style-name="P358"><text:a xlink:type="simple" xlink:href="#__RefHeading__28455_885058517" text:style-name="Index_20_Link" text:visited-style-name="Index_20_Link">TB_SYS_LOGIN_LOG<text:tab/>20</text:a></text:p>
          <text:p text:style-name="P358"><text:a xlink:type="simple" xlink:href="#__RefHeading__36904_31399133" text:style-name="Index_20_Link" text:visited-style-name="Index_20_Link">TB_SYS_QFIELD_LOG<text:tab/>21</text:a></text:p>
          <text:p text:style-name="P358"><text:a xlink:type="simple" xlink:href="#__RefHeading___Toc43112_1825278141" text:style-name="Index_20_Link" text:visited-style-name="Index_20_Link">TB_SYS_EXPR_JOB<text:tab/>22</text:a></text:p>
          <text:p text:style-name="P358"><text:a xlink:type="simple" xlink:href="#__RefHeading___Toc43114_1825278141" text:style-name="Index_20_Link" text:visited-style-name="Index_20_Link">TB_SYS_EXPR_JOB_LOG<text:tab/>2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51767302" text:style-name="WW8Num2">
        <text:list-item>
          <text:h text:style-name="P360" text:outline-level="1"><text:bookmark-start text:name="__RefHeading__43217_1195176591"/><text:soft-page-break/><text:span text:style-name="T123">qifu3</text:span> Architecture<text:bookmark-end text:name="__RefHeading__43217_1195176591"/></text:h>
        </text:list-item>
      </text:list>
      <text:p text:style-name="P39"><draw:frame draw:style-name="fr7" draw:name="外框1" text:anchor-type="char" svg:x="0.37cm" svg:y="-0.169cm" svg:width="17.829cm" svg:height="1.616cm" draw:z-index="11"><draw:text-box><text:p text:style-name="P32">Vue2 Frontend view page </text:p><text:p text:style-name="P32">( webpack export)</text:p></draw:text-box></draw:frame></text:p>
      <text:p text:style-name="P40"/>
      <text:p text:style-name="P40"><draw:custom-shape text:anchor-type="paragraph" draw:z-index="12" draw:name="形狀1" draw:style-name="gr2" draw:text-style-name="P596" svg:width="5.215cm" svg:height="2.384cm" svg:x="6.837cm" svg:y="0.309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0"/>
      <text:p text:style-name="P43"><draw:frame text:anchor-type="paragraph" draw:z-index="13" draw:name="形狀2" draw:style-name="gr1" draw:text-style-name="P595" svg:width="2.184cm" svg:height="0.847cm" svg:x="8.393cm" svg:y="-0.436cm"><draw:text-box><text:p>REST / json</text:p></draw:text-box></draw:frame></text:p>
      <text:p text:style-name="P40"/>
      <text:p text:style-name="P40"><draw:frame draw:style-name="fr7" draw:name="外框2" text:anchor-type="char" svg:x="0.37cm" svg:y="0.33cm" svg:width="17.829cm" svg:height="1.55cm" draw:z-index="14"><draw:text-box><text:p text:style-name="P36"><text:span text:style-name="T133">Spring Controller / Swagger API / </text:span><text:span text:style-name="T131">F</text:span><text:span text:style-name="T132">reemarker template for </text:span><text:span text:style-name="T127">c</text:span><text:span text:style-name="T128">ontroller</text:span><text:span text:style-name="T132"> view.</text:span></text:p></draw:text-box></draw:frame></text:p>
      <text:p text:style-name="P25"/>
      <text:p text:style-name="P40"><draw:frame draw:style-name="fr6" draw:name="框架16" text:anchor-type="char" svg:x="0.37cm" svg:y="0.609cm" svg:width="7.609cm" svg:height="1.346cm" draw:z-index="2"><draw:text-box><text:p text:style-name="P34">REST / Apache CXF ( SOAP ) / <text:span text:style-name="T124">Hessian</text:span></text:p><text:p text:style-name="P45">- 暫不提供</text:p></draw:text-box></draw:frame><draw:frame draw:style-name="fr5" draw:name="框架17" text:anchor-type="char" svg:x="8.1cm" svg:y="0.609cm" svg:width="7.295cm" svg:height="1.346cm" draw:z-index="3"><draw:text-box><text:p text:style-name="P28"><text:span text:style-name="T103">Apache </text:span>ActiveMQ / <text:span text:style-name="T124">MQTT</text:span></text:p><text:p text:style-name="P44">- 暫不提供</text:p></draw:text-box></draw:frame></text:p>
      <text:p text:style-name="P39"><draw:frame draw:style-name="fr2" draw:name="框架15" text:anchor-type="char" svg:x="15.505cm" svg:y="0.025cm" svg:width="2.801cm" svg:height="6.673cm" draw:z-index="1"><draw:text-box><text:p text:style-name="P35"/><text:p text:style-name="P35"/><text:p text:style-name="P35"/><text:p text:style-name="P35"/><text:p text:style-name="P35"/><text:p text:style-name="P35"/><text:p text:style-name="P33">Spring</text:p><text:p text:style-name="P28">security</text:p></draw:text-box></draw:frame></text:p>
      <text:p text:style-name="P41"/>
      <text:p text:style-name="P39"><draw:frame draw:style-name="fr4" draw:name="框架5" text:anchor-type="char" svg:x="0.37cm" svg:y="0.053cm" svg:width="15.025cm" svg:height="5.42cm" draw:z-index="0"><draw:text-box><text:p text:style-name="P27">Service tier / Business rule / workflow</text:p></draw:text-box></draw:frame></text:p>
      <text:p text:style-name="P40"><draw:frame draw:style-name="fr2" draw:name="框架23" text:anchor-type="char" svg:x="0.635cm" svg:y="0.291cm" svg:width="7.22cm" svg:height="3.013cm" draw:z-index="9"><draw:text-box><text:p text:style-name="P27">Service container / logic service</text:p></draw:text-box></draw:frame><draw:frame draw:style-name="fr3" draw:name="框架21" text:anchor-type="char" svg:x="7.885cm" svg:y="0.291cm" svg:width="7.325cm" svg:height="1.901cm" draw:z-index="7"><draw:text-box><text:p text:style-name="P28">Script Engine support</text:p><text:p text:style-name="P35">Groovy, beanShell, JPython</text:p><text:p text:style-name="P35"/><text:p text:style-name="P28"/></draw:text-box></draw:frame></text:p>
      <text:p text:style-name="P39"/>
      <text:p text:style-name="P39"><draw:frame draw:style-name="fr1" draw:name="框架24" text:anchor-type="char" svg:x="1.323cm" svg:y="0.529cm" svg:width="5.764cm" svg:height="1.24cm" draw:z-index="10"><draw:text-box><text:p text:style-name="P28">CORE service</text:p></draw:text-box></draw:frame></text:p>
      <text:p text:style-name="P39"><draw:frame draw:style-name="fr3" draw:name="框架20" text:anchor-type="char" svg:x="7.885cm" svg:y="0.318cm" svg:width="7.325cm" svg:height="2.312cm" draw:z-index="6"><draw:text-box><text:p text:style-name="P29"><text:span text:style-name="T102">Activiti-</text:span>BPM<text:span text:style-name="T99">N </text:span></text:p><text:p text:style-name="P30">&amp;</text:p><text:p text:style-name="P31">Apache-Camel (ESB)<text:span text:style-name="T10"> - 暫不提供</text:span></text:p></draw:text-box></draw:frame></text:p>
      <text:p text:style-name="P40"/>
      <text:p text:style-name="P40"><draw:frame draw:style-name="fr2" draw:name="框架22" text:anchor-type="char" svg:x="0.635cm" svg:y="0.238cm" svg:width="7.22cm" svg:height="1.161cm" draw:z-index="8"><draw:text-box><text:p text:style-name="P28">Repository</text:p></draw:text-box></draw:frame></text:p>
      <text:p text:style-name="P39"/>
      <text:p text:style-name="P40"><draw:frame draw:style-name="fr1" draw:name="框架19" text:anchor-type="char" svg:x="0.37cm" svg:y="0.423cm" svg:width="17.905cm" svg:height="1.452cm" draw:z-index="5"><draw:text-box><text:p text:style-name="P28">MyBATIS / Spring JDBC</text:p></draw:text-box></draw:frame></text:p>
      <text:p text:style-name="P39"/>
      <text:p text:style-name="P40"><draw:frame draw:style-name="fr1" draw:name="框架18" text:anchor-type="char" svg:x="0.37cm" svg:y="0.603cm" svg:width="17.935cm" svg:height="1.351cm" draw:z-index="4"><draw:text-box><text:p text:style-name="P28">Spring <text:span text:style-name="T129">Boot</text:span> </text:p></draw:text-box></draw:frame></text:p>
      <text:p text:style-name="P40"/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0940026442816" text:continue-numbering="true" text:style-name="WW8Num2">
        <text:list-item>
          <text:h text:style-name="P361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3">Project</text:p>
          </table:table-cell>
          <table:table-cell table:style-name="表格1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3">Ver</text:p>
          </table:table-cell>
          <table:table-cell table:style-name="表格1.A1" office:value-type="string">
            <text:p text:style-name="P65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3">Maintain</text:p>
          </table:table-cell>
          <table:table-cell table:style-name="表格1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9">Date</text:p>
          </table:table-cell>
          <table:table-cell table:style-name="表格1.A2" office:value-type="string">
            <text:p text:style-name="P65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3">Table</text:p>
          </table:table-cell>
          <table:table-cell table:style-name="表格1.A2" table:number-columns-spanned="6" office:value-type="string">
            <text:p text:style-name="P109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3">DataBase</text:p>
          </table:table-cell>
          <table:table-cell table:style-name="表格1.A2" office:value-type="string">
            <text:p text:style-name="P65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3">Descript</text:p>
          </table:table-cell>
          <table:table-cell table:style-name="表格1.A4" table:number-columns-spanned="8" office:value-type="string">
            <text:p text:style-name="P65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2">Field</text:p>
          </table:table-cell>
          <table:table-cell table:style-name="表格1.A5" office:value-type="string">
            <text:p text:style-name="P52">Datatype</text:p>
          </table:table-cell>
          <table:table-cell table:style-name="表格1.A5" office:value-type="string">
            <text:p text:style-name="P52">PK</text:p>
          </table:table-cell>
          <table:table-cell table:style-name="表格1.A5" office:value-type="string">
            <text:p text:style-name="P52">UK</text:p>
          </table:table-cell>
          <table:table-cell table:style-name="表格1.A5" office:value-type="string">
            <text:p text:style-name="P52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2">Description</text:p>
          </table:table-cell>
          <table:table-cell table:style-name="表格1.A5" office:value-type="string">
            <text:p text:style-name="P52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OID</text:p>
          </table:table-cell>
          <table:table-cell table:style-name="表格1.A5" office:value-type="string">
            <text:p text:style-name="P71">CHAR</text:p>
          </table:table-cell>
          <table:table-cell table:style-name="表格1.A5" office:value-type="string">
            <text:p text:style-name="P71">Y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5"><text:s/></text:p>
          </table:table-cell>
          <table:table-cell table:style-name="表格1.A5" office:value-type="string">
            <text:p text:style-name="P71">36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PK / UUID</text:p>
          </table:table-cell>
          <table:table-cell table:style-name="表格1.A5" office:value-type="string">
            <text:p text:style-name="P77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ACCOUNT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Y</text:p>
          </table:table-cell>
          <table:table-cell table:style-name="表格1.A5" office:value-type="string">
            <text:p text:style-name="P328"/>
          </table:table-cell>
          <table:table-cell table:style-name="表格1.A5" office:value-type="string">
            <text:p text:style-name="P71">24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UK / account</text:p>
          </table:table-cell>
          <table:table-cell table:style-name="表格1.A5" office:value-type="string">
            <text:p text:style-name="P12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PASSWORD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255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Password</text:p>
          </table:table-cell>
          <table:table-cell table:style-name="表格1.A5" office:value-type="string">
            <text:p text:style-name="P12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ON_JOB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1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CUSERID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24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Create data user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CDATE</text:p>
          </table:table-cell>
          <table:table-cell table:style-name="表格1.A5" office:value-type="string">
            <text:p text:style-name="P71">DATETIME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Create time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UUSERID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24</text:p>
          </table:table-cell>
          <table:table-cell table:style-name="表格1.A5" office:value-type="string">
            <text:p text:style-name="P77">null</text:p>
          </table:table-cell>
          <table:table-cell table:style-name="表格1.A5" office:value-type="string">
            <text:p text:style-name="P77">Update date user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UDATE</text:p>
          </table:table-cell>
          <table:table-cell table:style-name="表格1.A5" office:value-type="string">
            <text:p text:style-name="P71">DATETIME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7">null</text:p>
          </table:table-cell>
          <table:table-cell table:style-name="表格1.A5" office:value-type="string">
            <text:p text:style-name="P77">Update time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0939159423951" text:continue-numbering="true" text:style-name="WW8Num2">
        <text:list-item>
          <text:h text:style-name="P361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3">Project</text:p>
          </table:table-cell>
          <table:table-cell table:style-name="表格2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3">Ver</text:p>
          </table:table-cell>
          <table:table-cell table:style-name="表格2.A1" office:value-type="string">
            <text:p text:style-name="P65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3">Maintain</text:p>
          </table:table-cell>
          <table:table-cell table:style-name="表格2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3">Date</text:p>
          </table:table-cell>
          <table:table-cell table:style-name="表格2.A2" office:value-type="string">
            <text:p text:style-name="P65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3">Table</text:p>
          </table:table-cell>
          <table:table-cell table:style-name="表格2.A2" table:number-columns-spanned="6" office:value-type="string">
            <text:p text:style-name="P109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3">DataBase</text:p>
          </table:table-cell>
          <table:table-cell table:style-name="表格2.A2" office:value-type="string">
            <text:p text:style-name="P65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3">Descript</text:p>
          </table:table-cell>
          <table:table-cell table:style-name="表格2.A4" table:number-columns-spanned="8" office:value-type="string">
            <text:p text:style-name="P65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2">Field</text:p>
          </table:table-cell>
          <table:table-cell table:style-name="表格2.A5" office:value-type="string">
            <text:p text:style-name="P52">Datatype</text:p>
          </table:table-cell>
          <table:table-cell table:style-name="表格2.A5" office:value-type="string">
            <text:p text:style-name="P52">PK</text:p>
          </table:table-cell>
          <table:table-cell table:style-name="表格2.A5" office:value-type="string">
            <text:p text:style-name="P52">UK</text:p>
          </table:table-cell>
          <table:table-cell table:style-name="表格2.A5" office:value-type="string">
            <text:p text:style-name="P52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2">Description</text:p>
          </table:table-cell>
          <table:table-cell table:style-name="表格2.A5" office:value-type="string">
            <text:p text:style-name="P52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OID</text:p>
          </table:table-cell>
          <table:table-cell table:style-name="表格2.A5" office:value-type="string">
            <text:p text:style-name="P71">CHAR</text:p>
          </table:table-cell>
          <table:table-cell table:style-name="表格2.A5" office:value-type="string">
            <text:p text:style-name="P71">Y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5"><text:s/></text:p>
          </table:table-cell>
          <table:table-cell table:style-name="表格2.A5" office:value-type="string">
            <text:p text:style-name="P71">36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PK / UUID</text:p>
          </table:table-cell>
          <table:table-cell table:style-name="表格2.A5" office:value-type="string">
            <text:p text:style-name="P77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CODE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Y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25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TYPE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MSG</text:p>
          </table:table-cell>
          <table:table-cell table:style-name="表格2.A5" office:value-type="string">
            <text:p text:style-name="P77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NAME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Name or message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1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2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3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4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5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CUSERID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24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Create data user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CDATE</text:p>
          </table:table-cell>
          <table:table-cell table:style-name="表格2.A5" office:value-type="string">
            <text:p text:style-name="P71">DATETIME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Create time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UUSERID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24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Update date user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UDATE</text:p>
          </table:table-cell>
          <table:table-cell table:style-name="表格2.A5" office:value-type="string">
            <text:p text:style-name="P71">DATETIME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Update time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0940471738296" text:continue-numbering="true" text:style-name="WW8Num2">
        <text:list-item>
          <text:h text:style-name="P361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3">Project</text:p>
          </table:table-cell>
          <table:table-cell table:style-name="表格3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3">Ver</text:p>
          </table:table-cell>
          <table:table-cell table:style-name="表格3.A1" office:value-type="string">
            <text:p text:style-name="P65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3">Maintain</text:p>
          </table:table-cell>
          <table:table-cell table:style-name="表格3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3">Date</text:p>
          </table:table-cell>
          <table:table-cell table:style-name="表格3.A2" office:value-type="string">
            <text:p text:style-name="P65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3">Table</text:p>
          </table:table-cell>
          <table:table-cell table:style-name="表格3.A2" table:number-columns-spanned="6" office:value-type="string">
            <text:p text:style-name="P109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3">DataBase</text:p>
          </table:table-cell>
          <table:table-cell table:style-name="表格3.A2" office:value-type="string">
            <text:p text:style-name="P65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3">Descript</text:p>
          </table:table-cell>
          <table:table-cell table:style-name="表格3.A4" table:number-columns-spanned="8" office:value-type="string">
            <text:p text:style-name="P65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2">Field</text:p>
          </table:table-cell>
          <table:table-cell table:style-name="表格3.A5" office:value-type="string">
            <text:p text:style-name="P52">Datatype</text:p>
          </table:table-cell>
          <table:table-cell table:style-name="表格3.A5" office:value-type="string">
            <text:p text:style-name="P52">PK</text:p>
          </table:table-cell>
          <table:table-cell table:style-name="表格3.A5" office:value-type="string">
            <text:p text:style-name="P52">UK</text:p>
          </table:table-cell>
          <table:table-cell table:style-name="表格3.A5" office:value-type="string">
            <text:p text:style-name="P52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2">Description</text:p>
          </table:table-cell>
          <table:table-cell table:style-name="表格3.A5" office:value-type="string">
            <text:p text:style-name="P52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OID</text:p>
          </table:table-cell>
          <table:table-cell table:style-name="表格3.A5" office:value-type="string">
            <text:p text:style-name="P71">CHAR</text:p>
          </table:table-cell>
          <table:table-cell table:style-name="表格3.A5" office:value-type="string">
            <text:p text:style-name="P71">Y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5"><text:s/></text:p>
          </table:table-cell>
          <table:table-cell table:style-name="表格3.A5" office:value-type="string">
            <text:p text:style-name="P71">36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PK / UUID</text:p>
          </table:table-cell>
          <table:table-cell table:style-name="表格3.A5" office:value-type="string">
            <text:p text:style-name="P77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ROLE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1">Y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7">50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DESCRIPTION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7">500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115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CUSERID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1">24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Create data user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CDATE</text:p>
          </table:table-cell>
          <table:table-cell table:style-name="表格3.A5" office:value-type="string">
            <text:p text:style-name="P71">DATETIME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Create time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UUSERID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1">24</text:p>
          </table:table-cell>
          <table:table-cell table:style-name="表格3.A5" office:value-type="string">
            <text:p text:style-name="P77">null</text:p>
          </table:table-cell>
          <table:table-cell table:style-name="表格3.A5" office:value-type="string">
            <text:p text:style-name="P77">Update date user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UDATE</text:p>
          </table:table-cell>
          <table:table-cell table:style-name="表格3.A5" office:value-type="string">
            <text:p text:style-name="P71">DATETIME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7">null</text:p>
          </table:table-cell>
          <table:table-cell table:style-name="表格3.A5" office:value-type="string">
            <text:p text:style-name="P77">Update time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10939152428418" text:continue-numbering="true" text:style-name="WW8Num2">
        <text:list-item>
          <text:h text:style-name="P361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3">Project</text:p>
          </table:table-cell>
          <table:table-cell table:style-name="表格4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3">Ver</text:p>
          </table:table-cell>
          <table:table-cell table:style-name="表格4.A1" office:value-type="string">
            <text:p text:style-name="P65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3">Maintain</text:p>
          </table:table-cell>
          <table:table-cell table:style-name="表格4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3">Date</text:p>
          </table:table-cell>
          <table:table-cell table:style-name="表格4.A2" office:value-type="string">
            <text:p text:style-name="P65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3">Table</text:p>
          </table:table-cell>
          <table:table-cell table:style-name="表格4.A2" table:number-columns-spanned="6" office:value-type="string">
            <text:p text:style-name="P109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3">DataBase</text:p>
          </table:table-cell>
          <table:table-cell table:style-name="表格4.A2" office:value-type="string">
            <text:p text:style-name="P65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3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2">Field</text:p>
          </table:table-cell>
          <table:table-cell table:style-name="表格4.A5" office:value-type="string">
            <text:p text:style-name="P52">Datatype</text:p>
          </table:table-cell>
          <table:table-cell table:style-name="表格4.A5" office:value-type="string">
            <text:p text:style-name="P52">PK</text:p>
          </table:table-cell>
          <table:table-cell table:style-name="表格4.A5" office:value-type="string">
            <text:p text:style-name="P52">UK</text:p>
          </table:table-cell>
          <table:table-cell table:style-name="表格4.A5" office:value-type="string">
            <text:p text:style-name="P52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2">Description</text:p>
          </table:table-cell>
          <table:table-cell table:style-name="表格4.A5" office:value-type="string">
            <text:p text:style-name="P52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OID</text:p>
          </table:table-cell>
          <table:table-cell table:style-name="表格4.A5" office:value-type="string">
            <text:p text:style-name="P71">CHAR</text:p>
          </table:table-cell>
          <table:table-cell table:style-name="表格4.A5" office:value-type="string">
            <text:p text:style-name="P71">Y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5"><text:s/></text:p>
          </table:table-cell>
          <table:table-cell table:style-name="表格4.A5" office:value-type="string">
            <text:p text:style-name="P71">36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PK / UUID</text:p>
          </table:table-cell>
          <table:table-cell table:style-name="表格4.A5" office:value-type="string">
            <text:p text:style-name="P77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ROLE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Y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50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115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ACCOUNT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Y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24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DESCRIPTION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500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115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CUSERID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24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Create data user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CDATE</text:p>
          </table:table-cell>
          <table:table-cell table:style-name="表格4.A5" office:value-type="string">
            <text:p text:style-name="P71">DATETIME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Create time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UUSERID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24</text:p>
          </table:table-cell>
          <table:table-cell table:style-name="表格4.A5" office:value-type="string">
            <text:p text:style-name="P77">null</text:p>
          </table:table-cell>
          <table:table-cell table:style-name="表格4.A5" office:value-type="string">
            <text:p text:style-name="P77">Update date user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UDATE</text:p>
          </table:table-cell>
          <table:table-cell table:style-name="表格4.A5" office:value-type="string">
            <text:p text:style-name="P71">DATETIME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null</text:p>
          </table:table-cell>
          <table:table-cell table:style-name="表格4.A5" office:value-type="string">
            <text:p text:style-name="P77">Update time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10939985465824" text:continue-numbering="true" text:style-name="WW8Num2">
        <text:list-item>
          <text:h text:style-name="P361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3">Project</text:p>
          </table:table-cell>
          <table:table-cell table:style-name="表格5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3">Ver</text:p>
          </table:table-cell>
          <table:table-cell table:style-name="表格5.A1" office:value-type="string">
            <text:p text:style-name="P65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3">Maintain</text:p>
          </table:table-cell>
          <table:table-cell table:style-name="表格5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3">Date</text:p>
          </table:table-cell>
          <table:table-cell table:style-name="表格5.A2" office:value-type="string">
            <text:p text:style-name="P65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3">Table</text:p>
          </table:table-cell>
          <table:table-cell table:style-name="表格5.A2" table:number-columns-spanned="6" office:value-type="string">
            <text:p text:style-name="P109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3">DataBase</text:p>
          </table:table-cell>
          <table:table-cell table:style-name="表格5.A2" office:value-type="string">
            <text:p text:style-name="P65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3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2">Field</text:p>
          </table:table-cell>
          <table:table-cell table:style-name="表格5.A5" office:value-type="string">
            <text:p text:style-name="P52">Datatype</text:p>
          </table:table-cell>
          <table:table-cell table:style-name="表格5.A5" office:value-type="string">
            <text:p text:style-name="P52">PK</text:p>
          </table:table-cell>
          <table:table-cell table:style-name="表格5.A5" office:value-type="string">
            <text:p text:style-name="P52">UK</text:p>
          </table:table-cell>
          <table:table-cell table:style-name="表格5.A5" office:value-type="string">
            <text:p text:style-name="P52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2">Description</text:p>
          </table:table-cell>
          <table:table-cell table:style-name="表格5.A5" office:value-type="string">
            <text:p text:style-name="P52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OID</text:p>
          </table:table-cell>
          <table:table-cell table:style-name="表格5.A5" office:value-type="string">
            <text:p text:style-name="P71">CHAR</text:p>
          </table:table-cell>
          <table:table-cell table:style-name="表格5.A5" office:value-type="string">
            <text:p text:style-name="P71">Y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5"><text:s/></text:p>
          </table:table-cell>
          <table:table-cell table:style-name="表格5.A5" office:value-type="string">
            <text:p text:style-name="P71">36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PK / UUID</text:p>
          </table:table-cell>
          <table:table-cell table:style-name="表格5.A5" office:value-type="string">
            <text:p text:style-name="P77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ROLE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Y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50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PERMISSION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Y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255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115"><text:span text:style-name="T5">Program id</text:span><text:span text:style-name="T4"> 或</text:span><text:span text:style-name="T6"> </text:span><text:span text:style-name="T4">spring bean Id</text:span></text:p>
            <text:p text:style-name="P122">* 代表全部權限</text:p>
          </table:table-cell>
          <table:table-cell table:style-name="表格5.A5" office:value-type="string">
            <text:p text:style-name="P78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PERM_TYPE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15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115"><text:span text:style-name="T16">COMPOMENT</text:span><text:span text:style-name="T14"> : </text:span><text:span text:style-name="T15">service</text:span></text:p>
            <text:p text:style-name="P123"><text:span text:style-name="T26">CONTROLLER</text:span> : <text:span text:style-name="T25">program id</text:span>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DESCRIPTION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500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115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CUSERID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24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Create data user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CDATE</text:p>
          </table:table-cell>
          <table:table-cell table:style-name="表格5.A5" office:value-type="string">
            <text:p text:style-name="P71">DATETIME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Create time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UUSERID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24</text:p>
          </table:table-cell>
          <table:table-cell table:style-name="表格5.A5" office:value-type="string">
            <text:p text:style-name="P77">null</text:p>
          </table:table-cell>
          <table:table-cell table:style-name="表格5.A5" office:value-type="string">
            <text:p text:style-name="P77">Update date user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UDATE</text:p>
          </table:table-cell>
          <table:table-cell table:style-name="表格5.A5" office:value-type="string">
            <text:p text:style-name="P71">DATETIME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null</text:p>
          </table:table-cell>
          <table:table-cell table:style-name="表格5.A5" office:value-type="string">
            <text:p text:style-name="P77">Update time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357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5">CORE_PROG002D0001Q</text:span></text:p>
      <text:p text:style-name="P46"/>
      <text:p text:style-name="P46"/>
      <text:p text:style-name="P1"/>
      <text:p text:style-name="P1">Service:</text:p>
      <text:p text:style-name="P46"><text:span text:style-name="T4">core.service.TestService表示針對</text:span><text:span text:style-name="T6"> </text:span><text:span text:style-name="T4">service 作權限簡查</text:span></text:p>
      <text:p text:style-name="P46"><text:span text:style-name="T4">core.service.TestService@UpdateData#UPDATE 表示針對</text:span><text:span text:style-name="T6"> </text:span><text:span text:style-name="T4">method 作權限簡查</text:span></text:p>
      <text:p text:style-name="P46"><text:span text:style-name="T4">core.service.TestService@UpdateData#DELETE 表示針對</text:span><text:span text:style-name="T6"> </text:span><text:span text:style-name="T4">method 作權限簡查</text:span></text:p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0940921534769" text:continue-numbering="true" text:style-name="WW8Num2">
        <text:list-item>
          <text:h text:style-name="P361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3">Project</text:p>
          </table:table-cell>
          <table:table-cell table:style-name="表格6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3">Ver</text:p>
          </table:table-cell>
          <table:table-cell table:style-name="表格6.A1" office:value-type="string">
            <text:p text:style-name="P65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3">Maintain</text:p>
          </table:table-cell>
          <table:table-cell table:style-name="表格6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3">Date</text:p>
          </table:table-cell>
          <table:table-cell table:style-name="表格6.A2" office:value-type="string">
            <text:p text:style-name="P65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3">Table</text:p>
          </table:table-cell>
          <table:table-cell table:style-name="表格6.A2" table:number-columns-spanned="6" office:value-type="string">
            <text:p text:style-name="P109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3">DataBase</text:p>
          </table:table-cell>
          <table:table-cell table:style-name="表格6.A2" office:value-type="string">
            <text:p text:style-name="P65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3">Descript</text:p>
          </table:table-cell>
          <table:table-cell table:style-name="表格6.A4" table:number-columns-spanned="8" office:value-type="string">
            <text:p text:style-name="P65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2">Field</text:p>
          </table:table-cell>
          <table:table-cell table:style-name="表格6.A5" office:value-type="string">
            <text:p text:style-name="P52">Datatype</text:p>
          </table:table-cell>
          <table:table-cell table:style-name="表格6.A5" office:value-type="string">
            <text:p text:style-name="P52">PK</text:p>
          </table:table-cell>
          <table:table-cell table:style-name="表格6.A5" office:value-type="string">
            <text:p text:style-name="P52">UK</text:p>
          </table:table-cell>
          <table:table-cell table:style-name="表格6.A5" office:value-type="string">
            <text:p text:style-name="P52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2">Description</text:p>
          </table:table-cell>
          <table:table-cell table:style-name="表格6.A5" office:value-type="string">
            <text:p text:style-name="P52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OID</text:p>
          </table:table-cell>
          <table:table-cell table:style-name="表格6.A5" office:value-type="string">
            <text:p text:style-name="P71">CHAR</text:p>
          </table:table-cell>
          <table:table-cell table:style-name="表格6.A5" office:value-type="string">
            <text:p text:style-name="P71">Y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5"><text:s/></text:p>
          </table:table-cell>
          <table:table-cell table:style-name="表格6.A5" office:value-type="string">
            <text:p text:style-name="P71">36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PK / UUID</text:p>
          </table:table-cell>
          <table:table-cell table:style-name="表格6.A5" office:value-type="string">
            <text:p text:style-name="P77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SESSION_ID</text:p>
          </table:table-cell>
          <table:table-cell table:style-name="表格6.A5" office:value-type="string">
            <text:p text:style-name="P71">VARCHAR</text:p>
          </table:table-cell>
          <table:table-cell table:style-name="表格6.A5" office:value-type="string">
            <text:p text:style-name="P71">Y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1">32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Jsession id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ACCOUNT</text:p>
          </table:table-cell>
          <table:table-cell table:style-name="表格6.A5" office:value-type="string">
            <text:p text:style-name="P71">VARCHAR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1">Y</text:p>
          </table:table-cell>
          <table:table-cell table:style-name="表格6.A5" office:value-type="string">
            <text:p text:style-name="P328"/>
          </table:table-cell>
          <table:table-cell table:style-name="表格6.A5" office:value-type="string">
            <text:p text:style-name="P71">24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122"/>
          </table:table-cell>
          <table:table-cell table:style-name="表格6.A5" office:value-type="string">
            <text:p text:style-name="P115"/>
          </table:table-cell>
          <table:table-cell table:style-name="表格6.J5" table:number-columns-spanned="3" office:value-type="string">
            <text:p text:style-name="P39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CURRENT_ID</text:p>
          </table:table-cell>
          <table:table-cell table:style-name="表格6.A5" office:value-type="string">
            <text:p text:style-name="P474">VARCHAR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1">36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71">CUSERID</text:p>
          </table:table-cell>
          <table:table-cell table:style-name="表格6.A11" office:value-type="string">
            <text:p text:style-name="P71">VARCHAR</text:p>
          </table:table-cell>
          <table:table-cell table:style-name="表格6.A11" office:value-type="string">
            <text:p text:style-name="P72"/>
          </table:table-cell>
          <table:table-cell table:style-name="表格6.A11" office:value-type="string">
            <text:p text:style-name="P72"/>
          </table:table-cell>
          <table:table-cell table:style-name="表格6.A11" office:value-type="string">
            <text:p text:style-name="P72"/>
          </table:table-cell>
          <table:table-cell table:style-name="表格6.A11" office:value-type="string">
            <text:p text:style-name="P71">24</text:p>
          </table:table-cell>
          <table:table-cell table:style-name="表格6.A11" office:value-type="string">
            <text:p text:style-name="P78"/>
          </table:table-cell>
          <table:table-cell table:style-name="表格6.A11" office:value-type="string">
            <text:p text:style-name="P77">Create data user</text:p>
          </table:table-cell>
          <table:table-cell table:style-name="表格6.A11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CDATE</text:p>
          </table:table-cell>
          <table:table-cell table:style-name="表格6.A5" office:value-type="string">
            <text:p text:style-name="P71">DATETIME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Create time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UUSERID</text:p>
          </table:table-cell>
          <table:table-cell table:style-name="表格6.A5" office:value-type="string">
            <text:p text:style-name="P71">VARCHAR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1">24</text:p>
          </table:table-cell>
          <table:table-cell table:style-name="表格6.A5" office:value-type="string">
            <text:p text:style-name="P77">null</text:p>
          </table:table-cell>
          <table:table-cell table:style-name="表格6.A5" office:value-type="string">
            <text:p text:style-name="P77">Update date user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UDATE</text:p>
          </table:table-cell>
          <table:table-cell table:style-name="表格6.A5" office:value-type="string">
            <text:p text:style-name="P71">DATETIME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7">null</text:p>
          </table:table-cell>
          <table:table-cell table:style-name="表格6.A5" office:value-type="string">
            <text:p text:style-name="P77">Update time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0940910133989" text:continue-numbering="true" text:style-name="WW8Num2">
        <text:list-item>
          <text:h text:style-name="P361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3">Project</text:p>
          </table:table-cell>
          <table:table-cell table:style-name="表格7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3">Ver</text:p>
          </table:table-cell>
          <table:table-cell table:style-name="表格7.A1" office:value-type="string">
            <text:p text:style-name="P65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3">Maintain</text:p>
          </table:table-cell>
          <table:table-cell table:style-name="表格7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3">Date</text:p>
          </table:table-cell>
          <table:table-cell table:style-name="表格7.A2" office:value-type="string">
            <text:p text:style-name="P65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3">Table</text:p>
          </table:table-cell>
          <table:table-cell table:style-name="表格7.A2" table:number-columns-spanned="6" office:value-type="string">
            <text:p text:style-name="P109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3">DataBase</text:p>
          </table:table-cell>
          <table:table-cell table:style-name="表格7.A2" office:value-type="string">
            <text:p text:style-name="P65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3">Descript</text:p>
          </table:table-cell>
          <table:table-cell table:style-name="表格7.A4" table:number-columns-spanned="8" office:value-type="string">
            <text:p text:style-name="P6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2">Field</text:p>
          </table:table-cell>
          <table:table-cell table:style-name="表格7.A5" office:value-type="string">
            <text:p text:style-name="P52">Datatype</text:p>
          </table:table-cell>
          <table:table-cell table:style-name="表格7.A5" office:value-type="string">
            <text:p text:style-name="P52">PK</text:p>
          </table:table-cell>
          <table:table-cell table:style-name="表格7.A5" office:value-type="string">
            <text:p text:style-name="P52">UK</text:p>
          </table:table-cell>
          <table:table-cell table:style-name="表格7.A5" office:value-type="string">
            <text:p text:style-name="P52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2">Description</text:p>
          </table:table-cell>
          <table:table-cell table:style-name="表格7.A5" office:value-type="string">
            <text:p text:style-name="P52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OID</text:p>
          </table:table-cell>
          <table:table-cell table:style-name="表格7.A5" office:value-type="string">
            <text:p text:style-name="P71">CHAR</text:p>
          </table:table-cell>
          <table:table-cell table:style-name="表格7.A5" office:value-type="string">
            <text:p text:style-name="P71">Y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5"><text:s/></text:p>
          </table:table-cell>
          <table:table-cell table:style-name="表格7.A5" office:value-type="string">
            <text:p text:style-name="P71">36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PK / UUID</text:p>
          </table:table-cell>
          <table:table-cell table:style-name="表格7.A5" office:value-type="string">
            <text:p text:style-name="P77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PROG_ID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>Y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1">50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PARENT_OID</text:p>
          </table:table-cell>
          <table:table-cell table:style-name="表格7.A5" office:value-type="string">
            <text:p text:style-name="P71">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3">Y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1">36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4">ENABLE_FALG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328"/>
          </table:table-cell>
          <table:table-cell table:style-name="表格7.A5" office:value-type="string">
            <text:p text:style-name="P77">1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15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CUSERID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1">24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Create data user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CDATE</text:p>
          </table:table-cell>
          <table:table-cell table:style-name="表格7.A5" office:value-type="string">
            <text:p text:style-name="P71">DATETIME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Create time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UUSERID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1">24</text:p>
          </table:table-cell>
          <table:table-cell table:style-name="表格7.A5" office:value-type="string">
            <text:p text:style-name="P77">null</text:p>
          </table:table-cell>
          <table:table-cell table:style-name="表格7.A5" office:value-type="string">
            <text:p text:style-name="P77">Update date user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UDATE</text:p>
          </table:table-cell>
          <table:table-cell table:style-name="表格7.A5" office:value-type="string">
            <text:p text:style-name="P71">DATETIME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7">null</text:p>
          </table:table-cell>
          <table:table-cell table:style-name="表格7.A5" office:value-type="string">
            <text:p text:style-name="P77">Update time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0940005256449" text:continue-numbering="true" text:style-name="WW8Num2">
        <text:list-item>
          <text:h text:style-name="P361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3">Project</text:p>
          </table:table-cell>
          <table:table-cell table:style-name="表格8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3">Ver</text:p>
          </table:table-cell>
          <table:table-cell table:style-name="表格8.A1" office:value-type="string">
            <text:p text:style-name="P65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3">Maintain</text:p>
          </table:table-cell>
          <table:table-cell table:style-name="表格8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3">Date</text:p>
          </table:table-cell>
          <table:table-cell table:style-name="表格8.A2" office:value-type="string">
            <text:p text:style-name="P65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3">Table</text:p>
          </table:table-cell>
          <table:table-cell table:style-name="表格8.A2" table:number-columns-spanned="6" office:value-type="string">
            <text:p text:style-name="P109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3">DataBase</text:p>
          </table:table-cell>
          <table:table-cell table:style-name="表格8.A2" office:value-type="string">
            <text:p text:style-name="P65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3">Descript</text:p>
          </table:table-cell>
          <table:table-cell table:style-name="表格8.A4" table:number-columns-spanned="8" office:value-type="string">
            <text:p text:style-name="P6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2">Field</text:p>
          </table:table-cell>
          <table:table-cell table:style-name="表格8.A5" office:value-type="string">
            <text:p text:style-name="P52">Datatype</text:p>
          </table:table-cell>
          <table:table-cell table:style-name="表格8.A5" office:value-type="string">
            <text:p text:style-name="P52">PK</text:p>
          </table:table-cell>
          <table:table-cell table:style-name="表格8.A5" office:value-type="string">
            <text:p text:style-name="P52">UK</text:p>
          </table:table-cell>
          <table:table-cell table:style-name="表格8.A5" office:value-type="string">
            <text:p text:style-name="P52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2">Description</text:p>
          </table:table-cell>
          <table:table-cell table:style-name="表格8.A5" office:value-type="string">
            <text:p text:style-name="P52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OID</text:p>
          </table:table-cell>
          <table:table-cell table:style-name="表格8.A5" office:value-type="string">
            <text:p text:style-name="P71">CHAR</text:p>
          </table:table-cell>
          <table:table-cell table:style-name="表格8.A5" office:value-type="string">
            <text:p text:style-name="P71">Y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5"><text:s/></text:p>
          </table:table-cell>
          <table:table-cell table:style-name="表格8.A5" office:value-type="string">
            <text:p text:style-name="P71">36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PK / UUID</text:p>
          </table:table-cell>
          <table:table-cell table:style-name="表格8.A5" office:value-type="string">
            <text:p text:style-name="P77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PROG_ID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>Y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1">50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ROLE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1">Y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7">50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CUSERID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1">24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Create data user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CDATE</text:p>
          </table:table-cell>
          <table:table-cell table:style-name="表格8.A5" office:value-type="string">
            <text:p text:style-name="P71">DATETIME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Create time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UUSERID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1">24</text:p>
          </table:table-cell>
          <table:table-cell table:style-name="表格8.A5" office:value-type="string">
            <text:p text:style-name="P77">null</text:p>
          </table:table-cell>
          <table:table-cell table:style-name="表格8.A5" office:value-type="string">
            <text:p text:style-name="P77">Update date user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UDATE</text:p>
          </table:table-cell>
          <table:table-cell table:style-name="表格8.A5" office:value-type="string">
            <text:p text:style-name="P71">DATETIME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7">null</text:p>
          </table:table-cell>
          <table:table-cell table:style-name="表格8.A5" office:value-type="string">
            <text:p text:style-name="P77">Update time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10941302179337" text:continue-numbering="true" text:style-name="WW8Num2">
        <text:list-item>
          <text:h text:style-name="P361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3">Project</text:p>
          </table:table-cell>
          <table:table-cell table:style-name="表格9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3">Ver</text:p>
          </table:table-cell>
          <table:table-cell table:style-name="表格9.A1" office:value-type="string">
            <text:p text:style-name="P65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3">Maintain</text:p>
          </table:table-cell>
          <table:table-cell table:style-name="表格9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3">Date</text:p>
          </table:table-cell>
          <table:table-cell table:style-name="表格9.A2" office:value-type="string">
            <text:p text:style-name="P65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3">Table</text:p>
          </table:table-cell>
          <table:table-cell table:style-name="表格9.A2" table:number-columns-spanned="6" office:value-type="string">
            <text:p text:style-name="P109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3">DataBase</text:p>
          </table:table-cell>
          <table:table-cell table:style-name="表格9.A2" office:value-type="string">
            <text:p text:style-name="P65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3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2">Field</text:p>
          </table:table-cell>
          <table:table-cell table:style-name="表格9.A5" office:value-type="string">
            <text:p text:style-name="P52">Datatype</text:p>
          </table:table-cell>
          <table:table-cell table:style-name="表格9.A5" office:value-type="string">
            <text:p text:style-name="P52">PK</text:p>
          </table:table-cell>
          <table:table-cell table:style-name="表格9.A5" office:value-type="string">
            <text:p text:style-name="P52">UK</text:p>
          </table:table-cell>
          <table:table-cell table:style-name="表格9.A5" office:value-type="string">
            <text:p text:style-name="P52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2">Description</text:p>
          </table:table-cell>
          <table:table-cell table:style-name="表格9.A5" office:value-type="string">
            <text:p text:style-name="P52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OID</text:p>
          </table:table-cell>
          <table:table-cell table:style-name="表格9.A5" office:value-type="string">
            <text:p text:style-name="P71">CHAR</text:p>
          </table:table-cell>
          <table:table-cell table:style-name="表格9.A5" office:value-type="string">
            <text:p text:style-name="P71">Y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5"><text:s/></text:p>
          </table:table-cell>
          <table:table-cell table:style-name="表格9.A5" office:value-type="string">
            <text:p text:style-name="P71">36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PK / UUID</text:p>
          </table:table-cell>
          <table:table-cell table:style-name="表格9.A5" office:value-type="string">
            <text:p text:style-name="P77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SYS_ID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>Y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1">1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NAME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1">10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HOST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20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CONTEXT_PATH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10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IS_LOCAL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1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115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1">ICON</text:p>
          </table:table-cell>
          <table:table-cell table:style-name="表格9.A13" office:value-type="string">
            <text:p text:style-name="P71">VARCHAR</text:p>
          </table:table-cell>
          <table:table-cell table:style-name="表格9.A13" office:value-type="string">
            <text:p text:style-name="P72"/>
          </table:table-cell>
          <table:table-cell table:style-name="表格9.A13" office:value-type="string">
            <text:p text:style-name="P72"/>
          </table:table-cell>
          <table:table-cell table:style-name="表格9.A13" office:value-type="string">
            <text:p text:style-name="P328"/>
          </table:table-cell>
          <table:table-cell table:style-name="表格9.A13" office:value-type="string">
            <text:p text:style-name="P77">20</text:p>
          </table:table-cell>
          <table:table-cell table:style-name="表格9.A13" office:value-type="string">
            <text:p text:style-name="P78"/>
          </table:table-cell>
          <table:table-cell table:style-name="表格9.A13" office:value-type="string">
            <text:p text:style-name="P121">tb_sys_icon.ICON_ID</text:p>
          </table:table-cell>
          <table:table-cell table:style-name="表格9.A13" office:value-type="string">
            <text:p text:style-name="P11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CUSERID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1">24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Create data user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CDATE</text:p>
          </table:table-cell>
          <table:table-cell table:style-name="表格9.A5" office:value-type="string">
            <text:p text:style-name="P71">DATETIME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Create time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UUSERID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1">24</text:p>
          </table:table-cell>
          <table:table-cell table:style-name="表格9.A5" office:value-type="string">
            <text:p text:style-name="P77">null</text:p>
          </table:table-cell>
          <table:table-cell table:style-name="表格9.A5" office:value-type="string">
            <text:p text:style-name="P77">Update date user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UDATE</text:p>
          </table:table-cell>
          <table:table-cell table:style-name="表格9.A5" office:value-type="string">
            <text:p text:style-name="P71">DATETIME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null</text:p>
          </table:table-cell>
          <table:table-cell table:style-name="表格9.A5" office:value-type="string">
            <text:p text:style-name="P77">Update time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10939871160724" text:continue-numbering="true" text:style-name="WW8Num2">
        <text:list-item>
          <text:h text:style-name="P361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3">Project</text:p>
          </table:table-cell>
          <table:table-cell table:style-name="表格10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3">Ver</text:p>
          </table:table-cell>
          <table:table-cell table:style-name="表格10.A1" office:value-type="string">
            <text:p text:style-name="P65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3">Maintain</text:p>
          </table:table-cell>
          <table:table-cell table:style-name="表格10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3">Date</text:p>
          </table:table-cell>
          <table:table-cell table:style-name="表格10.A2" office:value-type="string">
            <text:p text:style-name="P65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3">Table</text:p>
          </table:table-cell>
          <table:table-cell table:style-name="表格10.A2" table:number-columns-spanned="6" office:value-type="string">
            <text:p text:style-name="P109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3">DataBase</text:p>
          </table:table-cell>
          <table:table-cell table:style-name="表格10.A2" office:value-type="string">
            <text:p text:style-name="P65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3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2">Field</text:p>
          </table:table-cell>
          <table:table-cell table:style-name="表格10.A5" office:value-type="string">
            <text:p text:style-name="P52">Datatype</text:p>
          </table:table-cell>
          <table:table-cell table:style-name="表格10.A5" office:value-type="string">
            <text:p text:style-name="P52">PK</text:p>
          </table:table-cell>
          <table:table-cell table:style-name="表格10.A5" office:value-type="string">
            <text:p text:style-name="P52">UK</text:p>
          </table:table-cell>
          <table:table-cell table:style-name="表格10.A5" office:value-type="string">
            <text:p text:style-name="P52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2">Description</text:p>
          </table:table-cell>
          <table:table-cell table:style-name="表格10.A5" office:value-type="string">
            <text:p text:style-name="P52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OID</text:p>
          </table:table-cell>
          <table:table-cell table:style-name="表格10.A5" office:value-type="string">
            <text:p text:style-name="P71">CHAR</text:p>
          </table:table-cell>
          <table:table-cell table:style-name="表格10.A5" office:value-type="string">
            <text:p text:style-name="P71">Y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5"><text:s/></text:p>
          </table:table-cell>
          <table:table-cell table:style-name="表格10.A5" office:value-type="string">
            <text:p text:style-name="P71">36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PK / UUID</text:p>
          </table:table-cell>
          <table:table-cell table:style-name="表格10.A5" office:value-type="string">
            <text:p text:style-name="P77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ICON_ID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>Y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1">20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FILE_NAME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1">200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CUSERID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1">24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Create data user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CDATE</text:p>
          </table:table-cell>
          <table:table-cell table:style-name="表格10.A5" office:value-type="string">
            <text:p text:style-name="P71">DATETIME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Create time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UUSERID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1">24</text:p>
          </table:table-cell>
          <table:table-cell table:style-name="表格10.A5" office:value-type="string">
            <text:p text:style-name="P77">null</text:p>
          </table:table-cell>
          <table:table-cell table:style-name="表格10.A5" office:value-type="string">
            <text:p text:style-name="P77">Update date user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UDATE</text:p>
          </table:table-cell>
          <table:table-cell table:style-name="表格10.A5" office:value-type="string">
            <text:p text:style-name="P71">DATETIME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7">null</text:p>
          </table:table-cell>
          <table:table-cell table:style-name="表格10.A5" office:value-type="string">
            <text:p text:style-name="P77">Update time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0940137395693" text:continue-numbering="true" text:style-name="WW8Num2">
        <text:list-item>
          <text:h text:style-name="P361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3">Project</text:p>
          </table:table-cell>
          <table:table-cell table:style-name="表格11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3">Ver</text:p>
          </table:table-cell>
          <table:table-cell table:style-name="表格11.A1" office:value-type="string">
            <text:p text:style-name="P65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3">Maintain</text:p>
          </table:table-cell>
          <table:table-cell table:style-name="表格11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3">Date</text:p>
          </table:table-cell>
          <table:table-cell table:style-name="表格11.A2" office:value-type="string">
            <text:p text:style-name="P65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3">Table</text:p>
          </table:table-cell>
          <table:table-cell table:style-name="表格11.A2" table:number-columns-spanned="6" office:value-type="string">
            <text:p text:style-name="P109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3">DataBase</text:p>
          </table:table-cell>
          <table:table-cell table:style-name="表格11.A2" office:value-type="string">
            <text:p text:style-name="P65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3">Descript</text:p>
          </table:table-cell>
          <table:table-cell table:style-name="表格11.A4" table:number-columns-spanned="8" office:value-type="string">
            <text:p text:style-name="P103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2">Field</text:p>
          </table:table-cell>
          <table:table-cell table:style-name="表格11.A5" office:value-type="string">
            <text:p text:style-name="P52">Datatype</text:p>
          </table:table-cell>
          <table:table-cell table:style-name="表格11.A5" office:value-type="string">
            <text:p text:style-name="P52">PK</text:p>
          </table:table-cell>
          <table:table-cell table:style-name="表格11.A5" office:value-type="string">
            <text:p text:style-name="P52">UK</text:p>
          </table:table-cell>
          <table:table-cell table:style-name="表格11.A5" office:value-type="string">
            <text:p text:style-name="P52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2">Description</text:p>
          </table:table-cell>
          <table:table-cell table:style-name="表格11.A5" office:value-type="string">
            <text:p text:style-name="P52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1">PK / UUID</text:p>
          </table:table-cell>
          <table:table-cell table:style-name="表格11.A5" office:value-type="string">
            <text:p text:style-name="P131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307"/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329"/>
          </table:table-cell>
          <table:table-cell table:style-name="表格11.A5" office:value-type="string">
            <text:p text:style-name="P131">255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307"/>
          </table:table-cell>
          <table:table-cell table:style-name="表格11.A5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6">EDIT_<text:span text:style-name="T24">MODE</text:span></text:p>
          </table:table-cell>
          <table:table-cell table:style-name="表格11.A11" office:value-type="string">
            <text:p text:style-name="P127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329"/>
          </table:table-cell>
          <table:table-cell table:style-name="表格11.A11" office:value-type="string">
            <text:p text:style-name="P145">1</text:p>
          </table:table-cell>
          <table:table-cell table:style-name="表格11.A11" office:value-type="string">
            <text:p text:style-name="P146">'N'</text:p>
          </table:table-cell>
          <table:table-cell table:style-name="表格11.A11" office:value-type="string">
            <text:p text:style-name="P271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8">IS_DIALOG</text:p>
          </table:table-cell>
          <table:table-cell table:style-name="表格11.A11" office:value-type="string">
            <text:p text:style-name="P129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329"/>
          </table:table-cell>
          <table:table-cell table:style-name="表格11.A11" office:value-type="string">
            <text:p text:style-name="P198">1</text:p>
          </table:table-cell>
          <table:table-cell table:style-name="表格11.A11" office:value-type="string">
            <text:p text:style-name="P199">'N'</text:p>
          </table:table-cell>
          <table:table-cell table:style-name="表格11.A11" office:value-type="string">
            <text:p text:style-name="P270">是否有<text:span text:style-name="T77">dialog模式</text:span></text:p>
          </table:table-cell>
          <table:table-cell table:style-name="表格11.A11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0">DIALOG_W</text:p>
          </table:table-cell>
          <table:table-cell table:style-name="表格11.A11" office:value-type="string">
            <text:p text:style-name="P130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329"/>
          </table:table-cell>
          <table:table-cell table:style-name="表格11.A11" office:value-type="string">
            <text:p text:style-name="P200">4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269">Dialog <text:span text:style-name="T30">寬</text:span></text:p>
          </table:table-cell>
          <table:table-cell table:style-name="表格11.A11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0">DIALOG_H</text:p>
          </table:table-cell>
          <table:table-cell table:style-name="表格11.A11" office:value-type="string">
            <text:p text:style-name="P130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329"/>
          </table:table-cell>
          <table:table-cell table:style-name="表格11.A11" office:value-type="string">
            <text:p text:style-name="P200">4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269">Dialog <text:span text:style-name="T30">高</text:span></text:p>
          </table:table-cell>
          <table:table-cell table:style-name="表格11.A11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329"/>
          </table:table-cell>
          <table:table-cell table:style-name="表格11.A11" office:value-type="string">
            <text:p text:style-name="P131">10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251">TB_SYS.SYS_ID</text:p>
          </table:table-cell>
          <table:table-cell table:style-name="表格11.A11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329"/>
          </table:table-cell>
          <table:table-cell table:style-name="表格11.A11" office:value-type="string">
            <text:p text:style-name="P131">10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252">FOLDER</text:p>
            <text:p text:style-name="P252">ITEM</text:p>
          </table:table-cell>
          <table:table-cell table:style-name="表格11.A11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329"/>
          </table:table-cell>
          <table:table-cell table:style-name="表格11.A11" office:value-type="string">
            <text:p text:style-name="P131">20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251">TB_SYS_ICON.ICON_ID</text:p>
          </table:table-cell>
          <table:table-cell table:style-name="表格11.A11" office:value-type="string">
            <text:p text:style-name="P30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1">Create data user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1">Create time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1">null</text:p>
          </table:table-cell>
          <table:table-cell table:style-name="表格11.A5" office:value-type="string">
            <text:p text:style-name="P131">Update date user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1">null</text:p>
          </table:table-cell>
          <table:table-cell table:style-name="表格11.A5" office:value-type="string">
            <text:p text:style-name="P131">Update time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364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list xml:id="list110940480164200" text:continue-numbering="true" text:style-name="WW8Num2">
        <text:list-item>
          <text:h text:style-name="P362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4">Project</text:p>
          </table:table-cell>
          <table:table-cell table:style-name="表格14.A1" table:number-columns-spanned="6" office:value-type="string">
            <text:p text:style-name="P6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4">Ver</text:p>
          </table:table-cell>
          <table:table-cell table:style-name="表格14.A1" office:value-type="string">
            <text:p text:style-name="P66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4">Maintain</text:p>
          </table:table-cell>
          <table:table-cell table:style-name="表格14.A2" table:number-columns-spanned="6" office:value-type="string">
            <text:p text:style-name="P6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4">Date</text:p>
          </table:table-cell>
          <table:table-cell table:style-name="表格14.A2" office:value-type="string">
            <text:p text:style-name="P66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4">Table</text:p>
          </table:table-cell>
          <table:table-cell table:style-name="表格14.A2" table:number-columns-spanned="6" office:value-type="string">
            <text:p text:style-name="P110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4">DataBase</text:p>
          </table:table-cell>
          <table:table-cell table:style-name="表格14.A2" office:value-type="string">
            <text:p text:style-name="P66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4">Descript</text:p>
          </table:table-cell>
          <table:table-cell table:style-name="表格14.A4" table:number-columns-spanned="8" office:value-type="string">
            <text:p text:style-name="P104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0">Field</text:p>
          </table:table-cell>
          <table:table-cell table:style-name="表格14.A5" office:value-type="string">
            <text:p text:style-name="P60">Datatype</text:p>
          </table:table-cell>
          <table:table-cell table:style-name="表格14.A5" office:value-type="string">
            <text:p text:style-name="P60">PK</text:p>
          </table:table-cell>
          <table:table-cell table:style-name="表格14.A5" office:value-type="string">
            <text:p text:style-name="P60">UK</text:p>
          </table:table-cell>
          <table:table-cell table:style-name="表格14.A5" office:value-type="string">
            <text:p text:style-name="P60">IDX</text:p>
          </table:table-cell>
          <table:table-cell table:style-name="表格14.A5" office:value-type="string">
            <text:p text:style-name="P308"><text:span text:style-name="T2">S</text:span><text:span text:style-name="T3">IZE</text:span></text:p>
          </table:table-cell>
          <table:table-cell table:style-name="表格14.A5" office:value-type="string">
            <text:p text:style-name="P308"><text:span text:style-name="T2">D</text:span><text:span text:style-name="T3">EF</text:span></text:p>
          </table:table-cell>
          <table:table-cell table:style-name="表格14.A5" office:value-type="string">
            <text:p text:style-name="P60">Description</text:p>
          </table:table-cell>
          <table:table-cell table:style-name="表格14.A5" office:value-type="string">
            <text:p text:style-name="P60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4">OID</text:p>
          </table:table-cell>
          <table:table-cell table:style-name="表格14.A5" office:value-type="string">
            <text:p text:style-name="P154">CHAR</text:p>
          </table:table-cell>
          <table:table-cell table:style-name="表格14.A5" office:value-type="string">
            <text:p text:style-name="P154">Y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4"><text:s/></text:p>
          </table:table-cell>
          <table:table-cell table:style-name="表格14.A5" office:value-type="string">
            <text:p text:style-name="P154">36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4">PK / UUID</text:p>
          </table:table-cell>
          <table:table-cell table:style-name="表格14.A5" office:value-type="string">
            <text:p text:style-name="P154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5">TEMPLATE_ID</text:p>
          </table:table-cell>
          <table:table-cell table:style-name="表格14.A5" office:value-type="string">
            <text:p text:style-name="P79">VARCHAR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1">Y</text:p>
          </table:table-cell>
          <table:table-cell table:style-name="表格14.A5" office:value-type="string">
            <text:p text:style-name="P330"/>
          </table:table-cell>
          <table:table-cell table:style-name="表格14.A5" office:value-type="string">
            <text:p text:style-name="P155">10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264"><text:span text:style-name="T30">如</text:span>TPLMSG0<text:span text:style-name="T33">0</text:span>01</text:p>
          </table:table-cell>
          <table:table-cell table:style-name="表格14.A5" office:value-type="string">
            <text:p text:style-name="P25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48">TITLE</text:p>
          </table:table-cell>
          <table:table-cell table:style-name="表格14.A9" office:value-type="string">
            <text:p text:style-name="P79">VARCHAR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330"/>
          </table:table-cell>
          <table:table-cell table:style-name="表格14.A9" office:value-type="string">
            <text:p text:style-name="P148"><text:span text:style-name="T35">2</text:span>00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253"/>
          </table:table-cell>
          <table:table-cell table:style-name="表格14.A9" office:value-type="string">
            <text:p text:style-name="P25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49">MESSAGE</text:p>
          </table:table-cell>
          <table:table-cell table:style-name="表格14.A9" office:value-type="string">
            <text:p text:style-name="P79">VARCHAR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330"/>
          </table:table-cell>
          <table:table-cell table:style-name="表格14.A9" office:value-type="string">
            <text:p text:style-name="P147"><text:span text:style-name="T34">4</text:span>0<text:span text:style-name="T28">0</text:span>0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253"/>
          </table:table-cell>
          <table:table-cell table:style-name="表格14.A9" office:value-type="string">
            <text:p text:style-name="P25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DESCRIPTION</text:p>
          </table:table-cell>
          <table:table-cell table:style-name="表格14.A9" office:value-type="string">
            <text:p text:style-name="P82">VARCHAR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330"/>
          </table:table-cell>
          <table:table-cell table:style-name="表格14.A9" office:value-type="string">
            <text:p text:style-name="P163">200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253"/>
          </table:table-cell>
          <table:table-cell table:style-name="表格14.A9" office:value-type="string">
            <text:p text:style-name="P25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4">CUSERID</text:p>
          </table:table-cell>
          <table:table-cell table:style-name="表格14.A5" office:value-type="string">
            <text:p text:style-name="P154">VARCHAR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4">24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4">Create data user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4">CDATE</text:p>
          </table:table-cell>
          <table:table-cell table:style-name="表格14.A5" office:value-type="string">
            <text:p text:style-name="P154">DATETIME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4">Create time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4">UUSERID</text:p>
          </table:table-cell>
          <table:table-cell table:style-name="表格14.A5" office:value-type="string">
            <text:p text:style-name="P154">VARCHAR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4">24</text:p>
          </table:table-cell>
          <table:table-cell table:style-name="表格14.A5" office:value-type="string">
            <text:p text:style-name="P154">null</text:p>
          </table:table-cell>
          <table:table-cell table:style-name="表格14.A5" office:value-type="string">
            <text:p text:style-name="P154">Update date user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4">UDATE</text:p>
          </table:table-cell>
          <table:table-cell table:style-name="表格14.A5" office:value-type="string">
            <text:p text:style-name="P154">DATETIME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54">null</text:p>
          </table:table-cell>
          <table:table-cell table:style-name="表格14.A5" office:value-type="string">
            <text:p text:style-name="P154">Update time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10941269519688" text:continue-numbering="true" text:style-name="WW8Num2">
        <text:list-item>
          <text:h text:style-name="P367" text:outline-level="1"/>
        </text:list-item>
        <text:list-item>
          <text:h text:style-name="P367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5">Project</text:p>
          </table:table-cell>
          <table:table-cell table:style-name="表格15.A1" table:number-columns-spanned="6" office:value-type="string">
            <text:p text:style-name="P6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5">Ver</text:p>
          </table:table-cell>
          <table:table-cell table:style-name="表格15.A1" office:value-type="string">
            <text:p text:style-name="P67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5">Maintain</text:p>
          </table:table-cell>
          <table:table-cell table:style-name="表格15.A2" table:number-columns-spanned="6" office:value-type="string">
            <text:p text:style-name="P6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5">Date</text:p>
          </table:table-cell>
          <table:table-cell table:style-name="表格15.A2" office:value-type="string">
            <text:p text:style-name="P67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5">Table</text:p>
          </table:table-cell>
          <table:table-cell table:style-name="表格15.A2" table:number-columns-spanned="6" office:value-type="string">
            <text:p text:style-name="P111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5">DataBase</text:p>
          </table:table-cell>
          <table:table-cell table:style-name="表格15.A2" office:value-type="string">
            <text:p text:style-name="P67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5">Descript</text:p>
          </table:table-cell>
          <table:table-cell table:style-name="表格15.A4" table:number-columns-spanned="8" office:value-type="string">
            <text:p text:style-name="P105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1">Field</text:p>
          </table:table-cell>
          <table:table-cell table:style-name="表格15.A5" office:value-type="string">
            <text:p text:style-name="P61">Datatype</text:p>
          </table:table-cell>
          <table:table-cell table:style-name="表格15.A5" office:value-type="string">
            <text:p text:style-name="P61">PK</text:p>
          </table:table-cell>
          <table:table-cell table:style-name="表格15.A5" office:value-type="string">
            <text:p text:style-name="P61">UK</text:p>
          </table:table-cell>
          <table:table-cell table:style-name="表格15.A5" office:value-type="string">
            <text:p text:style-name="P61">IDX</text:p>
          </table:table-cell>
          <table:table-cell table:style-name="表格15.A5" office:value-type="string">
            <text:p text:style-name="P309"><text:span text:style-name="T2">S</text:span><text:span text:style-name="T3">IZE</text:span></text:p>
          </table:table-cell>
          <table:table-cell table:style-name="表格15.A5" office:value-type="string">
            <text:p text:style-name="P309"><text:span text:style-name="T2">D</text:span><text:span text:style-name="T3">EF</text:span></text:p>
          </table:table-cell>
          <table:table-cell table:style-name="表格15.A5" office:value-type="string">
            <text:p text:style-name="P61">Description</text:p>
          </table:table-cell>
          <table:table-cell table:style-name="表格15.A5" office:value-type="string">
            <text:p text:style-name="P61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7">OID</text:p>
          </table:table-cell>
          <table:table-cell table:style-name="表格15.A5" office:value-type="string">
            <text:p text:style-name="P157">CHAR</text:p>
          </table:table-cell>
          <table:table-cell table:style-name="表格15.A5" office:value-type="string">
            <text:p text:style-name="P157">Y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7"><text:s/></text:p>
          </table:table-cell>
          <table:table-cell table:style-name="表格15.A5" office:value-type="string">
            <text:p text:style-name="P157">36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7">PK / UUID</text:p>
          </table:table-cell>
          <table:table-cell table:style-name="表格15.A5" office:value-type="string">
            <text:p text:style-name="P157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6">TEMPLATE_ID</text:p>
          </table:table-cell>
          <table:table-cell table:style-name="表格15.A5" office:value-type="string">
            <text:p text:style-name="P80">VARCHAR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2">Y</text:p>
          </table:table-cell>
          <table:table-cell table:style-name="表格15.A5" office:value-type="string">
            <text:p text:style-name="P331"/>
          </table:table-cell>
          <table:table-cell table:style-name="表格15.A5" office:value-type="string">
            <text:p text:style-name="P156">10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266">TB_SYS_TEMPLATE.TEMPLATE_ID</text:p>
          </table:table-cell>
          <table:table-cell table:style-name="表格15.A5" office:value-type="string">
            <text:p text:style-name="P25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60">IS_TITLE</text:p>
          </table:table-cell>
          <table:table-cell table:style-name="表格15.A9" office:value-type="string">
            <text:p text:style-name="P81">VARCHAR</text:p>
          </table:table-cell>
          <table:table-cell table:style-name="表格15.A9" office:value-type="string">
            <text:p text:style-name="P134"/>
          </table:table-cell>
          <table:table-cell table:style-name="表格15.A9" office:value-type="string">
            <text:p text:style-name="P162">Y</text:p>
          </table:table-cell>
          <table:table-cell table:style-name="表格15.A9" office:value-type="string">
            <text:p text:style-name="P331"/>
          </table:table-cell>
          <table:table-cell table:style-name="表格15.A9" office:value-type="string">
            <text:p text:style-name="P160">1</text:p>
          </table:table-cell>
          <table:table-cell table:style-name="表格15.A9" office:value-type="string">
            <text:p text:style-name="P161">N</text:p>
          </table:table-cell>
          <table:table-cell table:style-name="表格15.A9" office:value-type="string">
            <text:p text:style-name="P272">是否為<text:span text:style-name="T36">title 或內文</text:span></text:p>
          </table:table-cell>
          <table:table-cell table:style-name="表格15.A9" office:value-type="string">
            <text:p text:style-name="P25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59">TEMPLATE_VAR</text:p>
          </table:table-cell>
          <table:table-cell table:style-name="表格15.A9" office:value-type="string">
            <text:p text:style-name="P80">VARCHAR</text:p>
          </table:table-cell>
          <table:table-cell table:style-name="表格15.A9" office:value-type="string">
            <text:p text:style-name="P134"/>
          </table:table-cell>
          <table:table-cell table:style-name="表格15.A9" office:value-type="string">
            <text:p text:style-name="P158">Y</text:p>
          </table:table-cell>
          <table:table-cell table:style-name="表格15.A9" office:value-type="string">
            <text:p text:style-name="P331"/>
          </table:table-cell>
          <table:table-cell table:style-name="表格15.A9" office:value-type="string">
            <text:p text:style-name="P159">100</text:p>
          </table:table-cell>
          <table:table-cell table:style-name="表格15.A9" office:value-type="string">
            <text:p text:style-name="P134"/>
          </table:table-cell>
          <table:table-cell table:style-name="表格15.A9" office:value-type="string">
            <text:p text:style-name="P265">Template <text:span text:style-name="T30">的變數</text:span></text:p>
          </table:table-cell>
          <table:table-cell table:style-name="表格15.A9" office:value-type="string">
            <text:p text:style-name="P25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59">OBJECT_VAR</text:p>
          </table:table-cell>
          <table:table-cell table:style-name="表格15.A9" office:value-type="string">
            <text:p text:style-name="P80">VARCHAR</text:p>
          </table:table-cell>
          <table:table-cell table:style-name="表格15.A9" office:value-type="string">
            <text:p text:style-name="P134"/>
          </table:table-cell>
          <table:table-cell table:style-name="表格15.A9" office:value-type="string">
            <text:p text:style-name="P134"/>
          </table:table-cell>
          <table:table-cell table:style-name="表格15.A9" office:value-type="string">
            <text:p text:style-name="P331"/>
          </table:table-cell>
          <table:table-cell table:style-name="表格15.A9" office:value-type="string">
            <text:p text:style-name="P159">100</text:p>
          </table:table-cell>
          <table:table-cell table:style-name="表格15.A9" office:value-type="string">
            <text:p text:style-name="P134"/>
          </table:table-cell>
          <table:table-cell table:style-name="表格15.A9" office:value-type="string">
            <text:p text:style-name="P272">object 的變數</text:p>
          </table:table-cell>
          <table:table-cell table:style-name="表格15.A9" office:value-type="string">
            <text:p text:style-name="P25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7">CUSERID</text:p>
          </table:table-cell>
          <table:table-cell table:style-name="表格15.A5" office:value-type="string">
            <text:p text:style-name="P157">VARCHAR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7">24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7">Create data user</text:p>
          </table:table-cell>
          <table:table-cell table:style-name="表格15.A5" office:value-type="string">
            <text:p text:style-name="P13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7">CDATE</text:p>
          </table:table-cell>
          <table:table-cell table:style-name="表格15.A5" office:value-type="string">
            <text:p text:style-name="P157">DATETIME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7">Create time</text:p>
          </table:table-cell>
          <table:table-cell table:style-name="表格15.A5" office:value-type="string">
            <text:p text:style-name="P13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7">UUSERID</text:p>
          </table:table-cell>
          <table:table-cell table:style-name="表格15.A5" office:value-type="string">
            <text:p text:style-name="P157">VARCHAR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7">24</text:p>
          </table:table-cell>
          <table:table-cell table:style-name="表格15.A5" office:value-type="string">
            <text:p text:style-name="P157">null</text:p>
          </table:table-cell>
          <table:table-cell table:style-name="表格15.A5" office:value-type="string">
            <text:p text:style-name="P157">Update date user</text:p>
          </table:table-cell>
          <table:table-cell table:style-name="表格15.A5" office:value-type="string">
            <text:p text:style-name="P13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7">UDATE</text:p>
          </table:table-cell>
          <table:table-cell table:style-name="表格15.A5" office:value-type="string">
            <text:p text:style-name="P157">DATETIME</text:p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34"/>
          </table:table-cell>
          <table:table-cell table:style-name="表格15.A5" office:value-type="string">
            <text:p text:style-name="P157">null</text:p>
          </table:table-cell>
          <table:table-cell table:style-name="表格15.A5" office:value-type="string">
            <text:p text:style-name="P157">Update time</text:p>
          </table:table-cell>
          <table:table-cell table:style-name="表格15.A5" office:value-type="string">
            <text:p text:style-name="P13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2"/>
      <text:p text:style-name="P11"/>
      <text:list xml:id="list110941348401129" text:continue-numbering="true" text:style-name="WW8Num2">
        <text:list-item>
          <text:h text:style-name="P368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6">Project</text:p>
          </table:table-cell>
          <table:table-cell table:style-name="表格18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6">Ver</text:p>
          </table:table-cell>
          <table:table-cell table:style-name="表格18.A1" office:value-type="string">
            <text:p text:style-name="P68">0.5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56">Maintain</text:p>
          </table:table-cell>
          <table:table-cell table:style-name="表格18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6">Date</text:p>
          </table:table-cell>
          <table:table-cell table:style-name="表格18.A2" office:value-type="string">
            <text:p text:style-name="P68">2014/10/<text:span text:style-name="T62">23</text:span>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56">Table</text:p>
          </table:table-cell>
          <table:table-cell table:style-name="表格18.A2" table:number-columns-spanned="6" office:value-type="string">
            <text:p text:style-name="P112">tb_sys_<text:span text:style-name="T63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6">DataBase</text:p>
          </table:table-cell>
          <table:table-cell table:style-name="表格18.A2" office:value-type="string">
            <text:p text:style-name="P68">bbcore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4" office:value-type="string">
            <text:p text:style-name="P56">Descript</text:p>
          </table:table-cell>
          <table:table-cell table:style-name="表格18.A4" table:number-columns-spanned="8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5" table:number-columns-spanned="9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2">Field</text:p>
          </table:table-cell>
          <table:table-cell table:style-name="表格18.A5" office:value-type="string">
            <text:p text:style-name="P62">Datatype</text:p>
          </table:table-cell>
          <table:table-cell table:style-name="表格18.A5" office:value-type="string">
            <text:p text:style-name="P62">PK</text:p>
          </table:table-cell>
          <table:table-cell table:style-name="表格18.A5" office:value-type="string">
            <text:p text:style-name="P62">UK</text:p>
          </table:table-cell>
          <table:table-cell table:style-name="表格18.A5" office:value-type="string">
            <text:p text:style-name="P62">IDX</text:p>
          </table:table-cell>
          <table:table-cell table:style-name="表格18.A5" office:value-type="string">
            <text:p text:style-name="P310"><text:span text:style-name="T2">S</text:span><text:span text:style-name="T3">IZE</text:span></text:p>
          </table:table-cell>
          <table:table-cell table:style-name="表格18.A5" office:value-type="string">
            <text:p text:style-name="P310"><text:span text:style-name="T2">D</text:span><text:span text:style-name="T3">EF</text:span></text:p>
          </table:table-cell>
          <table:table-cell table:style-name="表格18.A5" office:value-type="string">
            <text:p text:style-name="P62">Description</text:p>
          </table:table-cell>
          <table:table-cell table:style-name="表格18.A5" office:value-type="string">
            <text:p text:style-name="P62">Remarks</text:p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7">OID</text:p>
          </table:table-cell>
          <table:table-cell table:style-name="表格18.A5" office:value-type="string">
            <text:p text:style-name="P167">CHAR</text:p>
          </table:table-cell>
          <table:table-cell table:style-name="表格18.A5" office:value-type="string">
            <text:p text:style-name="P167">Y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67"><text:s/></text:p>
          </table:table-cell>
          <table:table-cell table:style-name="表格18.A5" office:value-type="string">
            <text:p text:style-name="P167">36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67">PK / UUID</text:p>
          </table:table-cell>
          <table:table-cell table:style-name="表格18.A5" office:value-type="string">
            <text:p text:style-name="P167">Default java UUID</text:p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50"><text:span text:style-name="T64">EXPR</text:span>_ID</text:p>
          </table:table-cell>
          <table:table-cell table:style-name="表格18.A5" office:value-type="string">
            <text:p text:style-name="P83">VARCHAR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53">Y</text:p>
          </table:table-cell>
          <table:table-cell table:style-name="表格18.A5" office:value-type="string">
            <text:p text:style-name="P332"/>
          </table:table-cell>
          <table:table-cell table:style-name="表格18.A5" office:value-type="string">
            <text:p text:style-name="P168">20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267"><text:span text:style-name="T30">如 </text:span><text:span text:style-name="T31">EXPR0001</text:span></text:p>
          </table:table-cell>
          <table:table-cell table:style-name="表格18.A5" office:value-type="string">
            <text:p text:style-name="P25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0">TYPE</text:p>
          </table:table-cell>
          <table:table-cell table:style-name="表格18.A9" office:value-type="string">
            <text:p text:style-name="P86">VARCHAR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332"/>
          </table:table-cell>
          <table:table-cell table:style-name="表格18.A9" office:value-type="string">
            <text:p text:style-name="P171">10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277">PYTHON , GROOVY, BSH</text:p>
          </table:table-cell>
          <table:table-cell table:style-name="表格18.A9" office:value-type="string">
            <text:p text:style-name="P25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68">NAME</text:p>
          </table:table-cell>
          <table:table-cell table:style-name="表格18.A9" office:value-type="string">
            <text:p text:style-name="P84">VARCHAR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332"/>
          </table:table-cell>
          <table:table-cell table:style-name="表格18.A9" office:value-type="string">
            <text:p text:style-name="P168">100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273"/>
          </table:table-cell>
          <table:table-cell table:style-name="表格18.A9" office:value-type="string">
            <text:p text:style-name="P25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68">CONTENT</text:p>
          </table:table-cell>
          <table:table-cell table:style-name="表格18.A9" office:value-type="string">
            <text:p text:style-name="P84">VARCHAR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332"/>
          </table:table-cell>
          <table:table-cell table:style-name="表格18.A9" office:value-type="string">
            <text:p text:style-name="P168">8000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276"/>
          </table:table-cell>
          <table:table-cell table:style-name="表格18.A9" office:value-type="string">
            <text:p text:style-name="P25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69">DESCRIPTION</text:p>
          </table:table-cell>
          <table:table-cell table:style-name="表格18.A9" office:value-type="string">
            <text:p text:style-name="P85">VARCHAR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332"/>
          </table:table-cell>
          <table:table-cell table:style-name="表格18.A9" office:value-type="string">
            <text:p text:style-name="P169">500</text:p>
          </table:table-cell>
          <table:table-cell table:style-name="表格18.A9" office:value-type="string">
            <text:p text:style-name="P135"/>
          </table:table-cell>
          <table:table-cell table:style-name="表格18.A9" office:value-type="string">
            <text:p text:style-name="P276"/>
          </table:table-cell>
          <table:table-cell table:style-name="表格18.A9" office:value-type="string">
            <text:p text:style-name="P25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7">CUSERID</text:p>
          </table:table-cell>
          <table:table-cell table:style-name="表格18.A5" office:value-type="string">
            <text:p text:style-name="P167">VARCHAR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67">24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67">Create data user</text:p>
          </table:table-cell>
          <table:table-cell table:style-name="表格18.A5" office:value-type="string">
            <text:p text:style-name="P13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7">CDATE</text:p>
          </table:table-cell>
          <table:table-cell table:style-name="表格18.A5" office:value-type="string">
            <text:p text:style-name="P167">DATETIME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67">Create time</text:p>
          </table:table-cell>
          <table:table-cell table:style-name="表格18.A5" office:value-type="string">
            <text:p text:style-name="P13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7">UUSERID</text:p>
          </table:table-cell>
          <table:table-cell table:style-name="表格18.A5" office:value-type="string">
            <text:p text:style-name="P167">VARCHAR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67">24</text:p>
          </table:table-cell>
          <table:table-cell table:style-name="表格18.A5" office:value-type="string">
            <text:p text:style-name="P167">null</text:p>
          </table:table-cell>
          <table:table-cell table:style-name="表格18.A5" office:value-type="string">
            <text:p text:style-name="P167">Update date user</text:p>
          </table:table-cell>
          <table:table-cell table:style-name="表格18.A5" office:value-type="string">
            <text:p text:style-name="P13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7">UDATE</text:p>
          </table:table-cell>
          <table:table-cell table:style-name="表格18.A5" office:value-type="string">
            <text:p text:style-name="P167">DATETIME</text:p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35"/>
          </table:table-cell>
          <table:table-cell table:style-name="表格18.A5" office:value-type="string">
            <text:p text:style-name="P167">null</text:p>
          </table:table-cell>
          <table:table-cell table:style-name="表格18.A5" office:value-type="string">
            <text:p text:style-name="P167">Update time</text:p>
          </table:table-cell>
          <table:table-cell table:style-name="表格18.A5" office:value-type="string">
            <text:p text:style-name="P135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ext:p text:style-name="P13"/>
      <text:list xml:id="list110939975037205" text:continue-numbering="true" text:style-name="WW8Num2">
        <text:list-item>
          <text:h text:style-name="P369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7">Project</text:p>
          </table:table-cell>
          <table:table-cell table:style-name="表格19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7">Ver</text:p>
          </table:table-cell>
          <table:table-cell table:style-name="表格19.A1" office:value-type="string">
            <text:p text:style-name="P69">0.5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2" office:value-type="string">
            <text:p text:style-name="P57">Maintain</text:p>
          </table:table-cell>
          <table:table-cell table:style-name="表格19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7">Date</text:p>
          </table:table-cell>
          <table:table-cell table:style-name="表格19.A2" office:value-type="string">
            <text:p text:style-name="P69">2014/10/<text:span text:style-name="T62">24</text:span>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2" office:value-type="string">
            <text:p text:style-name="P57">Table</text:p>
          </table:table-cell>
          <table:table-cell table:style-name="表格19.A2" table:number-columns-spanned="6" office:value-type="string">
            <text:p text:style-name="P113">tb_sys_<text:span text:style-name="T65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7">DataBase</text:p>
          </table:table-cell>
          <table:table-cell table:style-name="表格19.A2" office:value-type="string">
            <text:p text:style-name="P69">bbcore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4" office:value-type="string">
            <text:p text:style-name="P57">Descript</text:p>
          </table:table-cell>
          <table:table-cell table:style-name="表格19.A4" table:number-columns-spanned="8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5" table:number-columns-spanned="9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3">Field</text:p>
          </table:table-cell>
          <table:table-cell table:style-name="表格19.A5" office:value-type="string">
            <text:p text:style-name="P63">Datatype</text:p>
          </table:table-cell>
          <table:table-cell table:style-name="表格19.A5" office:value-type="string">
            <text:p text:style-name="P63">PK</text:p>
          </table:table-cell>
          <table:table-cell table:style-name="表格19.A5" office:value-type="string">
            <text:p text:style-name="P63">UK</text:p>
          </table:table-cell>
          <table:table-cell table:style-name="表格19.A5" office:value-type="string">
            <text:p text:style-name="P63">IDX</text:p>
          </table:table-cell>
          <table:table-cell table:style-name="表格19.A5" office:value-type="string">
            <text:p text:style-name="P311"><text:span text:style-name="T2">S</text:span><text:span text:style-name="T3">IZE</text:span></text:p>
          </table:table-cell>
          <table:table-cell table:style-name="表格19.A5" office:value-type="string">
            <text:p text:style-name="P311"><text:span text:style-name="T2">D</text:span><text:span text:style-name="T3">EF</text:span></text:p>
          </table:table-cell>
          <table:table-cell table:style-name="表格19.A5" office:value-type="string">
            <text:p text:style-name="P63">Description</text:p>
          </table:table-cell>
          <table:table-cell table:style-name="表格19.A5" office:value-type="string">
            <text:p text:style-name="P63">Remarks</text:p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2">OID</text:p>
          </table:table-cell>
          <table:table-cell table:style-name="表格19.A5" office:value-type="string">
            <text:p text:style-name="P172">CHAR</text:p>
          </table:table-cell>
          <table:table-cell table:style-name="表格19.A5" office:value-type="string">
            <text:p text:style-name="P172">Y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2"><text:s/></text:p>
          </table:table-cell>
          <table:table-cell table:style-name="表格19.A5" office:value-type="string">
            <text:p text:style-name="P172">36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2">PK / UUID</text:p>
          </table:table-cell>
          <table:table-cell table:style-name="表格19.A5" office:value-type="string">
            <text:p text:style-name="P172">Default java UUID</text:p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3">BEAN_ID</text:p>
          </table:table-cell>
          <table:table-cell table:style-name="表格19.A5" office:value-type="string">
            <text:p text:style-name="P87">VARCHAR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4">Y</text:p>
          </table:table-cell>
          <table:table-cell table:style-name="表格19.A5" office:value-type="string">
            <text:p text:style-name="P333"/>
          </table:table-cell>
          <table:table-cell table:style-name="表格19.A5" office:value-type="string">
            <text:p text:style-name="P173">255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288"/>
          </table:table-cell>
          <table:table-cell table:style-name="表格19.A5" office:value-type="string">
            <text:p text:style-name="P25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3">METHOD</text:p>
          </table:table-cell>
          <table:table-cell table:style-name="表格19.A9" office:value-type="string">
            <text:p text:style-name="P87">VARCHAR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174">Y</text:p>
          </table:table-cell>
          <table:table-cell table:style-name="表格19.A9" office:value-type="string">
            <text:p text:style-name="P333"/>
          </table:table-cell>
          <table:table-cell table:style-name="表格19.A9" office:value-type="string">
            <text:p text:style-name="P173">100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278"/>
          </table:table-cell>
          <table:table-cell table:style-name="表格19.A9" office:value-type="string">
            <text:p text:style-name="P25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3">SYSTEM</text:p>
          </table:table-cell>
          <table:table-cell table:style-name="表格19.A9" office:value-type="string">
            <text:p text:style-name="P91">VARCHAR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194">Y</text:p>
          </table:table-cell>
          <table:table-cell table:style-name="表格19.A9" office:value-type="string">
            <text:p text:style-name="P333"/>
          </table:table-cell>
          <table:table-cell table:style-name="表格19.A9" office:value-type="string">
            <text:p text:style-name="P193">10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281">TB_SYS.SYS_ID</text:p>
          </table:table-cell>
          <table:table-cell table:style-name="表格19.A9" office:value-type="string">
            <text:p text:style-name="P25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3">ENABLE_FLAG</text:p>
          </table:table-cell>
          <table:table-cell table:style-name="表格19.A9" office:value-type="string">
            <text:p text:style-name="P87">VARCHAR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333"/>
          </table:table-cell>
          <table:table-cell table:style-name="表格19.A9" office:value-type="string">
            <text:p text:style-name="P173">1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279">Y / N</text:p>
          </table:table-cell>
          <table:table-cell table:style-name="表格19.A9" office:value-type="string">
            <text:p text:style-name="P25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5">DESCRIPTION</text:p>
          </table:table-cell>
          <table:table-cell table:style-name="表格19.A9" office:value-type="string">
            <text:p text:style-name="P92">VARCHAR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333"/>
          </table:table-cell>
          <table:table-cell table:style-name="表格19.A9" office:value-type="string">
            <text:p text:style-name="P195">500</text:p>
          </table:table-cell>
          <table:table-cell table:style-name="表格19.A9" office:value-type="string">
            <text:p text:style-name="P136"/>
          </table:table-cell>
          <table:table-cell table:style-name="表格19.A9" office:value-type="string">
            <text:p text:style-name="P279"/>
          </table:table-cell>
          <table:table-cell table:style-name="表格19.A9" office:value-type="string">
            <text:p text:style-name="P25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2">CUSERID</text:p>
          </table:table-cell>
          <table:table-cell table:style-name="表格19.A5" office:value-type="string">
            <text:p text:style-name="P172">VARCHAR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2">24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2">Create data user</text:p>
          </table:table-cell>
          <table:table-cell table:style-name="表格19.A5" office:value-type="string">
            <text:p text:style-name="P13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2">CDATE</text:p>
          </table:table-cell>
          <table:table-cell table:style-name="表格19.A5" office:value-type="string">
            <text:p text:style-name="P172">DATETIME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2">Create time</text:p>
          </table:table-cell>
          <table:table-cell table:style-name="表格19.A5" office:value-type="string">
            <text:p text:style-name="P13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2">UUSERID</text:p>
          </table:table-cell>
          <table:table-cell table:style-name="表格19.A5" office:value-type="string">
            <text:p text:style-name="P172">VARCHAR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2">24</text:p>
          </table:table-cell>
          <table:table-cell table:style-name="表格19.A5" office:value-type="string">
            <text:p text:style-name="P172">null</text:p>
          </table:table-cell>
          <table:table-cell table:style-name="表格19.A5" office:value-type="string">
            <text:p text:style-name="P172">Update date user</text:p>
          </table:table-cell>
          <table:table-cell table:style-name="表格19.A5" office:value-type="string">
            <text:p text:style-name="P13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2">UDATE</text:p>
          </table:table-cell>
          <table:table-cell table:style-name="表格19.A5" office:value-type="string">
            <text:p text:style-name="P172">DATETIME</text:p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36"/>
          </table:table-cell>
          <table:table-cell table:style-name="表格19.A5" office:value-type="string">
            <text:p text:style-name="P172">null</text:p>
          </table:table-cell>
          <table:table-cell table:style-name="表格19.A5" office:value-type="string">
            <text:p text:style-name="P172">Update time</text:p>
          </table:table-cell>
          <table:table-cell table:style-name="表格19.A5" office:value-type="string">
            <text:p text:style-name="P136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4"/>
      <text:p text:style-name="P14"/>
      <text:list xml:id="list110939680485269" text:continue-numbering="true" text:style-name="WW8Num2">
        <text:list-item>
          <text:h text:style-name="P370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8">Project</text:p>
          </table:table-cell>
          <table:table-cell table:style-name="表格20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8">Ver</text:p>
          </table:table-cell>
          <table:table-cell table:style-name="表格20.A1" office:value-type="string">
            <text:p text:style-name="P70">0.5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2" office:value-type="string">
            <text:p text:style-name="P58">Maintain</text:p>
          </table:table-cell>
          <table:table-cell table:style-name="表格20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8">Date</text:p>
          </table:table-cell>
          <table:table-cell table:style-name="表格20.A2" office:value-type="string">
            <text:p text:style-name="P70">2014/10/<text:span text:style-name="T62">24</text:span>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2" office:value-type="string">
            <text:p text:style-name="P58">Table</text:p>
          </table:table-cell>
          <table:table-cell table:style-name="表格20.A2" table:number-columns-spanned="6" office:value-type="string">
            <text:p text:style-name="P114">tb_sys_<text:span text:style-name="T65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8">DataBase</text:p>
          </table:table-cell>
          <table:table-cell table:style-name="表格20.A2" office:value-type="string">
            <text:p text:style-name="P70">bbcore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4" office:value-type="string">
            <text:p text:style-name="P58">Descript</text:p>
          </table:table-cell>
          <table:table-cell table:style-name="表格20.A4" table:number-columns-spanned="8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5" table:number-columns-spanned="9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4">Field</text:p>
          </table:table-cell>
          <table:table-cell table:style-name="表格20.A5" office:value-type="string">
            <text:p text:style-name="P64">Datatype</text:p>
          </table:table-cell>
          <table:table-cell table:style-name="表格20.A5" office:value-type="string">
            <text:p text:style-name="P64">PK</text:p>
          </table:table-cell>
          <table:table-cell table:style-name="表格20.A5" office:value-type="string">
            <text:p text:style-name="P64">UK</text:p>
          </table:table-cell>
          <table:table-cell table:style-name="表格20.A5" office:value-type="string">
            <text:p text:style-name="P64">IDX</text:p>
          </table:table-cell>
          <table:table-cell table:style-name="表格20.A5" office:value-type="string">
            <text:p text:style-name="P312"><text:span text:style-name="T2">S</text:span><text:span text:style-name="T3">IZE</text:span></text:p>
          </table:table-cell>
          <table:table-cell table:style-name="表格20.A5" office:value-type="string">
            <text:p text:style-name="P312"><text:span text:style-name="T2">D</text:span><text:span text:style-name="T3">EF</text:span></text:p>
          </table:table-cell>
          <table:table-cell table:style-name="表格20.A5" office:value-type="string">
            <text:p text:style-name="P64">Description</text:p>
          </table:table-cell>
          <table:table-cell table:style-name="表格20.A5" office:value-type="string">
            <text:p text:style-name="P64">Remarks</text:p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5">OID</text:p>
          </table:table-cell>
          <table:table-cell table:style-name="表格20.A5" office:value-type="string">
            <text:p text:style-name="P175">CHAR</text:p>
          </table:table-cell>
          <table:table-cell table:style-name="表格20.A5" office:value-type="string">
            <text:p text:style-name="P175">Y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75"><text:s/></text:p>
          </table:table-cell>
          <table:table-cell table:style-name="表格20.A5" office:value-type="string">
            <text:p text:style-name="P175">36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75">PK / UUID</text:p>
          </table:table-cell>
          <table:table-cell table:style-name="表格20.A5" office:value-type="string">
            <text:p text:style-name="P175">Default java UUID</text:p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5"><text:span text:style-name="T67">HELP_</text:span>OID</text:p>
          </table:table-cell>
          <table:table-cell table:style-name="表格20.A5" office:value-type="string">
            <text:p text:style-name="P175">CHAR</text:p>
          </table:table-cell>
          <table:table-cell table:style-name="表格20.A5" office:value-type="string">
            <text:p text:style-name="P175"/>
          </table:table-cell>
          <table:table-cell table:style-name="表格20.A5" office:value-type="string">
            <text:p text:style-name="P213">Y</text:p>
          </table:table-cell>
          <table:table-cell table:style-name="表格20.A5" office:value-type="string">
            <text:p text:style-name="P175"><text:s/><text:span text:style-name="T72">Y</text:span></text:p>
          </table:table-cell>
          <table:table-cell table:style-name="表格20.A5" office:value-type="string">
            <text:p text:style-name="P175">36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289">TB_SYS_BEAN_HELP.OID</text:p>
          </table:table-cell>
          <table:table-cell table:style-name="表格20.A5" office:value-type="string">
            <text:p text:style-name="P25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76">EXPR_ID</text:p>
          </table:table-cell>
          <table:table-cell table:style-name="表格20.A9" office:value-type="string">
            <text:p text:style-name="P88">VARCHAR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179">Y</text:p>
          </table:table-cell>
          <table:table-cell table:style-name="表格20.A9" office:value-type="string">
            <text:p text:style-name="P334"/>
          </table:table-cell>
          <table:table-cell table:style-name="表格20.A9" office:value-type="string">
            <text:p text:style-name="P176">20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283">TB_SYS_EXPRESSION.EXPR_ID</text:p>
          </table:table-cell>
          <table:table-cell table:style-name="表格20.A9" office:value-type="string">
            <text:p text:style-name="P25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77">EXPR_SEQ</text:p>
          </table:table-cell>
          <table:table-cell table:style-name="表格20.A9" office:value-type="string">
            <text:p text:style-name="P89">VARCHAR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179"/>
          </table:table-cell>
          <table:table-cell table:style-name="表格20.A9" office:value-type="string">
            <text:p text:style-name="P334"/>
          </table:table-cell>
          <table:table-cell table:style-name="表格20.A9" office:value-type="string">
            <text:p text:style-name="P177">10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280">如 <text:span text:style-name="T66">AA001 用來決定expression執行順序</text:span></text:p>
          </table:table-cell>
          <table:table-cell table:style-name="表格20.A9" office:value-type="string">
            <text:p text:style-name="P25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87"><text:span text:style-name="T73">RUN_</text:span>TYPE</text:p>
          </table:table-cell>
          <table:table-cell table:style-name="表格20.A9" office:value-type="string">
            <text:p text:style-name="P90">VARCHAR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212">Y</text:p>
          </table:table-cell>
          <table:table-cell table:style-name="表格20.A9" office:value-type="string">
            <text:p text:style-name="P334"/>
          </table:table-cell>
          <table:table-cell table:style-name="表格20.A9" office:value-type="string">
            <text:p text:style-name="P186">10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286">BEFORE / AFTER</text:p>
            <text:p text:style-name="P287">指在 <text:span text:style-name="T74">method </text:span></text:p>
            <text:p text:style-name="P290">before執行前跑 expression </text:p>
            <text:p text:style-name="P290">after執行後跑 expression</text:p>
          </table:table-cell>
          <table:table-cell table:style-name="表格20.A9" office:value-type="string">
            <text:p text:style-name="P25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5">CUSERID</text:p>
          </table:table-cell>
          <table:table-cell table:style-name="表格20.A5" office:value-type="string">
            <text:p text:style-name="P175">VARCHAR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75">24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75">Create data user</text:p>
          </table:table-cell>
          <table:table-cell table:style-name="表格20.A5" office:value-type="string">
            <text:p text:style-name="P13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5">CDATE</text:p>
          </table:table-cell>
          <table:table-cell table:style-name="表格20.A5" office:value-type="string">
            <text:p text:style-name="P175">DATETIME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75">Create time</text:p>
          </table:table-cell>
          <table:table-cell table:style-name="表格20.A5" office:value-type="string">
            <text:p text:style-name="P13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5">UUSERID</text:p>
          </table:table-cell>
          <table:table-cell table:style-name="表格20.A5" office:value-type="string">
            <text:p text:style-name="P175">VARCHAR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75">24</text:p>
          </table:table-cell>
          <table:table-cell table:style-name="表格20.A5" office:value-type="string">
            <text:p text:style-name="P175">null</text:p>
          </table:table-cell>
          <table:table-cell table:style-name="表格20.A5" office:value-type="string">
            <text:p text:style-name="P175">Update date user</text:p>
          </table:table-cell>
          <table:table-cell table:style-name="表格20.A5" office:value-type="string">
            <text:p text:style-name="P13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5">UDATE</text:p>
          </table:table-cell>
          <table:table-cell table:style-name="表格20.A5" office:value-type="string">
            <text:p text:style-name="P175">DATETIME</text:p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37"/>
          </table:table-cell>
          <table:table-cell table:style-name="表格20.A5" office:value-type="string">
            <text:p text:style-name="P175">null</text:p>
          </table:table-cell>
          <table:table-cell table:style-name="表格20.A5" office:value-type="string">
            <text:p text:style-name="P175">Update time</text:p>
          </table:table-cell>
          <table:table-cell table:style-name="表格20.A5" office:value-type="string">
            <text:p text:style-name="P137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10941438066567" text:continue-numbering="true" text:style-name="WW8Num2">
        <text:list-item>
          <text:h text:style-name="P371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10941270151508" text:continue-numbering="true" text:style-name="WW8Num2">
              <text:list-item>
                <text:p text:style-name="P418">Project</text:p>
              </text:list-item>
            </text:list>
          </table:table-cell>
          <table:table-cell table:style-name="表格21.A1" table:number-columns-spanned="6" office:value-type="string">
            <text:list xml:id="list110940403487704" text:continue-numbering="true" text:style-name="WW8Num2">
              <text:list-item>
                <text:p text:style-name="P4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10941105650709" text:continue-numbering="true" text:style-name="WW8Num2">
              <text:list-item>
                <text:p text:style-name="P418">Ver</text:p>
              </text:list-item>
            </text:list>
          </table:table-cell>
          <table:table-cell table:style-name="表格21.A1" office:value-type="string">
            <text:list xml:id="list110939704426997" text:continue-numbering="true" text:style-name="WW8Num2">
              <text:list-item>
                <text:p text:style-name="P438">0.5</text:p>
              </text:list-item>
            </text:list>
          </table:table-cell>
          <table:table-cell table:style-name="表格21.J1" office:value-type="string">
            <text:list xml:id="list110939645382272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40253842698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40145317379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10941619462101" text:continue-numbering="true" text:style-name="WW8Num2">
              <text:list-item>
                <text:p text:style-name="P418">Maintain</text:p>
              </text:list-item>
            </text:list>
          </table:table-cell>
          <table:table-cell table:style-name="表格21.A2" table:number-columns-spanned="6" office:value-type="string">
            <text:list xml:id="list110940760068156" text:continue-numbering="true" text:style-name="WW8Num2">
              <text:list-item>
                <text:p text:style-name="P4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10941296685311" text:continue-numbering="true" text:style-name="WW8Num2">
              <text:list-item>
                <text:p text:style-name="P418">Date</text:p>
              </text:list-item>
            </text:list>
          </table:table-cell>
          <table:table-cell table:style-name="表格21.A2" office:value-type="string">
            <text:list xml:id="list110941091399036" text:continue-numbering="true" text:style-name="WW8Num2">
              <text:list-item>
                <text:p text:style-name="P438">2014/10/<text:span text:style-name="T62">24</text:span></text:p>
              </text:list-item>
            </text:list>
          </table:table-cell>
          <table:table-cell table:style-name="表格21.J1" office:value-type="string">
            <text:list xml:id="list110941353296233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39670364470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41317709241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10939897146241" text:continue-numbering="true" text:style-name="WW8Num2">
              <text:list-item>
                <text:p text:style-name="P418">Table</text:p>
              </text:list-item>
            </text:list>
          </table:table-cell>
          <table:table-cell table:style-name="表格21.A2" table:number-columns-spanned="6" office:value-type="string">
            <text:list xml:id="list110940488662630" text:continue-numbering="true" text:style-name="WW8Num2">
              <text:list-item>
                <text:p text:style-name="P475">tb_sys_<text:span text:style-name="T65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10940260662858" text:continue-numbering="true" text:style-name="WW8Num2">
              <text:list-item>
                <text:p text:style-name="P418">DataBase</text:p>
              </text:list-item>
            </text:list>
          </table:table-cell>
          <table:table-cell table:style-name="表格21.A2" office:value-type="string">
            <text:list xml:id="list110941237618572" text:continue-numbering="true" text:style-name="WW8Num2">
              <text:list-item>
                <text:p text:style-name="P438">bbcore</text:p>
              </text:list-item>
            </text:list>
          </table:table-cell>
          <table:table-cell table:style-name="表格21.J1" office:value-type="string">
            <text:list xml:id="list110939929341076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40591863029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40827621175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10941284779569" text:continue-numbering="true" text:style-name="WW8Num2">
              <text:list-item>
                <text:p text:style-name="P418">Descript</text:p>
              </text:list-item>
            </text:list>
          </table:table-cell>
          <table:table-cell table:style-name="表格21.A4" table:number-columns-spanned="8" office:value-type="string">
            <text:list xml:id="list110939871212067" text:continue-numbering="true" text:style-name="WW8Num2">
              <text:list-item>
                <text:p text:style-name="P4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10940830204913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41526587252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1.K1" office:value-type="string">
            <text:list xml:id="list110940957032700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10941507887715"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10941456936663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0941090146350" text:continue-numbering="true" text:style-name="WW8Num2">
              <text:list-item>
                <text:p text:style-name="P428">Field</text:p>
              </text:list-item>
            </text:list>
          </table:table-cell>
          <table:table-cell table:style-name="表格21.A5" office:value-type="string">
            <text:list xml:id="list110940060832582" text:continue-numbering="true" text:style-name="WW8Num2">
              <text:list-item>
                <text:p text:style-name="P428">Datatype</text:p>
              </text:list-item>
            </text:list>
          </table:table-cell>
          <table:table-cell table:style-name="表格21.A5" office:value-type="string">
            <text:list xml:id="list110941459908113" text:continue-numbering="true" text:style-name="WW8Num2">
              <text:list-item>
                <text:p text:style-name="P428">PK</text:p>
              </text:list-item>
            </text:list>
          </table:table-cell>
          <table:table-cell table:style-name="表格21.A5" office:value-type="string">
            <text:list xml:id="list110941469863248" text:continue-numbering="true" text:style-name="WW8Num2">
              <text:list-item>
                <text:p text:style-name="P428">UK</text:p>
              </text:list-item>
            </text:list>
          </table:table-cell>
          <table:table-cell table:style-name="表格21.A5" office:value-type="string">
            <text:list xml:id="list110940566035530" text:continue-numbering="true" text:style-name="WW8Num2">
              <text:list-item>
                <text:p text:style-name="P428">IDX</text:p>
              </text:list-item>
            </text:list>
          </table:table-cell>
          <table:table-cell table:style-name="表格21.A5" office:value-type="string">
            <text:list xml:id="list110940636475172" text:continue-numbering="true" text:style-name="WW8Num2">
              <text:list-item>
                <text:p text:style-name="P408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10941160027473" text:continue-numbering="true" text:style-name="WW8Num2">
              <text:list-item>
                <text:p text:style-name="P408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10940050621152" text:continue-numbering="true" text:style-name="WW8Num2">
              <text:list-item>
                <text:p text:style-name="P428">Description</text:p>
              </text:list-item>
            </text:list>
          </table:table-cell>
          <table:table-cell table:style-name="表格21.A5" office:value-type="string">
            <text:list xml:id="list110940370007754" text:continue-numbering="true" text:style-name="WW8Num2">
              <text:list-item>
                <text:p text:style-name="P428">Remarks</text:p>
              </text:list-item>
            </text:list>
          </table:table-cell>
          <table:table-cell table:style-name="表格21.J5" table:number-columns-spanned="3" office:value-type="string">
            <text:list xml:id="list110941167388447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0941628985459" text:continue-numbering="true" text:style-name="WW8Num2">
              <text:list-item>
                <text:p text:style-name="P485">OID</text:p>
              </text:list-item>
            </text:list>
          </table:table-cell>
          <table:table-cell table:style-name="表格21.A5" office:value-type="string">
            <text:list xml:id="list110941519423969" text:continue-numbering="true" text:style-name="WW8Num2">
              <text:list-item>
                <text:p text:style-name="P485">CHAR</text:p>
              </text:list-item>
            </text:list>
          </table:table-cell>
          <table:table-cell table:style-name="表格21.A5" office:value-type="string">
            <text:list xml:id="list110939958672445" text:continue-numbering="true" text:style-name="WW8Num2">
              <text:list-item>
                <text:p text:style-name="P485">Y</text:p>
              </text:list-item>
            </text:list>
          </table:table-cell>
          <table:table-cell table:style-name="表格21.A5" office:value-type="string">
            <text:list xml:id="list110940939064495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39800859784" text:continue-numbering="true" text:style-name="WW8Num2">
              <text:list-item>
                <text:p text:style-name="P485"><text:s/></text:p>
              </text:list-item>
            </text:list>
          </table:table-cell>
          <table:table-cell table:style-name="表格21.A5" office:value-type="string">
            <text:list xml:id="list110940060087546" text:continue-numbering="true" text:style-name="WW8Num2">
              <text:list-item>
                <text:p text:style-name="P485">36</text:p>
              </text:list-item>
            </text:list>
          </table:table-cell>
          <table:table-cell table:style-name="表格21.A5" office:value-type="string">
            <text:list xml:id="list110940730869734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284270625" text:continue-numbering="true" text:style-name="WW8Num2">
              <text:list-item>
                <text:p text:style-name="P485">PK / UUID</text:p>
              </text:list-item>
            </text:list>
          </table:table-cell>
          <table:table-cell table:style-name="表格21.A5" office:value-type="string">
            <text:list xml:id="list110940192517729" text:continue-numbering="true" text:style-name="WW8Num2">
              <text:list-item>
                <text:p text:style-name="P485">Default java UUID</text:p>
              </text:list-item>
            </text:list>
          </table:table-cell>
          <table:table-cell table:style-name="表格21.J5" table:number-columns-spanned="3" office:value-type="string">
            <text:list xml:id="list110941244767929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0940232260100" text:continue-numbering="true" text:style-name="WW8Num2">
              <text:list-item>
                <text:p text:style-name="P515">HELP_EXPR_OID</text:p>
              </text:list-item>
            </text:list>
          </table:table-cell>
          <table:table-cell table:style-name="表格21.A5" office:value-type="string">
            <text:list xml:id="list110941068071551" text:continue-numbering="true" text:style-name="WW8Num2">
              <text:list-item>
                <text:p text:style-name="P485">CHAR</text:p>
              </text:list-item>
            </text:list>
          </table:table-cell>
          <table:table-cell table:style-name="表格21.A5" office:value-type="string">
            <text:list xml:id="list110940755348290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1.A5" office:value-type="string">
            <text:list xml:id="list110939706654568" text:continue-numbering="true" text:style-name="WW8Num2">
              <text:list-item>
                <text:p text:style-name="P516">Y</text:p>
              </text:list-item>
            </text:list>
          </table:table-cell>
          <table:table-cell table:style-name="表格21.A5" office:value-type="string">
            <text:list xml:id="list110941606550922" text:continue-numbering="true" text:style-name="WW8Num2">
              <text:list-item>
                <text:p text:style-name="P485"><text:s/><text:span text:style-name="T72">Y</text:span></text:p>
              </text:list-item>
            </text:list>
          </table:table-cell>
          <table:table-cell table:style-name="表格21.A5" office:value-type="string">
            <text:list xml:id="list110940637580153" text:continue-numbering="true" text:style-name="WW8Num2">
              <text:list-item>
                <text:p text:style-name="P485">36</text:p>
              </text:list-item>
            </text:list>
          </table:table-cell>
          <table:table-cell table:style-name="表格21.A5" office:value-type="string">
            <text:p text:style-name="P137"/>
          </table:table-cell>
          <table:table-cell table:style-name="表格21.A5" office:value-type="string">
            <text:p text:style-name="P291">TB_SYS_BEAN_HELP_EXPR.OID</text:p>
          </table:table-cell>
          <table:table-cell table:style-name="表格21.A5" office:value-type="string">
            <text:p text:style-name="P257"/>
          </table:table-cell>
          <table:table-cell table:style-name="表格21.J5" table:number-columns-spanned="3" office:value-type="string">
            <text:list xml:id="list110941141705747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83">METHOD_RESULT_<text:span text:style-name="T70">FLAG</text:span></text:p>
          </table:table-cell>
          <table:table-cell table:style-name="表格21.A9" office:value-type="string">
            <text:list xml:id="list110940196994825" text:continue-numbering="true" text:style-name="WW8Num2">
              <text:list-item>
                <text:p text:style-name="P495">VARCHAR</text:p>
              </text:list-item>
            </text:list>
          </table:table-cell>
          <table:table-cell table:style-name="表格21.A9" office:value-type="string">
            <text:p text:style-name="P137"/>
          </table:table-cell>
          <table:table-cell table:style-name="表格21.A9" office:value-type="string">
            <text:p text:style-name="P180"/>
          </table:table-cell>
          <table:table-cell table:style-name="表格21.A9" office:value-type="string">
            <text:p text:style-name="P334"/>
          </table:table-cell>
          <table:table-cell table:style-name="表格21.A9" office:value-type="string">
            <text:p text:style-name="P185">1</text:p>
          </table:table-cell>
          <table:table-cell table:style-name="表格21.A9" office:value-type="string">
            <text:p text:style-name="P188">'N'</text:p>
          </table:table-cell>
          <table:table-cell table:style-name="表格21.A9" office:value-type="string">
            <text:p text:style-name="P285">Y / N</text:p>
            <text:p text:style-name="P285">是否把<text:span text:style-name="T71">method回傳的物件放入 script expression</text:span></text:p>
          </table:table-cell>
          <table:table-cell table:style-name="表格21.A9" office:value-type="string">
            <text:p text:style-name="P268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10941107084452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78">METHOD_PARAM_CLASS</text:p>
          </table:table-cell>
          <table:table-cell table:style-name="表格21.A9" office:value-type="string">
            <text:list xml:id="list110941165240548" text:continue-numbering="true" text:style-name="WW8Num2">
              <text:list-item>
                <text:p text:style-name="P496">VARCHAR</text:p>
              </text:list-item>
            </text:list>
          </table:table-cell>
          <table:table-cell table:style-name="表格21.A9" office:value-type="string">
            <text:p text:style-name="P137"/>
          </table:table-cell>
          <table:table-cell table:style-name="表格21.A9" office:value-type="string">
            <text:p text:style-name="P180"/>
          </table:table-cell>
          <table:table-cell table:style-name="表格21.A9" office:value-type="string">
            <text:p text:style-name="P334"/>
          </table:table-cell>
          <table:table-cell table:style-name="表格21.A9" office:value-type="string">
            <text:p text:style-name="P178">255</text:p>
          </table:table-cell>
          <table:table-cell table:style-name="表格21.A9" office:value-type="string">
            <text:p text:style-name="P191">' '</text:p>
          </table:table-cell>
          <table:table-cell table:style-name="表格21.A9" office:value-type="string">
            <text:p text:style-name="P284">Server method 的參數物件</text:p>
            <text:p text:style-name="P283">如 <text:span text:style-name="T68">test.vo.AccountVO</text:span></text:p>
          </table:table-cell>
          <table:table-cell table:style-name="表格21.A9" office:value-type="string">
            <text:p text:style-name="P184">METHOD_RESULT_<text:span text:style-name="T70">FLAG ='Y' </text:span><text:span text:style-name="T32">不用寫這個欄位</text:span></text:p>
          </table:table-cell>
          <table:table-cell table:style-name="表格21.J5" table:number-columns-spanned="3" office:value-type="string">
            <text:list xml:id="list110941709442193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10939984179844" text:continue-numbering="true" text:style-name="WW8Num2">
              <text:list-item>
                <text:p text:style-name="P517">METHOD_PARAM_INDEX</text:p>
              </text:list-item>
            </text:list>
          </table:table-cell>
          <table:table-cell table:style-name="表格21.A9" office:value-type="string">
            <text:list xml:id="list110941804940512" text:continue-numbering="true" text:style-name="WW8Num2">
              <text:list-item>
                <text:p text:style-name="P517">INT</text:p>
              </text:list-item>
            </text:list>
          </table:table-cell>
          <table:table-cell table:style-name="表格21.A9" office:value-type="string">
            <text:list xml:id="list110939942960282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9" office:value-type="string">
            <text:list xml:id="list110941142810877" text:continue-numbering="true" text:style-name="WW8Num2">
              <text:list-item>
                <text:p text:style-name="P518"/>
              </text:list-item>
            </text:list>
          </table:table-cell>
          <table:table-cell table:style-name="表格21.A9" office:value-type="string">
            <text:list xml:id="list110939903396334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9" office:value-type="string">
            <text:list xml:id="list110941184464501" text:continue-numbering="true" text:style-name="WW8Num2">
              <text:list-item>
                <text:p text:style-name="P517">3</text:p>
              </text:list-item>
            </text:list>
          </table:table-cell>
          <table:table-cell table:style-name="表格21.A9" office:value-type="string">
            <text:list xml:id="list110939845597483" text:continue-numbering="true" text:style-name="WW8Num2">
              <text:list-item>
                <text:p text:style-name="P521">0</text:p>
              </text:list-item>
            </text:list>
          </table:table-cell>
          <table:table-cell table:style-name="表格21.A9" office:value-type="string">
            <text:list xml:id="list110940249290024" text:continue-numbering="true" text:style-name="WW8Num2">
              <text:list-item>
                <text:p text:style-name="P564">0 ~ 999 指參數的位址</text:p>
              </text:list-item>
            </text:list>
          </table:table-cell>
          <table:table-cell table:style-name="表格21.A9" office:value-type="string">
            <text:list xml:id="list110941712292009" text:continue-numbering="true" text:style-name="WW8Num2">
              <text:list-item>
                <text:p text:style-name="P524">METHOD_RESULT_<text:span text:style-name="T70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10939668587667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10940418560134" text:continue-numbering="true" text:style-name="WW8Num2">
              <text:list-item>
                <text:p text:style-name="P525">VAR_NAME</text:p>
              </text:list-item>
            </text:list>
          </table:table-cell>
          <table:table-cell table:style-name="表格21.A9" office:value-type="string">
            <text:list xml:id="list110939804557515" text:continue-numbering="true" text:style-name="WW8Num2">
              <text:list-item>
                <text:p text:style-name="P496">VARCHAR</text:p>
              </text:list-item>
            </text:list>
          </table:table-cell>
          <table:table-cell table:style-name="表格21.A9" office:value-type="string">
            <text:list xml:id="list11094035254096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9" office:value-type="string">
            <text:list xml:id="list110940713313439" text:continue-numbering="true" text:style-name="WW8Num2">
              <text:list-item>
                <text:p text:style-name="P518">Y</text:p>
              </text:list-item>
            </text:list>
          </table:table-cell>
          <table:table-cell table:style-name="表格21.A9" office:value-type="string">
            <text:list xml:id="list11094150880242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9" office:value-type="string">
            <text:list xml:id="list110939691274228" text:continue-numbering="true" text:style-name="WW8Num2">
              <text:list-item>
                <text:p text:style-name="P525">255</text:p>
              </text:list-item>
            </text:list>
          </table:table-cell>
          <table:table-cell table:style-name="表格21.A9" office:value-type="string">
            <text:list xml:id="list11093997631258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9" office:value-type="string">
            <text:list xml:id="list110940394877686" text:continue-numbering="true" text:style-name="WW8Num2">
              <text:list-item>
                <text:p text:style-name="P565">給<text:span text:style-name="T69">script expression 的變數</text:span></text:p>
              </text:list-item>
              <text:list-item>
                <text:p text:style-name="P565">如: <text:span text:style-name="T69">account</text:span></text:p>
              </text:list-item>
            </text:list>
          </table:table-cell>
          <table:table-cell table:style-name="表格21.A9" office:value-type="string">
            <text:list xml:id="list110940242643934" text:continue-numbering="true" text:style-name="WW8Num2">
              <text:list-item>
                <text:p text:style-name="P588"/>
              </text:list-item>
            </text:list>
          </table:table-cell>
          <table:table-cell table:style-name="表格21.J5" table:number-columns-spanned="3" office:value-type="string">
            <text:list xml:id="list110939711706369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0940909693847" text:continue-numbering="true" text:style-name="WW8Num2">
              <text:list-item>
                <text:p text:style-name="P485">CUSERID</text:p>
              </text:list-item>
            </text:list>
          </table:table-cell>
          <table:table-cell table:style-name="表格21.A5" office:value-type="string">
            <text:list xml:id="list110941797839973" text:continue-numbering="true" text:style-name="WW8Num2">
              <text:list-item>
                <text:p text:style-name="P485">VARCHAR</text:p>
              </text:list-item>
            </text:list>
          </table:table-cell>
          <table:table-cell table:style-name="表格21.A5" office:value-type="string">
            <text:list xml:id="list110939683938105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820506951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1233279251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840139783" text:continue-numbering="true" text:style-name="WW8Num2">
              <text:list-item>
                <text:p text:style-name="P485">24</text:p>
              </text:list-item>
            </text:list>
          </table:table-cell>
          <table:table-cell table:style-name="表格21.A5" office:value-type="string">
            <text:list xml:id="list110941715677872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112290694" text:continue-numbering="true" text:style-name="WW8Num2">
              <text:list-item>
                <text:p text:style-name="P485">Create data user</text:p>
              </text:list-item>
            </text:list>
          </table:table-cell>
          <table:table-cell table:style-name="表格21.A5" office:value-type="string">
            <text:list xml:id="list110941452553747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J5" table:number-columns-spanned="3" office:value-type="string">
            <text:list xml:id="list110940364034902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0941059683887" text:continue-numbering="true" text:style-name="WW8Num2">
              <text:list-item>
                <text:p text:style-name="P485">CDATE</text:p>
              </text:list-item>
            </text:list>
          </table:table-cell>
          <table:table-cell table:style-name="表格21.A5" office:value-type="string">
            <text:list xml:id="list110941811364260" text:continue-numbering="true" text:style-name="WW8Num2">
              <text:list-item>
                <text:p text:style-name="P485">DATETIME</text:p>
              </text:list-item>
            </text:list>
          </table:table-cell>
          <table:table-cell table:style-name="表格21.A5" office:value-type="string">
            <text:list xml:id="list110939862344651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22352537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121093299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39714456780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1234724730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462955778" text:continue-numbering="true" text:style-name="WW8Num2">
              <text:list-item>
                <text:p text:style-name="P485">Create time</text:p>
              </text:list-item>
            </text:list>
          </table:table-cell>
          <table:table-cell table:style-name="表格21.A5" office:value-type="string">
            <text:list xml:id="list110939971835966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J5" table:number-columns-spanned="3" office:value-type="string">
            <text:list xml:id="list110941680018243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0939924266234" text:continue-numbering="true" text:style-name="WW8Num2">
              <text:list-item>
                <text:p text:style-name="P485">UUSERID</text:p>
              </text:list-item>
            </text:list>
          </table:table-cell>
          <table:table-cell table:style-name="表格21.A5" office:value-type="string">
            <text:list xml:id="list110939904589160" text:continue-numbering="true" text:style-name="WW8Num2">
              <text:list-item>
                <text:p text:style-name="P485">VARCHAR</text:p>
              </text:list-item>
            </text:list>
          </table:table-cell>
          <table:table-cell table:style-name="表格21.A5" office:value-type="string">
            <text:list xml:id="list110941105873830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1650913182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882587068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1390140970" text:continue-numbering="true" text:style-name="WW8Num2">
              <text:list-item>
                <text:p text:style-name="P485">24</text:p>
              </text:list-item>
            </text:list>
          </table:table-cell>
          <table:table-cell table:style-name="表格21.A5" office:value-type="string">
            <text:list xml:id="list110941228798722" text:continue-numbering="true" text:style-name="WW8Num2">
              <text:list-item>
                <text:p text:style-name="P485">null</text:p>
              </text:list-item>
            </text:list>
          </table:table-cell>
          <table:table-cell table:style-name="表格21.A5" office:value-type="string">
            <text:list xml:id="list110940189573617" text:continue-numbering="true" text:style-name="WW8Num2">
              <text:list-item>
                <text:p text:style-name="P485">Update date user</text:p>
              </text:list-item>
            </text:list>
          </table:table-cell>
          <table:table-cell table:style-name="表格21.A5" office:value-type="string">
            <text:list xml:id="list110941117075397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J5" table:number-columns-spanned="3" office:value-type="string">
            <text:list xml:id="list110939711901124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0939687308321" text:continue-numbering="true" text:style-name="WW8Num2">
              <text:list-item>
                <text:p text:style-name="P485">UDATE</text:p>
              </text:list-item>
            </text:list>
          </table:table-cell>
          <table:table-cell table:style-name="表格21.A5" office:value-type="string">
            <text:list xml:id="list110941176272475" text:continue-numbering="true" text:style-name="WW8Num2">
              <text:list-item>
                <text:p text:style-name="P485">DATETIME</text:p>
              </text:list-item>
            </text:list>
          </table:table-cell>
          <table:table-cell table:style-name="表格21.A5" office:value-type="string">
            <text:list xml:id="list11094106518755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0857651522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1232349778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3992348244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A5" office:value-type="string">
            <text:list xml:id="list110941276300356" text:continue-numbering="true" text:style-name="WW8Num2">
              <text:list-item>
                <text:p text:style-name="P485">null</text:p>
              </text:list-item>
            </text:list>
          </table:table-cell>
          <table:table-cell table:style-name="表格21.A5" office:value-type="string">
            <text:list xml:id="list110940683704941" text:continue-numbering="true" text:style-name="WW8Num2">
              <text:list-item>
                <text:p text:style-name="P485">Update time</text:p>
              </text:list-item>
            </text:list>
          </table:table-cell>
          <table:table-cell table:style-name="表格21.A5" office:value-type="string">
            <text:list xml:id="list110939863298047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1.J5" table:number-columns-spanned="3" office:value-type="string">
            <text:list xml:id="list110941523890126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</table:table>
      <text:list xml:id="list110941322953486" text:continue-numbering="true" text:style-name="WW8Num2">
        <text:list-item>
          <text:p text:style-name="P391"/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10939831832981" text:continue-numbering="true" text:style-name="WW8Num2">
        <text:list-item>
          <text:h text:style-name="P372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10941659242375" text:continue-numbering="true" text:style-name="WW8Num2">
              <text:list-item>
                <text:p text:style-name="P419">Project</text:p>
              </text:list-item>
            </text:list>
          </table:table-cell>
          <table:table-cell table:style-name="表格22.A1" table:number-columns-spanned="6" office:value-type="string">
            <text:list xml:id="list110941255884831" text:continue-numbering="true" text:style-name="WW8Num2">
              <text:list-item>
                <text:p text:style-name="P4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10940723575946" text:continue-numbering="true" text:style-name="WW8Num2">
              <text:list-item>
                <text:p text:style-name="P419">Ver</text:p>
              </text:list-item>
            </text:list>
          </table:table-cell>
          <table:table-cell table:style-name="表格22.A1" office:value-type="string">
            <text:list xml:id="list110941186432407" text:continue-numbering="true" text:style-name="WW8Num2">
              <text:list-item>
                <text:p text:style-name="P439">0.5</text:p>
              </text:list-item>
            </text:list>
          </table:table-cell>
          <table:table-cell table:style-name="表格22.J1" office:value-type="string">
            <text:list xml:id="list110939810394821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41291027890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40607800882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10941310070650" text:continue-numbering="true" text:style-name="WW8Num2">
              <text:list-item>
                <text:p text:style-name="P419">Maintain</text:p>
              </text:list-item>
            </text:list>
          </table:table-cell>
          <table:table-cell table:style-name="表格22.A2" table:number-columns-spanned="6" office:value-type="string">
            <text:list xml:id="list110941821839677" text:continue-numbering="true" text:style-name="WW8Num2">
              <text:list-item>
                <text:p text:style-name="P4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10941792189250" text:continue-numbering="true" text:style-name="WW8Num2">
              <text:list-item>
                <text:p text:style-name="P419">Date</text:p>
              </text:list-item>
            </text:list>
          </table:table-cell>
          <table:table-cell table:style-name="表格22.A2" office:value-type="string">
            <text:list xml:id="list110941204232521" text:continue-numbering="true" text:style-name="WW8Num2">
              <text:list-item>
                <text:p text:style-name="P439">2014/10/<text:span text:style-name="T62">29</text:span></text:p>
              </text:list-item>
            </text:list>
          </table:table-cell>
          <table:table-cell table:style-name="表格22.J1" office:value-type="string">
            <text:list xml:id="list110941142200289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39791005746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40693936458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10941201678219" text:continue-numbering="true" text:style-name="WW8Num2">
              <text:list-item>
                <text:p text:style-name="P419">Table</text:p>
              </text:list-item>
            </text:list>
          </table:table-cell>
          <table:table-cell table:style-name="表格22.A2" table:number-columns-spanned="6" office:value-type="string">
            <text:list xml:id="list110941387427679" text:continue-numbering="true" text:style-name="WW8Num2">
              <text:list-item>
                <text:p text:style-name="P476">tb_sys_<text:span text:style-name="T75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10940075978178" text:continue-numbering="true" text:style-name="WW8Num2">
              <text:list-item>
                <text:p text:style-name="P419">DataBase</text:p>
              </text:list-item>
            </text:list>
          </table:table-cell>
          <table:table-cell table:style-name="表格22.A2" office:value-type="string">
            <text:list xml:id="list110941615389216" text:continue-numbering="true" text:style-name="WW8Num2">
              <text:list-item>
                <text:p text:style-name="P439">bbcore</text:p>
              </text:list-item>
            </text:list>
          </table:table-cell>
          <table:table-cell table:style-name="表格22.J1" office:value-type="string">
            <text:list xml:id="list110940762846461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41137572127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39789382026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10941823543105" text:continue-numbering="true" text:style-name="WW8Num2">
              <text:list-item>
                <text:p text:style-name="P419">Descript</text:p>
              </text:list-item>
            </text:list>
          </table:table-cell>
          <table:table-cell table:style-name="表格22.A4" table:number-columns-spanned="8" office:value-type="string">
            <text:list xml:id="list110941033586729" text:continue-numbering="true" text:style-name="WW8Num2">
              <text:list-item>
                <text:p text:style-name="P449">範例 /<text:span text:style-name="T86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10940902784717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39757299001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2.K1" office:value-type="string">
            <text:list xml:id="list110940684741926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10941663978899"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10941649365919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0940459202968" text:continue-numbering="true" text:style-name="WW8Num2">
              <text:list-item>
                <text:p text:style-name="P429">Field</text:p>
              </text:list-item>
            </text:list>
          </table:table-cell>
          <table:table-cell table:style-name="表格22.A5" office:value-type="string">
            <text:list xml:id="list110940818720094" text:continue-numbering="true" text:style-name="WW8Num2">
              <text:list-item>
                <text:p text:style-name="P429">Datatype</text:p>
              </text:list-item>
            </text:list>
          </table:table-cell>
          <table:table-cell table:style-name="表格22.A5" office:value-type="string">
            <text:list xml:id="list110941274377023" text:continue-numbering="true" text:style-name="WW8Num2">
              <text:list-item>
                <text:p text:style-name="P429">PK</text:p>
              </text:list-item>
            </text:list>
          </table:table-cell>
          <table:table-cell table:style-name="表格22.A5" office:value-type="string">
            <text:list xml:id="list110941816106116" text:continue-numbering="true" text:style-name="WW8Num2">
              <text:list-item>
                <text:p text:style-name="P429">UK</text:p>
              </text:list-item>
            </text:list>
          </table:table-cell>
          <table:table-cell table:style-name="表格22.A5" office:value-type="string">
            <text:list xml:id="list110940531530409" text:continue-numbering="true" text:style-name="WW8Num2">
              <text:list-item>
                <text:p text:style-name="P429">IDX</text:p>
              </text:list-item>
            </text:list>
          </table:table-cell>
          <table:table-cell table:style-name="表格22.A5" office:value-type="string">
            <text:list xml:id="list110940498091083" text:continue-numbering="true" text:style-name="WW8Num2">
              <text:list-item>
                <text:p text:style-name="P409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10939847099317" text:continue-numbering="true" text:style-name="WW8Num2">
              <text:list-item>
                <text:p text:style-name="P409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10940692899028" text:continue-numbering="true" text:style-name="WW8Num2">
              <text:list-item>
                <text:p text:style-name="P429">Description</text:p>
              </text:list-item>
            </text:list>
          </table:table-cell>
          <table:table-cell table:style-name="表格22.A5" office:value-type="string">
            <text:list xml:id="list110940217115445" text:continue-numbering="true" text:style-name="WW8Num2">
              <text:list-item>
                <text:p text:style-name="P429">Remarks</text:p>
              </text:list-item>
            </text:list>
          </table:table-cell>
          <table:table-cell table:style-name="表格22.J5" table:number-columns-spanned="3" office:value-type="string">
            <text:list xml:id="list110940721157108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0941016498192" text:continue-numbering="true" text:style-name="WW8Num2">
              <text:list-item>
                <text:p text:style-name="P497">OID</text:p>
              </text:list-item>
            </text:list>
          </table:table-cell>
          <table:table-cell table:style-name="表格22.A5" office:value-type="string">
            <text:list xml:id="list110941477215482" text:continue-numbering="true" text:style-name="WW8Num2">
              <text:list-item>
                <text:p text:style-name="P497">CHAR</text:p>
              </text:list-item>
            </text:list>
          </table:table-cell>
          <table:table-cell table:style-name="表格22.A5" office:value-type="string">
            <text:list xml:id="list110940681312190" text:continue-numbering="true" text:style-name="WW8Num2">
              <text:list-item>
                <text:p text:style-name="P497">Y</text:p>
              </text:list-item>
            </text:list>
          </table:table-cell>
          <table:table-cell table:style-name="表格22.A5" office:value-type="string">
            <text:list xml:id="list110941191730152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0469837706" text:continue-numbering="true" text:style-name="WW8Num2">
              <text:list-item>
                <text:p text:style-name="P497"><text:s/></text:p>
              </text:list-item>
            </text:list>
          </table:table-cell>
          <table:table-cell table:style-name="表格22.A5" office:value-type="string">
            <text:list xml:id="list110941379762691" text:continue-numbering="true" text:style-name="WW8Num2">
              <text:list-item>
                <text:p text:style-name="P497">36</text:p>
              </text:list-item>
            </text:list>
          </table:table-cell>
          <table:table-cell table:style-name="表格22.A5" office:value-type="string">
            <text:list xml:id="list11094164525245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1747250739" text:continue-numbering="true" text:style-name="WW8Num2">
              <text:list-item>
                <text:p text:style-name="P497">PK / UUID</text:p>
              </text:list-item>
            </text:list>
          </table:table-cell>
          <table:table-cell table:style-name="表格22.A5" office:value-type="string">
            <text:list xml:id="list110941601796924" text:continue-numbering="true" text:style-name="WW8Num2">
              <text:list-item>
                <text:p text:style-name="P497">Default java UUID</text:p>
              </text:list-item>
            </text:list>
          </table:table-cell>
          <table:table-cell table:style-name="表格22.J5" table:number-columns-spanned="3" office:value-type="string">
            <text:list xml:id="list110940128991085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193">SYSTEM</text:p>
          </table:table-cell>
          <table:table-cell table:style-name="表格22.A5" office:value-type="string">
            <text:p text:style-name="P91">VARCHAR</text:p>
          </table:table-cell>
          <table:table-cell table:style-name="表格22.A5" office:value-type="string">
            <text:p text:style-name="P136"/>
          </table:table-cell>
          <table:table-cell table:style-name="表格22.A5" office:value-type="string">
            <text:p text:style-name="P194"/>
          </table:table-cell>
          <table:table-cell table:style-name="表格22.A5" office:value-type="string">
            <text:p text:style-name="P338">Y</text:p>
          </table:table-cell>
          <table:table-cell table:style-name="表格22.A5" office:value-type="string">
            <text:p text:style-name="P193">10</text:p>
          </table:table-cell>
          <table:table-cell table:style-name="表格22.A5" office:value-type="string">
            <text:p text:style-name="P136"/>
          </table:table-cell>
          <table:table-cell table:style-name="表格22.A5" office:value-type="string">
            <text:p text:style-name="P281">TB_SYS.SYS_ID</text:p>
          </table:table-cell>
          <table:table-cell table:style-name="表格22.A5" office:value-type="string">
            <text:p text:style-name="P256"/>
          </table:table-cell>
          <table:table-cell table:style-name="表格22.J5" table:number-columns-spanned="3" office:value-type="string">
            <text:list xml:id="list110941248681787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196">SUB_DIR</text:p>
          </table:table-cell>
          <table:table-cell table:style-name="表格22.A9" office:value-type="string">
            <text:p text:style-name="P91">VARCHAR</text:p>
          </table:table-cell>
          <table:table-cell table:style-name="表格22.A9" office:value-type="string">
            <text:p text:style-name="P138"/>
          </table:table-cell>
          <table:table-cell table:style-name="表格22.A9" office:value-type="string">
            <text:p text:style-name="P181"/>
          </table:table-cell>
          <table:table-cell table:style-name="表格22.A9" office:value-type="string">
            <text:p text:style-name="P341">Y</text:p>
          </table:table-cell>
          <table:table-cell table:style-name="表格22.A9" office:value-type="string">
            <text:p text:style-name="P207">4</text:p>
          </table:table-cell>
          <table:table-cell table:style-name="表格22.A9" office:value-type="string">
            <text:p text:style-name="P189"/>
          </table:table-cell>
          <table:table-cell table:style-name="表格22.A9" office:value-type="string">
            <text:p text:style-name="P292">如: 2014</text:p>
          </table:table-cell>
          <table:table-cell table:style-name="表格22.A9" office:value-type="string">
            <text:p text:style-name="P295"/>
          </table:table-cell>
          <table:table-cell table:style-name="表格22.J5" table:number-columns-spanned="3" office:value-type="string">
            <text:list xml:id="list110940770659548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197">TYPE</text:p>
          </table:table-cell>
          <table:table-cell table:style-name="表格22.A9" office:value-type="string">
            <text:list xml:id="list110939987311719" text:continue-numbering="true" text:style-name="WW8Num2">
              <text:list-item>
                <text:p text:style-name="P450">VARCHAR</text:p>
              </text:list-item>
            </text:list>
          </table:table-cell>
          <table:table-cell table:style-name="表格22.A9" office:value-type="string">
            <text:p text:style-name="P138"/>
          </table:table-cell>
          <table:table-cell table:style-name="表格22.A9" office:value-type="string">
            <text:p text:style-name="P181"/>
          </table:table-cell>
          <table:table-cell table:style-name="表格22.A9" office:value-type="string">
            <text:p text:style-name="P338">Y</text:p>
          </table:table-cell>
          <table:table-cell table:style-name="表格22.A9" office:value-type="string">
            <text:p text:style-name="P197">10</text:p>
          </table:table-cell>
          <table:table-cell table:style-name="表格22.A9" office:value-type="string">
            <text:p text:style-name="P192"/>
          </table:table-cell>
          <table:table-cell table:style-name="表格22.A9" office:value-type="string">
            <text:p text:style-name="P293"><text:span text:style-name="T85">tmp</text:span>, <text:span text:style-name="T85">image, common</text:span></text:p>
          </table:table-cell>
          <table:table-cell table:style-name="表格22.A9" office:value-type="string">
            <text:p text:style-name="P305"/>
          </table:table-cell>
          <table:table-cell table:style-name="表格22.J5" table:number-columns-spanned="3" office:value-type="string">
            <text:list xml:id="list110940951657124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0940531962089" text:continue-numbering="true" text:style-name="WW8Num2">
              <text:list-item>
                <text:p text:style-name="P526">FILE_NAME</text:p>
              </text:list-item>
            </text:list>
          </table:table-cell>
          <table:table-cell table:style-name="表格22.A9" office:value-type="string">
            <text:list xml:id="list110941788564955" text:continue-numbering="true" text:style-name="WW8Num2">
              <text:list-item>
                <text:p text:style-name="P454">VARCHAR</text:p>
              </text:list-item>
            </text:list>
          </table:table-cell>
          <table:table-cell table:style-name="表格22.A9" office:value-type="string">
            <text:list xml:id="list110941230976370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1465913998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2.A9" office:value-type="string">
            <text:list xml:id="list11094088095928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1788262498" text:continue-numbering="true" text:style-name="WW8Num2">
              <text:list-item>
                <text:p text:style-name="P526">50</text:p>
              </text:list-item>
            </text:list>
          </table:table-cell>
          <table:table-cell table:style-name="表格22.A9" office:value-type="string">
            <text:list xml:id="list110939896855819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2.A9" office:value-type="string">
            <text:list xml:id="list110940450013032" text:continue-numbering="true" text:style-name="WW8Num2">
              <text:list-item>
                <text:p text:style-name="P566">Uuid + 副檔名</text:p>
              </text:list-item>
            </text:list>
          </table:table-cell>
          <table:table-cell table:style-name="表格22.A9" office:value-type="string">
            <text:list xml:id="list110939853163316" text:continue-numbering="true" text:style-name="WW8Num2">
              <text:list-item>
                <text:p text:style-name="P572"/>
              </text:list-item>
            </text:list>
          </table:table-cell>
          <table:table-cell table:style-name="表格22.J5" table:number-columns-spanned="3" office:value-type="string">
            <text:list xml:id="list110939843298302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0940579541353" text:continue-numbering="true" text:style-name="WW8Num2">
              <text:list-item>
                <text:p text:style-name="P526">SHOW_NAME</text:p>
              </text:list-item>
            </text:list>
          </table:table-cell>
          <table:table-cell table:style-name="表格22.A9" office:value-type="string">
            <text:list xml:id="list110940868708786" text:continue-numbering="true" text:style-name="WW8Num2">
              <text:list-item>
                <text:p text:style-name="P451">VARCHAR</text:p>
              </text:list-item>
            </text:list>
          </table:table-cell>
          <table:table-cell table:style-name="表格22.A9" office:value-type="string">
            <text:list xml:id="list110940016545823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39933007495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2.A9" office:value-type="string">
            <text:list xml:id="list110940452531132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1751199726" text:continue-numbering="true" text:style-name="WW8Num2">
              <text:list-item>
                <text:p text:style-name="P526">255</text:p>
              </text:list-item>
            </text:list>
          </table:table-cell>
          <table:table-cell table:style-name="表格22.A9" office:value-type="string">
            <text:list xml:id="list11094108876180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39896768998" text:continue-numbering="true" text:style-name="WW8Num2">
              <text:list-item>
                <text:p text:style-name="P566">File show name</text:p>
              </text:list-item>
            </text:list>
          </table:table-cell>
          <table:table-cell table:style-name="表格22.A9" office:value-type="string">
            <text:list xml:id="list110941286320932" text:continue-numbering="true" text:style-name="WW8Num2">
              <text:list-item>
                <text:p text:style-name="P589"/>
              </text:list-item>
            </text:list>
          </table:table-cell>
          <table:table-cell table:style-name="表格22.J5" table:number-columns-spanned="3" office:value-type="string">
            <text:list xml:id="list110941306896025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0939953187178" text:continue-numbering="true" text:style-name="WW8Num2">
              <text:list-item>
                <text:p text:style-name="P528">IS_<text:span text:style-name="T76">FILE</text:span></text:p>
              </text:list-item>
            </text:list>
          </table:table-cell>
          <table:table-cell table:style-name="表格22.A9" office:value-type="string">
            <text:list xml:id="list110940806428206" text:continue-numbering="true" text:style-name="WW8Num2">
              <text:list-item>
                <text:p text:style-name="P455">VARCHAR</text:p>
              </text:list-item>
            </text:list>
          </table:table-cell>
          <table:table-cell table:style-name="表格22.A9" office:value-type="string">
            <text:list xml:id="list110941765864623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0541174075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2.A9" office:value-type="string">
            <text:list xml:id="list11094091724522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0855615537" text:continue-numbering="true" text:style-name="WW8Num2">
              <text:list-item>
                <text:p text:style-name="P528">1</text:p>
              </text:list-item>
            </text:list>
          </table:table-cell>
          <table:table-cell table:style-name="表格22.A9" office:value-type="string">
            <text:list xml:id="list110939964742121" text:continue-numbering="true" text:style-name="WW8Num2">
              <text:list-item>
                <text:p text:style-name="P529">'Y'</text:p>
              </text:list-item>
            </text:list>
          </table:table-cell>
          <table:table-cell table:style-name="表格22.A9" office:value-type="string">
            <text:list xml:id="list110940871184003" text:continue-numbering="true" text:style-name="WW8Num2">
              <text:list-item>
                <text:p text:style-name="P568">Y 表示用blob存</text:p>
              </text:list-item>
              <text:list-item>
                <text:p text:style-name="P568">N 用實體檔案存</text:p>
              </text:list-item>
            </text:list>
          </table:table-cell>
          <table:table-cell table:style-name="表格22.A9" office:value-type="string">
            <text:list xml:id="list110941451098572" text:continue-numbering="true" text:style-name="WW8Num2">
              <text:list-item>
                <text:p text:style-name="P589"/>
              </text:list-item>
            </text:list>
          </table:table-cell>
          <table:table-cell table:style-name="表格22.J5" table:number-columns-spanned="3" office:value-type="string">
            <text:list xml:id="list110939860377904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0941186207778" text:continue-numbering="true" text:style-name="WW8Num2">
              <text:list-item>
                <text:p text:style-name="P530">CONTENT</text:p>
              </text:list-item>
            </text:list>
          </table:table-cell>
          <table:table-cell table:style-name="表格22.A9" office:value-type="string">
            <text:list xml:id="list110940794957812" text:continue-numbering="true" text:style-name="WW8Num2">
              <text:list-item>
                <text:p text:style-name="P456">MEDIUMBLOB</text:p>
              </text:list-item>
            </text:list>
          </table:table-cell>
          <table:table-cell table:style-name="表格22.A9" office:value-type="string">
            <text:list xml:id="list11094137497844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1071522946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2.A9" office:value-type="string">
            <text:list xml:id="list110939789009082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0002922791" text:continue-numbering="true" text:style-name="WW8Num2">
              <text:list-item>
                <text:p text:style-name="P526"/>
              </text:list-item>
            </text:list>
          </table:table-cell>
          <table:table-cell table:style-name="表格22.A9" office:value-type="string">
            <text:list xml:id="list11093999261488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9" office:value-type="string">
            <text:list xml:id="list110940623869723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2.A9" office:value-type="string">
            <text:list xml:id="list110940765584658" text:continue-numbering="true" text:style-name="WW8Num2">
              <text:list-item>
                <text:p text:style-name="P589"/>
              </text:list-item>
            </text:list>
          </table:table-cell>
          <table:table-cell table:style-name="表格22.J5" table:number-columns-spanned="3" office:value-type="string">
            <text:list xml:id="list110941211603701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0940394746242" text:continue-numbering="true" text:style-name="WW8Num2">
              <text:list-item>
                <text:p text:style-name="P497">CUSERID</text:p>
              </text:list-item>
            </text:list>
          </table:table-cell>
          <table:table-cell table:style-name="表格22.A5" office:value-type="string">
            <text:list xml:id="list110941511555903" text:continue-numbering="true" text:style-name="WW8Num2">
              <text:list-item>
                <text:p text:style-name="P497">VARCHAR</text:p>
              </text:list-item>
            </text:list>
          </table:table-cell>
          <table:table-cell table:style-name="表格22.A5" office:value-type="string">
            <text:list xml:id="list110939901149332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0822749888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053489317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1362113145" text:continue-numbering="true" text:style-name="WW8Num2">
              <text:list-item>
                <text:p text:style-name="P497">24</text:p>
              </text:list-item>
            </text:list>
          </table:table-cell>
          <table:table-cell table:style-name="表格22.A5" office:value-type="string">
            <text:list xml:id="list11094048488847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1431898861" text:continue-numbering="true" text:style-name="WW8Num2">
              <text:list-item>
                <text:p text:style-name="P497">Create data user</text:p>
              </text:list-item>
            </text:list>
          </table:table-cell>
          <table:table-cell table:style-name="表格22.A5" office:value-type="string">
            <text:list xml:id="list11094092056514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J5" table:number-columns-spanned="3" office:value-type="string">
            <text:list xml:id="list110941192151996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0940067268130" text:continue-numbering="true" text:style-name="WW8Num2">
              <text:list-item>
                <text:p text:style-name="P497">CDATE</text:p>
              </text:list-item>
            </text:list>
          </table:table-cell>
          <table:table-cell table:style-name="表格22.A5" office:value-type="string">
            <text:list xml:id="list110941087771329" text:continue-numbering="true" text:style-name="WW8Num2">
              <text:list-item>
                <text:p text:style-name="P497">DATETIME</text:p>
              </text:list-item>
            </text:list>
          </table:table-cell>
          <table:table-cell table:style-name="表格22.A5" office:value-type="string">
            <text:list xml:id="list11094175574911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151569619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3991853775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3974223029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39981891131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0587413218" text:continue-numbering="true" text:style-name="WW8Num2">
              <text:list-item>
                <text:p text:style-name="P497">Create time</text:p>
              </text:list-item>
            </text:list>
          </table:table-cell>
          <table:table-cell table:style-name="表格22.A5" office:value-type="string">
            <text:list xml:id="list11094061031067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J5" table:number-columns-spanned="3" office:value-type="string">
            <text:list xml:id="list110940350131704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0940205365134" text:continue-numbering="true" text:style-name="WW8Num2">
              <text:list-item>
                <text:p text:style-name="P497">UUSERID</text:p>
              </text:list-item>
            </text:list>
          </table:table-cell>
          <table:table-cell table:style-name="表格22.A5" office:value-type="string">
            <text:list xml:id="list110939771791996" text:continue-numbering="true" text:style-name="WW8Num2">
              <text:list-item>
                <text:p text:style-name="P497">VARCHAR</text:p>
              </text:list-item>
            </text:list>
          </table:table-cell>
          <table:table-cell table:style-name="表格22.A5" office:value-type="string">
            <text:list xml:id="list11094137879011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1222000832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1260461563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0307714945" text:continue-numbering="true" text:style-name="WW8Num2">
              <text:list-item>
                <text:p text:style-name="P497">24</text:p>
              </text:list-item>
            </text:list>
          </table:table-cell>
          <table:table-cell table:style-name="表格22.A5" office:value-type="string">
            <text:list xml:id="list110940606108492" text:continue-numbering="true" text:style-name="WW8Num2">
              <text:list-item>
                <text:p text:style-name="P497">null</text:p>
              </text:list-item>
            </text:list>
          </table:table-cell>
          <table:table-cell table:style-name="表格22.A5" office:value-type="string">
            <text:list xml:id="list110940444344728" text:continue-numbering="true" text:style-name="WW8Num2">
              <text:list-item>
                <text:p text:style-name="P497">Update date user</text:p>
              </text:list-item>
            </text:list>
          </table:table-cell>
          <table:table-cell table:style-name="表格22.A5" office:value-type="string">
            <text:list xml:id="list11094182303898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J5" table:number-columns-spanned="3" office:value-type="string">
            <text:list xml:id="list110940808880571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0939781091875" text:continue-numbering="true" text:style-name="WW8Num2">
              <text:list-item>
                <text:p text:style-name="P497">UDATE</text:p>
              </text:list-item>
            </text:list>
          </table:table-cell>
          <table:table-cell table:style-name="表格22.A5" office:value-type="string">
            <text:list xml:id="list110940496538054" text:continue-numbering="true" text:style-name="WW8Num2">
              <text:list-item>
                <text:p text:style-name="P497">DATETIME</text:p>
              </text:list-item>
            </text:list>
          </table:table-cell>
          <table:table-cell table:style-name="表格22.A5" office:value-type="string">
            <text:list xml:id="list110940233384978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151066142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3996652326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045304585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A5" office:value-type="string">
            <text:list xml:id="list110940175918097" text:continue-numbering="true" text:style-name="WW8Num2">
              <text:list-item>
                <text:p text:style-name="P497">null</text:p>
              </text:list-item>
            </text:list>
          </table:table-cell>
          <table:table-cell table:style-name="表格22.A5" office:value-type="string">
            <text:list xml:id="list110941360638416" text:continue-numbering="true" text:style-name="WW8Num2">
              <text:list-item>
                <text:p text:style-name="P497">Update time</text:p>
              </text:list-item>
            </text:list>
          </table:table-cell>
          <table:table-cell table:style-name="表格22.A5" office:value-type="string">
            <text:list xml:id="list11094121412135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2.J5" table:number-columns-spanned="3" office:value-type="string">
            <text:list xml:id="list110941721900060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</table:table>
      <text:list xml:id="list110939939658395" text:continue-numbering="true" text:style-name="WW8Num2">
        <text:list-item>
          <text:p text:style-name="P392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10941571242794" text:continue-numbering="true" text:style-name="WW8Num2">
        <text:list-item>
          <text:h text:style-name="P373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10940529040209" text:continue-numbering="true" text:style-name="WW8Num2">
              <text:list-item>
                <text:p text:style-name="P420">Project</text:p>
              </text:list-item>
            </text:list>
          </table:table-cell>
          <table:table-cell table:style-name="表格23.A1" table:number-columns-spanned="6" office:value-type="string">
            <text:list xml:id="list110940938022806" text:continue-numbering="true" text:style-name="WW8Num2">
              <text:list-item>
                <text:p text:style-name="P4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10940190137425" text:continue-numbering="true" text:style-name="WW8Num2">
              <text:list-item>
                <text:p text:style-name="P420">Ver</text:p>
              </text:list-item>
            </text:list>
          </table:table-cell>
          <table:table-cell table:style-name="表格23.A1" office:value-type="string">
            <text:list xml:id="list110940724585432" text:continue-numbering="true" text:style-name="WW8Num2">
              <text:list-item>
                <text:p text:style-name="P440">0.5</text:p>
              </text:list-item>
            </text:list>
          </table:table-cell>
          <table:table-cell table:style-name="表格23.J1" office:value-type="string">
            <text:list xml:id="list110939899451231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41073181912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40383412658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10941262066022" text:continue-numbering="true" text:style-name="WW8Num2">
              <text:list-item>
                <text:p text:style-name="P420">Maintain</text:p>
              </text:list-item>
            </text:list>
          </table:table-cell>
          <table:table-cell table:style-name="表格23.A2" table:number-columns-spanned="6" office:value-type="string">
            <text:list xml:id="list110941625023596" text:continue-numbering="true" text:style-name="WW8Num2">
              <text:list-item>
                <text:p text:style-name="P4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10940133857629" text:continue-numbering="true" text:style-name="WW8Num2">
              <text:list-item>
                <text:p text:style-name="P420">Date</text:p>
              </text:list-item>
            </text:list>
          </table:table-cell>
          <table:table-cell table:style-name="表格23.A2" office:value-type="string">
            <text:list xml:id="list110940355404276" text:continue-numbering="true" text:style-name="WW8Num2">
              <text:list-item>
                <text:p text:style-name="P440">2014/10/<text:span text:style-name="T62">29</text:span></text:p>
              </text:list-item>
            </text:list>
          </table:table-cell>
          <table:table-cell table:style-name="表格23.J1" office:value-type="string">
            <text:list xml:id="list110940103913385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40726747294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40310078972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10940624854413" text:continue-numbering="true" text:style-name="WW8Num2">
              <text:list-item>
                <text:p text:style-name="P420">Table</text:p>
              </text:list-item>
            </text:list>
          </table:table-cell>
          <table:table-cell table:style-name="表格23.A2" table:number-columns-spanned="6" office:value-type="string">
            <text:list xml:id="list110941322249806" text:continue-numbering="true" text:style-name="WW8Num2">
              <text:list-item>
                <text:p text:style-name="P477">tb_sys_<text:span text:style-name="T78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10940144195612" text:continue-numbering="true" text:style-name="WW8Num2">
              <text:list-item>
                <text:p text:style-name="P420">DataBase</text:p>
              </text:list-item>
            </text:list>
          </table:table-cell>
          <table:table-cell table:style-name="表格23.A2" office:value-type="string">
            <text:list xml:id="list110940948254712" text:continue-numbering="true" text:style-name="WW8Num2">
              <text:list-item>
                <text:p text:style-name="P440">bbcore</text:p>
              </text:list-item>
            </text:list>
          </table:table-cell>
          <table:table-cell table:style-name="表格23.J1" office:value-type="string">
            <text:list xml:id="list110940492717352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40710926619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41565697827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10940946572953" text:continue-numbering="true" text:style-name="WW8Num2">
              <text:list-item>
                <text:p text:style-name="P420">Descript</text:p>
              </text:list-item>
            </text:list>
          </table:table-cell>
          <table:table-cell table:style-name="表格23.A4" table:number-columns-spanned="8" office:value-type="string">
            <text:list xml:id="list110940058060352" text:continue-numbering="true" text:style-name="WW8Num2">
              <text:list-item>
                <text:p text:style-name="P458">Jasper報表上傳後的資料紀錄, 執行時將 CONTENT 解壓縮至設定的報表目錄夾/REPORT_ID/</text:p>
              </text:list-item>
              <text:list-item>
                <text:p text:style-name="P459">假如<text:span text:style-name="T82">REPORT_ID 為 A01 且</text:span>報表目錄為 /<text:span text:style-name="T82">var/jasper</text:span></text:p>
              </text:list-item>
              <text:list-item>
                <text:p text:style-name="P459">執行部署為 /<text:span text:style-name="T82">var/jasper/A01</text:span></text:p>
              </text:list-item>
              <text:list-item>
                <text:p text:style-name="P460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10940793864338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41037141303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3.K1" office:value-type="string">
            <text:list xml:id="list110939796723379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10941491619213"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10940673038397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0939938453848" text:continue-numbering="true" text:style-name="WW8Num2">
              <text:list-item>
                <text:p text:style-name="P430">Field</text:p>
              </text:list-item>
            </text:list>
          </table:table-cell>
          <table:table-cell table:style-name="表格23.A5" office:value-type="string">
            <text:list xml:id="list110940537280604" text:continue-numbering="true" text:style-name="WW8Num2">
              <text:list-item>
                <text:p text:style-name="P430">Datatype</text:p>
              </text:list-item>
            </text:list>
          </table:table-cell>
          <table:table-cell table:style-name="表格23.A5" office:value-type="string">
            <text:list xml:id="list110941812177897" text:continue-numbering="true" text:style-name="WW8Num2">
              <text:list-item>
                <text:p text:style-name="P430">PK</text:p>
              </text:list-item>
            </text:list>
          </table:table-cell>
          <table:table-cell table:style-name="表格23.A5" office:value-type="string">
            <text:list xml:id="list110940081301882" text:continue-numbering="true" text:style-name="WW8Num2">
              <text:list-item>
                <text:p text:style-name="P430">UK</text:p>
              </text:list-item>
            </text:list>
          </table:table-cell>
          <table:table-cell table:style-name="表格23.A5" office:value-type="string">
            <text:list xml:id="list110941380034294" text:continue-numbering="true" text:style-name="WW8Num2">
              <text:list-item>
                <text:p text:style-name="P430">IDX</text:p>
              </text:list-item>
            </text:list>
          </table:table-cell>
          <table:table-cell table:style-name="表格23.A5" office:value-type="string">
            <text:list xml:id="list110941106301717" text:continue-numbering="true" text:style-name="WW8Num2">
              <text:list-item>
                <text:p text:style-name="P410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10940986579038" text:continue-numbering="true" text:style-name="WW8Num2">
              <text:list-item>
                <text:p text:style-name="P410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10940994763843" text:continue-numbering="true" text:style-name="WW8Num2">
              <text:list-item>
                <text:p text:style-name="P430">Description</text:p>
              </text:list-item>
            </text:list>
          </table:table-cell>
          <table:table-cell table:style-name="表格23.A5" office:value-type="string">
            <text:list xml:id="list110941553357187" text:continue-numbering="true" text:style-name="WW8Num2">
              <text:list-item>
                <text:p text:style-name="P430">Remarks</text:p>
              </text:list-item>
            </text:list>
          </table:table-cell>
          <table:table-cell table:style-name="表格23.J5" table:number-columns-spanned="3" office:value-type="string">
            <text:list xml:id="list110941022309499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0940546912188" text:continue-numbering="true" text:style-name="WW8Num2">
              <text:list-item>
                <text:p text:style-name="P498">OID</text:p>
              </text:list-item>
            </text:list>
          </table:table-cell>
          <table:table-cell table:style-name="表格23.A5" office:value-type="string">
            <text:list xml:id="list110941332729292" text:continue-numbering="true" text:style-name="WW8Num2">
              <text:list-item>
                <text:p text:style-name="P498">CHAR</text:p>
              </text:list-item>
            </text:list>
          </table:table-cell>
          <table:table-cell table:style-name="表格23.A5" office:value-type="string">
            <text:list xml:id="list110940804861411" text:continue-numbering="true" text:style-name="WW8Num2">
              <text:list-item>
                <text:p text:style-name="P498">Y</text:p>
              </text:list-item>
            </text:list>
          </table:table-cell>
          <table:table-cell table:style-name="表格23.A5" office:value-type="string">
            <text:list xml:id="list110941878484403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355522738" text:continue-numbering="true" text:style-name="WW8Num2">
              <text:list-item>
                <text:p text:style-name="P498"><text:s/></text:p>
              </text:list-item>
            </text:list>
          </table:table-cell>
          <table:table-cell table:style-name="表格23.A5" office:value-type="string">
            <text:list xml:id="list110941539131592" text:continue-numbering="true" text:style-name="WW8Num2">
              <text:list-item>
                <text:p text:style-name="P498">36</text:p>
              </text:list-item>
            </text:list>
          </table:table-cell>
          <table:table-cell table:style-name="表格23.A5" office:value-type="string">
            <text:list xml:id="list110939827086094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39767369922" text:continue-numbering="true" text:style-name="WW8Num2">
              <text:list-item>
                <text:p text:style-name="P498">PK / UUID</text:p>
              </text:list-item>
            </text:list>
          </table:table-cell>
          <table:table-cell table:style-name="表格23.A5" office:value-type="string">
            <text:list xml:id="list110939994579587" text:continue-numbering="true" text:style-name="WW8Num2">
              <text:list-item>
                <text:p text:style-name="P498">Default java UUID</text:p>
              </text:list-item>
            </text:list>
          </table:table-cell>
          <table:table-cell table:style-name="表格23.J5" table:number-columns-spanned="3" office:value-type="string">
            <text:list xml:id="list110940742532949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01">REPORT_ID</text:p>
          </table:table-cell>
          <table:table-cell table:style-name="表格23.A5" office:value-type="string">
            <text:list xml:id="list110940593302964" text:continue-numbering="true" text:style-name="WW8Num2">
              <text:list-item>
                <text:p text:style-name="P499">VARCHAR</text:p>
              </text:list-item>
            </text:list>
          </table:table-cell>
          <table:table-cell table:style-name="表格23.A5" office:value-type="string">
            <text:p text:style-name="P139"/>
          </table:table-cell>
          <table:table-cell table:style-name="表格23.A5" office:value-type="string">
            <text:p text:style-name="P202">Y</text:p>
          </table:table-cell>
          <table:table-cell table:style-name="表格23.A5" office:value-type="string">
            <text:p text:style-name="P339"/>
          </table:table-cell>
          <table:table-cell table:style-name="表格23.A5" office:value-type="string">
            <text:p text:style-name="P206">50</text:p>
          </table:table-cell>
          <table:table-cell table:style-name="表格23.A5" office:value-type="string">
            <text:p text:style-name="P139"/>
          </table:table-cell>
          <table:table-cell table:style-name="表格23.A5" office:value-type="string">
            <text:p text:style-name="P297">BSCJASPER<text:span text:style-name="T79">0</text:span>0001</text:p>
          </table:table-cell>
          <table:table-cell table:style-name="表格23.A5" office:value-type="string">
            <text:p text:style-name="P258"/>
          </table:table-cell>
          <table:table-cell table:style-name="表格23.J5" table:number-columns-spanned="3" office:value-type="string">
            <text:list xml:id="list110940651722976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3">FILE</text:p>
          </table:table-cell>
          <table:table-cell table:style-name="表格23.A9" office:value-type="string">
            <text:list xml:id="list110940847201951" text:continue-numbering="true" text:style-name="WW8Num2">
              <text:list-item>
                <text:p text:style-name="P500">VARCHAR</text:p>
              </text:list-item>
            </text:list>
          </table:table-cell>
          <table:table-cell table:style-name="表格23.A9" office:value-type="string">
            <text:p text:style-name="P139"/>
          </table:table-cell>
          <table:table-cell table:style-name="表格23.A9" office:value-type="string">
            <text:p text:style-name="P182"/>
          </table:table-cell>
          <table:table-cell table:style-name="表格23.A9" office:value-type="string">
            <text:p text:style-name="P335"/>
          </table:table-cell>
          <table:table-cell table:style-name="表格23.A9" office:value-type="string">
            <text:p text:style-name="P206">100</text:p>
          </table:table-cell>
          <table:table-cell table:style-name="表格23.A9" office:value-type="string">
            <text:p text:style-name="P190"/>
          </table:table-cell>
          <table:table-cell table:style-name="表格23.A9" office:value-type="string">
            <text:p text:style-name="P298">BSCJASPER<text:span text:style-name="T79">0</text:span>0001.<text:span text:style-name="T80">jasper</text:span></text:p>
          </table:table-cell>
          <table:table-cell table:style-name="表格23.A9" office:value-type="string">
            <text:p text:style-name="P296"/>
          </table:table-cell>
          <table:table-cell table:style-name="表格23.J5" table:number-columns-spanned="3" office:value-type="string">
            <text:list xml:id="list110941339128352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4">IS_COMPILE</text:p>
          </table:table-cell>
          <table:table-cell table:style-name="表格23.A9" office:value-type="string">
            <text:list xml:id="list110941067516928" text:continue-numbering="true" text:style-name="WW8Num2">
              <text:list-item>
                <text:p text:style-name="P501">VARCHAR</text:p>
              </text:list-item>
            </text:list>
          </table:table-cell>
          <table:table-cell table:style-name="表格23.A9" office:value-type="string">
            <text:p text:style-name="P139"/>
          </table:table-cell>
          <table:table-cell table:style-name="表格23.A9" office:value-type="string">
            <text:p text:style-name="P182"/>
          </table:table-cell>
          <table:table-cell table:style-name="表格23.A9" office:value-type="string">
            <text:p text:style-name="P339"/>
          </table:table-cell>
          <table:table-cell table:style-name="表格23.A9" office:value-type="string">
            <text:p text:style-name="P204">1</text:p>
          </table:table-cell>
          <table:table-cell table:style-name="表格23.A9" office:value-type="string">
            <text:p text:style-name="P205">'N'</text:p>
          </table:table-cell>
          <table:table-cell table:style-name="表格23.A9" office:value-type="string">
            <text:p text:style-name="P294">是否線上<text:span text:style-name="T84">compile jrxml檔</text:span></text:p>
          </table:table-cell>
          <table:table-cell table:style-name="表格23.A9" office:value-type="string">
            <text:p text:style-name="P306"/>
          </table:table-cell>
          <table:table-cell table:style-name="表格23.J5" table:number-columns-spanned="3" office:value-type="string">
            <text:list xml:id="list110941674246047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10940620589254" text:continue-numbering="true" text:style-name="WW8Num2">
              <text:list-item>
                <text:p text:style-name="P532">CONTENT</text:p>
              </text:list-item>
            </text:list>
          </table:table-cell>
          <table:table-cell table:style-name="表格23.A9" office:value-type="string">
            <text:list xml:id="list110940873348463" text:continue-numbering="true" text:style-name="WW8Num2">
              <text:list-item>
                <text:p text:style-name="P457">MEDIUMBLOB</text:p>
              </text:list-item>
            </text:list>
          </table:table-cell>
          <table:table-cell table:style-name="表格23.A9" office:value-type="string">
            <text:list xml:id="list110941239981364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9" office:value-type="string">
            <text:list xml:id="list110941235998033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3.A9" office:value-type="string">
            <text:list xml:id="list110940675481937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9" office:value-type="string">
            <text:list xml:id="list110940745658961" text:continue-numbering="true" text:style-name="WW8Num2">
              <text:list-item>
                <text:p text:style-name="P527"/>
              </text:list-item>
            </text:list>
          </table:table-cell>
          <table:table-cell table:style-name="表格23.A9" office:value-type="string">
            <text:list xml:id="list11094190445201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3.A9" office:value-type="string">
            <text:list xml:id="list110940843539037" text:continue-numbering="true" text:style-name="WW8Num2">
              <text:list-item>
                <text:p text:style-name="P567">上傳的<text:span text:style-name="T81">zip壓縮檔, 目錄需與REPORT_ID相同名</text:span></text:p>
              </text:list-item>
            </text:list>
          </table:table-cell>
          <table:table-cell table:style-name="表格23.A9" office:value-type="string">
            <text:list xml:id="list110941831935797" text:continue-numbering="true" text:style-name="WW8Num2">
              <text:list-item>
                <text:p text:style-name="P573"/>
              </text:list-item>
            </text:list>
          </table:table-cell>
          <table:table-cell table:style-name="表格23.J5" table:number-columns-spanned="3" office:value-type="string">
            <text:list xml:id="list110941192870222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10941517541279"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23.A9" office:value-type="string">
            <text:list xml:id="list110940774122107" text:continue-numbering="true" text:style-name="WW8Num2">
              <text:list-item>
                <text:p text:style-name="P531">VARCHAR</text:p>
              </text:list-item>
            </text:list>
          </table:table-cell>
          <table:table-cell table:style-name="表格23.A9" office:value-type="string">
            <text:list xml:id="list110940923739862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9" office:value-type="string">
            <text:list xml:id="list110940258695246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3.A9" office:value-type="string">
            <text:list xml:id="list110940093257550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9" office:value-type="string">
            <text:list xml:id="list110941433247842" text:continue-numbering="true" text:style-name="WW8Num2">
              <text:list-item>
                <text:p text:style-name="P533">500</text:p>
              </text:list-item>
            </text:list>
          </table:table-cell>
          <table:table-cell table:style-name="表格23.A9" office:value-type="string">
            <text:list xml:id="list110941423234354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3.A9" office:value-type="string">
            <text:list xml:id="list110940850192788" text:continue-numbering="true" text:style-name="WW8Num2">
              <text:list-item>
                <text:p text:style-name="P567"/>
              </text:list-item>
            </text:list>
          </table:table-cell>
          <table:table-cell table:style-name="表格23.A9" office:value-type="string">
            <text:list xml:id="list110940319321544" text:continue-numbering="true" text:style-name="WW8Num2">
              <text:list-item>
                <text:p text:style-name="P573"/>
              </text:list-item>
            </text:list>
          </table:table-cell>
          <table:table-cell table:style-name="表格23.J5" table:number-columns-spanned="3" office:value-type="string">
            <text:list xml:id="list110941448090966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0941734703508" text:continue-numbering="true" text:style-name="WW8Num2">
              <text:list-item>
                <text:p text:style-name="P498">CUSERID</text:p>
              </text:list-item>
            </text:list>
          </table:table-cell>
          <table:table-cell table:style-name="表格23.A5" office:value-type="string">
            <text:list xml:id="list110941008689389" text:continue-numbering="true" text:style-name="WW8Num2">
              <text:list-item>
                <text:p text:style-name="P498">VARCHAR</text:p>
              </text:list-item>
            </text:list>
          </table:table-cell>
          <table:table-cell table:style-name="表格23.A5" office:value-type="string">
            <text:list xml:id="list110941006651490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1161800689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1166953343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662936572" text:continue-numbering="true" text:style-name="WW8Num2">
              <text:list-item>
                <text:p text:style-name="P498">24</text:p>
              </text:list-item>
            </text:list>
          </table:table-cell>
          <table:table-cell table:style-name="表格23.A5" office:value-type="string">
            <text:list xml:id="list110941318707331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1626718803" text:continue-numbering="true" text:style-name="WW8Num2">
              <text:list-item>
                <text:p text:style-name="P498">Create data user</text:p>
              </text:list-item>
            </text:list>
          </table:table-cell>
          <table:table-cell table:style-name="表格23.A5" office:value-type="string">
            <text:list xml:id="list110940248571277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J5" table:number-columns-spanned="3" office:value-type="string">
            <text:list xml:id="list110941704017626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0941264666350" text:continue-numbering="true" text:style-name="WW8Num2">
              <text:list-item>
                <text:p text:style-name="P498">CDATE</text:p>
              </text:list-item>
            </text:list>
          </table:table-cell>
          <table:table-cell table:style-name="表格23.A5" office:value-type="string">
            <text:list xml:id="list110939832173371" text:continue-numbering="true" text:style-name="WW8Num2">
              <text:list-item>
                <text:p text:style-name="P498">DATETIME</text:p>
              </text:list-item>
            </text:list>
          </table:table-cell>
          <table:table-cell table:style-name="表格23.A5" office:value-type="string">
            <text:list xml:id="list110940723309225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288996264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39989041528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409835296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1088050946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592982488" text:continue-numbering="true" text:style-name="WW8Num2">
              <text:list-item>
                <text:p text:style-name="P498">Create time</text:p>
              </text:list-item>
            </text:list>
          </table:table-cell>
          <table:table-cell table:style-name="表格23.A5" office:value-type="string">
            <text:list xml:id="list110940734837877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J5" table:number-columns-spanned="3" office:value-type="string">
            <text:list xml:id="list110940496769412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0940483302649" text:continue-numbering="true" text:style-name="WW8Num2">
              <text:list-item>
                <text:p text:style-name="P498">UUSERID</text:p>
              </text:list-item>
            </text:list>
          </table:table-cell>
          <table:table-cell table:style-name="表格23.A5" office:value-type="string">
            <text:list xml:id="list110941223799128" text:continue-numbering="true" text:style-name="WW8Num2">
              <text:list-item>
                <text:p text:style-name="P498">VARCHAR</text:p>
              </text:list-item>
            </text:list>
          </table:table-cell>
          <table:table-cell table:style-name="表格23.A5" office:value-type="string">
            <text:list xml:id="list110941230428120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1303896602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148904338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1398829342" text:continue-numbering="true" text:style-name="WW8Num2">
              <text:list-item>
                <text:p text:style-name="P498">24</text:p>
              </text:list-item>
            </text:list>
          </table:table-cell>
          <table:table-cell table:style-name="表格23.A5" office:value-type="string">
            <text:list xml:id="list110939841562985" text:continue-numbering="true" text:style-name="WW8Num2">
              <text:list-item>
                <text:p text:style-name="P498">null</text:p>
              </text:list-item>
            </text:list>
          </table:table-cell>
          <table:table-cell table:style-name="表格23.A5" office:value-type="string">
            <text:list xml:id="list110940548550299" text:continue-numbering="true" text:style-name="WW8Num2">
              <text:list-item>
                <text:p text:style-name="P498">Update date user</text:p>
              </text:list-item>
            </text:list>
          </table:table-cell>
          <table:table-cell table:style-name="表格23.A5" office:value-type="string">
            <text:list xml:id="list110941603930030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J5" table:number-columns-spanned="3" office:value-type="string">
            <text:list xml:id="list110940868486061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0941619435681" text:continue-numbering="true" text:style-name="WW8Num2">
              <text:list-item>
                <text:p text:style-name="P498">UDATE</text:p>
              </text:list-item>
            </text:list>
          </table:table-cell>
          <table:table-cell table:style-name="表格23.A5" office:value-type="string">
            <text:list xml:id="list110940533792206" text:continue-numbering="true" text:style-name="WW8Num2">
              <text:list-item>
                <text:p text:style-name="P498">DATETIME</text:p>
              </text:list-item>
            </text:list>
          </table:table-cell>
          <table:table-cell table:style-name="表格23.A5" office:value-type="string">
            <text:list xml:id="list110941082860245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1388528851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457137726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878671825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A5" office:value-type="string">
            <text:list xml:id="list110940024900886" text:continue-numbering="true" text:style-name="WW8Num2">
              <text:list-item>
                <text:p text:style-name="P498">null</text:p>
              </text:list-item>
            </text:list>
          </table:table-cell>
          <table:table-cell table:style-name="表格23.A5" office:value-type="string">
            <text:list xml:id="list110941065972731" text:continue-numbering="true" text:style-name="WW8Num2">
              <text:list-item>
                <text:p text:style-name="P498">Update time</text:p>
              </text:list-item>
            </text:list>
          </table:table-cell>
          <table:table-cell table:style-name="表格23.A5" office:value-type="string">
            <text:list xml:id="list110941909097894" text:continue-numbering="true" text:style-name="WW8Num2">
              <text:list-item>
                <text:p text:style-name="P488"/>
              </text:list-item>
            </text:list>
          </table:table-cell>
          <table:table-cell table:style-name="表格23.J5" table:number-columns-spanned="3" office:value-type="string">
            <text:list xml:id="list110939990992220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6"/>
      <text:list xml:id="list110940660053747" text:continue-numbering="true" text:style-name="WW8Num2">
        <text:list-item>
          <text:h text:style-name="P374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10941730921424" text:continue-numbering="true" text:style-name="WW8Num2">
              <text:list-item>
                <text:p text:style-name="P421">Project</text:p>
              </text:list-item>
            </text:list>
          </table:table-cell>
          <table:table-cell table:style-name="表格24.A1" table:number-columns-spanned="6" office:value-type="string">
            <text:list xml:id="list110940574845628" text:continue-numbering="true" text:style-name="WW8Num2">
              <text:list-item>
                <text:p text:style-name="P4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10940733955156" text:continue-numbering="true" text:style-name="WW8Num2">
              <text:list-item>
                <text:p text:style-name="P421">Ver</text:p>
              </text:list-item>
            </text:list>
          </table:table-cell>
          <table:table-cell table:style-name="表格24.A1" office:value-type="string">
            <text:list xml:id="list110941635604301" text:continue-numbering="true" text:style-name="WW8Num2">
              <text:list-item>
                <text:p text:style-name="P441">0.5</text:p>
              </text:list-item>
            </text:list>
          </table:table-cell>
          <table:table-cell table:style-name="表格24.J1" office:value-type="string">
            <text:list xml:id="list110941303179449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0906579036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0199029181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10940737543314" text:continue-numbering="true" text:style-name="WW8Num2">
              <text:list-item>
                <text:p text:style-name="P421">Maintain</text:p>
              </text:list-item>
            </text:list>
          </table:table-cell>
          <table:table-cell table:style-name="表格24.A2" table:number-columns-spanned="6" office:value-type="string">
            <text:list xml:id="list110941040683085" text:continue-numbering="true" text:style-name="WW8Num2">
              <text:list-item>
                <text:p text:style-name="P4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10940236545979" text:continue-numbering="true" text:style-name="WW8Num2">
              <text:list-item>
                <text:p text:style-name="P421">Date</text:p>
              </text:list-item>
            </text:list>
          </table:table-cell>
          <table:table-cell table:style-name="表格24.A2" office:value-type="string">
            <text:list xml:id="list110940296750376" text:continue-numbering="true" text:style-name="WW8Num2">
              <text:list-item>
                <text:p text:style-name="P441">2014/10/<text:span text:style-name="T62">29</text:span></text:p>
              </text:list-item>
            </text:list>
          </table:table-cell>
          <table:table-cell table:style-name="表格24.J1" office:value-type="string">
            <text:list xml:id="list110941209479677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0161668512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1912837258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10940009906256" text:continue-numbering="true" text:style-name="WW8Num2">
              <text:list-item>
                <text:p text:style-name="P421">Table</text:p>
              </text:list-item>
            </text:list>
          </table:table-cell>
          <table:table-cell table:style-name="表格24.A2" table:number-columns-spanned="6" office:value-type="string">
            <text:list xml:id="list110940091699225" text:continue-numbering="true" text:style-name="WW8Num2">
              <text:list-item>
                <text:p text:style-name="P478">tb_sys_<text:span text:style-name="T78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10940881968227" text:continue-numbering="true" text:style-name="WW8Num2">
              <text:list-item>
                <text:p text:style-name="P421">DataBase</text:p>
              </text:list-item>
            </text:list>
          </table:table-cell>
          <table:table-cell table:style-name="表格24.A2" office:value-type="string">
            <text:list xml:id="list110941582485705" text:continue-numbering="true" text:style-name="WW8Num2">
              <text:list-item>
                <text:p text:style-name="P441">bbcore</text:p>
              </text:list-item>
            </text:list>
          </table:table-cell>
          <table:table-cell table:style-name="表格24.J1" office:value-type="string">
            <text:list xml:id="list110940277029340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1434858411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1765209339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10939840552283" text:continue-numbering="true" text:style-name="WW8Num2">
              <text:list-item>
                <text:p text:style-name="P421">Descript</text:p>
              </text:list-item>
            </text:list>
          </table:table-cell>
          <table:table-cell table:style-name="表格24.A4" table:number-columns-spanned="8" office:value-type="string">
            <text:list xml:id="list110940461164557"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10941814458457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0905540312" text:continue-numbering="true" text:style-name="WW8Num2">
              <text:list-item>
                <text:p text:style-name="P384"/>
              </text:list-item>
            </text:list>
          </table:table-cell>
          <table:table-cell table:style-name="表格24.K1" office:value-type="string">
            <text:list xml:id="list110941463428155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10940671517657"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10940215200576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0940353870031" text:continue-numbering="true" text:style-name="WW8Num2">
              <text:list-item>
                <text:p text:style-name="P431">Field</text:p>
              </text:list-item>
            </text:list>
          </table:table-cell>
          <table:table-cell table:style-name="表格24.A5" office:value-type="string">
            <text:list xml:id="list110941130274601" text:continue-numbering="true" text:style-name="WW8Num2">
              <text:list-item>
                <text:p text:style-name="P431">Datatype</text:p>
              </text:list-item>
            </text:list>
          </table:table-cell>
          <table:table-cell table:style-name="表格24.A5" office:value-type="string">
            <text:list xml:id="list110940991661940" text:continue-numbering="true" text:style-name="WW8Num2">
              <text:list-item>
                <text:p text:style-name="P431">PK</text:p>
              </text:list-item>
            </text:list>
          </table:table-cell>
          <table:table-cell table:style-name="表格24.A5" office:value-type="string">
            <text:list xml:id="list110940431997569" text:continue-numbering="true" text:style-name="WW8Num2">
              <text:list-item>
                <text:p text:style-name="P431">UK</text:p>
              </text:list-item>
            </text:list>
          </table:table-cell>
          <table:table-cell table:style-name="表格24.A5" office:value-type="string">
            <text:list xml:id="list110939897136342" text:continue-numbering="true" text:style-name="WW8Num2">
              <text:list-item>
                <text:p text:style-name="P431">IDX</text:p>
              </text:list-item>
            </text:list>
          </table:table-cell>
          <table:table-cell table:style-name="表格24.A5" office:value-type="string">
            <text:list xml:id="list110940354992963" text:continue-numbering="true" text:style-name="WW8Num2">
              <text:list-item>
                <text:p text:style-name="P411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10940982317792" text:continue-numbering="true" text:style-name="WW8Num2">
              <text:list-item>
                <text:p text:style-name="P411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10940767047380" text:continue-numbering="true" text:style-name="WW8Num2">
              <text:list-item>
                <text:p text:style-name="P431">Description</text:p>
              </text:list-item>
            </text:list>
          </table:table-cell>
          <table:table-cell table:style-name="表格24.A5" office:value-type="string">
            <text:list xml:id="list110941021848304" text:continue-numbering="true" text:style-name="WW8Num2">
              <text:list-item>
                <text:p text:style-name="P431">Remarks</text:p>
              </text:list-item>
            </text:list>
          </table:table-cell>
          <table:table-cell table:style-name="表格24.J5" table:number-columns-spanned="3" office:value-type="string">
            <text:list xml:id="list110941089366436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0941582333920" text:continue-numbering="true" text:style-name="WW8Num2">
              <text:list-item>
                <text:p text:style-name="P502">OID</text:p>
              </text:list-item>
            </text:list>
          </table:table-cell>
          <table:table-cell table:style-name="表格24.A5" office:value-type="string">
            <text:list xml:id="list110941248295714" text:continue-numbering="true" text:style-name="WW8Num2">
              <text:list-item>
                <text:p text:style-name="P502">CHAR</text:p>
              </text:list-item>
            </text:list>
          </table:table-cell>
          <table:table-cell table:style-name="表格24.A5" office:value-type="string">
            <text:list xml:id="list110941266287628" text:continue-numbering="true" text:style-name="WW8Num2">
              <text:list-item>
                <text:p text:style-name="P502">Y</text:p>
              </text:list-item>
            </text:list>
          </table:table-cell>
          <table:table-cell table:style-name="表格24.A5" office:value-type="string">
            <text:list xml:id="list110940048077048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039606835" text:continue-numbering="true" text:style-name="WW8Num2">
              <text:list-item>
                <text:p text:style-name="P502"><text:s/></text:p>
              </text:list-item>
            </text:list>
          </table:table-cell>
          <table:table-cell table:style-name="表格24.A5" office:value-type="string">
            <text:list xml:id="list110941278914524" text:continue-numbering="true" text:style-name="WW8Num2">
              <text:list-item>
                <text:p text:style-name="P502">36</text:p>
              </text:list-item>
            </text:list>
          </table:table-cell>
          <table:table-cell table:style-name="表格24.A5" office:value-type="string">
            <text:list xml:id="list11093998496419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354006919" text:continue-numbering="true" text:style-name="WW8Num2">
              <text:list-item>
                <text:p text:style-name="P502">PK / UUID</text:p>
              </text:list-item>
            </text:list>
          </table:table-cell>
          <table:table-cell table:style-name="表格24.A5" office:value-type="string">
            <text:list xml:id="list110941772067135" text:continue-numbering="true" text:style-name="WW8Num2">
              <text:list-item>
                <text:p text:style-name="P502">Default java UUID</text:p>
              </text:list-item>
            </text:list>
          </table:table-cell>
          <table:table-cell table:style-name="表格24.J5" table:number-columns-spanned="3" office:value-type="string">
            <text:list xml:id="list110941167506647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0939958642955" text:continue-numbering="true" text:style-name="WW8Num2">
              <text:list-item>
                <text:p text:style-name="P534">REPORT_ID</text:p>
              </text:list-item>
            </text:list>
          </table:table-cell>
          <table:table-cell table:style-name="表格24.A5" office:value-type="string">
            <text:list xml:id="list110940452793705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表格24.A5" office:value-type="string">
            <text:list xml:id="list110940455084485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39828031328" text:continue-numbering="true" text:style-name="WW8Num2">
              <text:list-item>
                <text:p text:style-name="P535">Y</text:p>
              </text:list-item>
            </text:list>
          </table:table-cell>
          <table:table-cell table:style-name="表格24.A5" office:value-type="string">
            <text:list xml:id="list110941674009823" text:continue-numbering="true" text:style-name="WW8Num2">
              <text:list-item>
                <text:p text:style-name="P536"/>
              </text:list-item>
            </text:list>
          </table:table-cell>
          <table:table-cell table:style-name="表格24.A5" office:value-type="string">
            <text:list xml:id="list110941417105933" text:continue-numbering="true" text:style-name="WW8Num2">
              <text:list-item>
                <text:p text:style-name="P537">50</text:p>
              </text:list-item>
            </text:list>
          </table:table-cell>
          <table:table-cell table:style-name="表格24.A5" office:value-type="string">
            <text:list xml:id="list110940306400660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296844285" text:continue-numbering="true" text:style-name="WW8Num2">
              <text:list-item>
                <text:p text:style-name="P569">BSCJASPER<text:span text:style-name="T79">0</text:span>0001</text:p>
              </text:list-item>
            </text:list>
          </table:table-cell>
          <table:table-cell table:style-name="表格24.A5" office:value-type="string">
            <text:list xml:id="list110941743456677" text:continue-numbering="true" text:style-name="WW8Num2">
              <text:list-item>
                <text:p text:style-name="P590"/>
              </text:list-item>
            </text:list>
          </table:table-cell>
          <table:table-cell table:style-name="表格24.J5" table:number-columns-spanned="3" office:value-type="string">
            <text:list xml:id="list110941628880997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10940796594606" text:continue-numbering="true" text:style-name="WW8Num2">
              <text:list-item>
                <text:p text:style-name="P470">URL_PARAM</text:p>
              </text:list-item>
            </text:list>
          </table:table-cell>
          <table:table-cell table:style-name="表格24.A9" office:value-type="string">
            <text:list xml:id="list110941331544477" text:continue-numbering="true" text:style-name="WW8Num2">
              <text:list-item>
                <text:p text:style-name="P503">VARCHAR</text:p>
              </text:list-item>
            </text:list>
          </table:table-cell>
          <table:table-cell table:style-name="表格24.A9" office:value-type="string">
            <text:list xml:id="list110941593609189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9" office:value-type="string">
            <text:list xml:id="list110941388508900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4.A9" office:value-type="string">
            <text:list xml:id="list110941411760758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9" office:value-type="string">
            <text:list xml:id="list110940740708899" text:continue-numbering="true" text:style-name="WW8Num2">
              <text:list-item>
                <text:p text:style-name="P537">100</text:p>
              </text:list-item>
            </text:list>
          </table:table-cell>
          <table:table-cell table:style-name="表格24.A9" office:value-type="string">
            <text:list xml:id="list110939957218256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4.A9" office:value-type="string">
            <text:list xml:id="list110940320533678" text:continue-numbering="true" text:style-name="WW8Num2">
              <text:list-item>
                <text:p text:style-name="P569">呼叫報表<text:span text:style-name="T83">url參數</text:span></text:p>
              </text:list-item>
            </text:list>
          </table:table-cell>
          <table:table-cell table:style-name="表格24.A9" office:value-type="string">
            <text:list xml:id="list110941221605574" text:continue-numbering="true" text:style-name="WW8Num2">
              <text:list-item>
                <text:p text:style-name="P571"/>
              </text:list-item>
            </text:list>
          </table:table-cell>
          <table:table-cell table:style-name="表格24.J5" table:number-columns-spanned="3" office:value-type="string">
            <text:list xml:id="list110941602107165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10941745239992" text:continue-numbering="true" text:style-name="WW8Num2">
              <text:list-item>
                <text:p text:style-name="P471">RPT_PARAM</text:p>
              </text:list-item>
            </text:list>
          </table:table-cell>
          <table:table-cell table:style-name="表格24.A9" office:value-type="string">
            <text:list xml:id="list110941665394955" text:continue-numbering="true" text:style-name="WW8Num2">
              <text:list-item>
                <text:p text:style-name="P503">VARCHAR</text:p>
              </text:list-item>
            </text:list>
          </table:table-cell>
          <table:table-cell table:style-name="表格24.A9" office:value-type="string">
            <text:list xml:id="list110940423967747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9" office:value-type="string">
            <text:list xml:id="list110941647548187" text:continue-numbering="true" text:style-name="WW8Num2">
              <text:list-item>
                <text:p text:style-name="P538">Y</text:p>
              </text:list-item>
            </text:list>
          </table:table-cell>
          <table:table-cell table:style-name="表格24.A9" office:value-type="string">
            <text:list xml:id="list110940321413416" text:continue-numbering="true" text:style-name="WW8Num2">
              <text:list-item>
                <text:p text:style-name="P536"/>
              </text:list-item>
            </text:list>
          </table:table-cell>
          <table:table-cell table:style-name="表格24.A9" office:value-type="string">
            <text:list xml:id="list110941173596529" text:continue-numbering="true" text:style-name="WW8Num2">
              <text:list-item>
                <text:p text:style-name="P537">100</text:p>
              </text:list-item>
            </text:list>
          </table:table-cell>
          <table:table-cell table:style-name="表格24.A9" office:value-type="string">
            <text:list xml:id="list110940782371657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4.A9" office:value-type="string">
            <text:list xml:id="list110941320284597" text:continue-numbering="true" text:style-name="WW8Num2">
              <text:list-item>
                <text:p text:style-name="P570"><text:span text:style-name="T83">執行jasper</text:span>報表需要參數</text:p>
              </text:list-item>
            </text:list>
          </table:table-cell>
          <table:table-cell table:style-name="表格24.A9" office:value-type="string">
            <text:list xml:id="list110940674527087" text:continue-numbering="true" text:style-name="WW8Num2">
              <text:list-item>
                <text:p text:style-name="P574"/>
              </text:list-item>
            </text:list>
          </table:table-cell>
          <table:table-cell table:style-name="表格24.J5" table:number-columns-spanned="3" office:value-type="string">
            <text:list xml:id="list110940065108336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0941400685909" text:continue-numbering="true" text:style-name="WW8Num2">
              <text:list-item>
                <text:p text:style-name="P502">CUSERID</text:p>
              </text:list-item>
            </text:list>
          </table:table-cell>
          <table:table-cell table:style-name="表格24.A5" office:value-type="string">
            <text:list xml:id="list110940893011776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表格24.A5" office:value-type="string">
            <text:list xml:id="list11094019008345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233383227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874320634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39945072357" text:continue-numbering="true" text:style-name="WW8Num2">
              <text:list-item>
                <text:p text:style-name="P502">24</text:p>
              </text:list-item>
            </text:list>
          </table:table-cell>
          <table:table-cell table:style-name="表格24.A5" office:value-type="string">
            <text:list xml:id="list11094191420526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947796806" text:continue-numbering="true" text:style-name="WW8Num2">
              <text:list-item>
                <text:p text:style-name="P502">Create data user</text:p>
              </text:list-item>
            </text:list>
          </table:table-cell>
          <table:table-cell table:style-name="表格24.A5" office:value-type="string">
            <text:list xml:id="list110941889051702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J5" table:number-columns-spanned="3" office:value-type="string">
            <text:list xml:id="list110941302644172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0941801147355" text:continue-numbering="true" text:style-name="WW8Num2">
              <text:list-item>
                <text:p text:style-name="P502">CDATE</text:p>
              </text:list-item>
            </text:list>
          </table:table-cell>
          <table:table-cell table:style-name="表格24.A5" office:value-type="string">
            <text:list xml:id="list110941739702170" text:continue-numbering="true" text:style-name="WW8Num2">
              <text:list-item>
                <text:p text:style-name="P502">DATETIME</text:p>
              </text:list-item>
            </text:list>
          </table:table-cell>
          <table:table-cell table:style-name="表格24.A5" office:value-type="string">
            <text:list xml:id="list110941338024804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196669887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954869538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263184405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287125948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747226330" text:continue-numbering="true" text:style-name="WW8Num2">
              <text:list-item>
                <text:p text:style-name="P502">Create time</text:p>
              </text:list-item>
            </text:list>
          </table:table-cell>
          <table:table-cell table:style-name="表格24.A5" office:value-type="string">
            <text:list xml:id="list110940059684338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J5" table:number-columns-spanned="3" office:value-type="string">
            <text:list xml:id="list110941826947410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0941240348135" text:continue-numbering="true" text:style-name="WW8Num2">
              <text:list-item>
                <text:p text:style-name="P502">UUSERID</text:p>
              </text:list-item>
            </text:list>
          </table:table-cell>
          <table:table-cell table:style-name="表格24.A5" office:value-type="string">
            <text:list xml:id="list110940058440365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表格24.A5" office:value-type="string">
            <text:list xml:id="list110939937416847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152921910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309025842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042186166" text:continue-numbering="true" text:style-name="WW8Num2">
              <text:list-item>
                <text:p text:style-name="P502">24</text:p>
              </text:list-item>
            </text:list>
          </table:table-cell>
          <table:table-cell table:style-name="表格24.A5" office:value-type="string">
            <text:list xml:id="list110941857533685" text:continue-numbering="true" text:style-name="WW8Num2">
              <text:list-item>
                <text:p text:style-name="P502">null</text:p>
              </text:list-item>
            </text:list>
          </table:table-cell>
          <table:table-cell table:style-name="表格24.A5" office:value-type="string">
            <text:list xml:id="list110939898460149" text:continue-numbering="true" text:style-name="WW8Num2">
              <text:list-item>
                <text:p text:style-name="P502">Update date user</text:p>
              </text:list-item>
            </text:list>
          </table:table-cell>
          <table:table-cell table:style-name="表格24.A5" office:value-type="string">
            <text:list xml:id="list110941244872170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J5" table:number-columns-spanned="3" office:value-type="string">
            <text:list xml:id="list110940021679958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0941096302994" text:continue-numbering="true" text:style-name="WW8Num2">
              <text:list-item>
                <text:p text:style-name="P502">UDATE</text:p>
              </text:list-item>
            </text:list>
          </table:table-cell>
          <table:table-cell table:style-name="表格24.A5" office:value-type="string">
            <text:list xml:id="list110940202920022" text:continue-numbering="true" text:style-name="WW8Num2">
              <text:list-item>
                <text:p text:style-name="P502">DATETIME</text:p>
              </text:list-item>
            </text:list>
          </table:table-cell>
          <table:table-cell table:style-name="表格24.A5" office:value-type="string">
            <text:list xml:id="list11094186115460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928449165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127761762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686449129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A5" office:value-type="string">
            <text:list xml:id="list110940265967059" text:continue-numbering="true" text:style-name="WW8Num2">
              <text:list-item>
                <text:p text:style-name="P502">null</text:p>
              </text:list-item>
            </text:list>
          </table:table-cell>
          <table:table-cell table:style-name="表格24.A5" office:value-type="string">
            <text:list xml:id="list110941115253640" text:continue-numbering="true" text:style-name="WW8Num2">
              <text:list-item>
                <text:p text:style-name="P502">Update time</text:p>
              </text:list-item>
            </text:list>
          </table:table-cell>
          <table:table-cell table:style-name="表格24.A5" office:value-type="string">
            <text:list xml:id="list11094078581201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24.J5" table:number-columns-spanned="3" office:value-type="string">
            <text:list xml:id="list110940667022376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</table:table>
      <text:list xml:id="list110940264878890" text:continue-numbering="true" text:style-name="WW8Num2">
        <text:list-item>
          <text:h text:style-name="P375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10940107377160" text:continue-numbering="true" text:style-name="WW8Num2">
              <text:list-item>
                <text:p text:style-name="P422">Project</text:p>
              </text:list-item>
            </text:list>
          </table:table-cell>
          <table:table-cell table:style-name="表格46.A1" table:number-columns-spanned="6" office:value-type="string">
            <text:list xml:id="list110941837967498" text:continue-numbering="true" text:style-name="WW8Num2">
              <text:list-item>
                <text:p text:style-name="P4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10940481189904" text:continue-numbering="true" text:style-name="WW8Num2">
              <text:list-item>
                <text:p text:style-name="P422">Ver</text:p>
              </text:list-item>
            </text:list>
          </table:table-cell>
          <table:table-cell table:style-name="表格46.A1" office:value-type="string">
            <text:list xml:id="list110941025171024" text:continue-numbering="true" text:style-name="WW8Num2">
              <text:list-item>
                <text:p text:style-name="P442">0.5</text:p>
              </text:list-item>
            </text:list>
          </table:table-cell>
          <table:table-cell table:style-name="表格46.J1" office:value-type="string">
            <text:list xml:id="list110940822691002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40491982832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40573267065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10941096127685" text:continue-numbering="true" text:style-name="WW8Num2">
              <text:list-item>
                <text:p text:style-name="P422">Maintain</text:p>
              </text:list-item>
            </text:list>
          </table:table-cell>
          <table:table-cell table:style-name="表格46.A2" table:number-columns-spanned="6" office:value-type="string">
            <text:list xml:id="list110941329205597" text:continue-numbering="true" text:style-name="WW8Num2">
              <text:list-item>
                <text:p text:style-name="P4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10941414408760" text:continue-numbering="true" text:style-name="WW8Num2">
              <text:list-item>
                <text:p text:style-name="P422">Date</text:p>
              </text:list-item>
            </text:list>
          </table:table-cell>
          <table:table-cell table:style-name="表格46.A2" office:value-type="string">
            <text:list xml:id="list110940826269658" text:continue-numbering="true" text:style-name="WW8Num2">
              <text:list-item>
                <text:p text:style-name="P442">2014/1<text:span text:style-name="T87">2/23</text:span></text:p>
              </text:list-item>
            </text:list>
          </table:table-cell>
          <table:table-cell table:style-name="表格46.J1" office:value-type="string">
            <text:list xml:id="list110940322927624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41433629721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40739229224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10941773520165" text:continue-numbering="true" text:style-name="WW8Num2">
              <text:list-item>
                <text:p text:style-name="P422">Table</text:p>
              </text:list-item>
            </text:list>
          </table:table-cell>
          <table:table-cell table:style-name="表格46.A2" table:number-columns-spanned="6" office:value-type="string">
            <text:list xml:id="list110941241747418" text:continue-numbering="true" text:style-name="WW8Num2">
              <text:list-item>
                <text:p text:style-name="P479">tb_sys_<text:span text:style-name="T88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10940083633018" text:continue-numbering="true" text:style-name="WW8Num2">
              <text:list-item>
                <text:p text:style-name="P422">DataBase</text:p>
              </text:list-item>
            </text:list>
          </table:table-cell>
          <table:table-cell table:style-name="表格46.A2" office:value-type="string">
            <text:list xml:id="list110941563510125" text:continue-numbering="true" text:style-name="WW8Num2">
              <text:list-item>
                <text:p text:style-name="P442">bbcore</text:p>
              </text:list-item>
            </text:list>
          </table:table-cell>
          <table:table-cell table:style-name="表格46.J1" office:value-type="string">
            <text:list xml:id="list110940425494976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41852355138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39915822345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10941578822741" text:continue-numbering="true" text:style-name="WW8Num2">
              <text:list-item>
                <text:p text:style-name="P422">Descript</text:p>
              </text:list-item>
            </text:list>
          </table:table-cell>
          <table:table-cell table:style-name="表格46.A4" table:number-columns-spanned="8" office:value-type="string">
            <text:list xml:id="list110941930741636"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10940377504991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41916339932" text:continue-numbering="true" text:style-name="WW8Num2">
              <text:list-item>
                <text:p text:style-name="P385"/>
              </text:list-item>
            </text:list>
          </table:table-cell>
          <table:table-cell table:style-name="表格46.K1" office:value-type="string">
            <text:list xml:id="list110940986827792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10941205778217"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10941076647261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0941468697148" text:continue-numbering="true" text:style-name="WW8Num2">
              <text:list-item>
                <text:p text:style-name="P432">Field</text:p>
              </text:list-item>
            </text:list>
          </table:table-cell>
          <table:table-cell table:style-name="表格46.A5" office:value-type="string">
            <text:list xml:id="list110940835859252" text:continue-numbering="true" text:style-name="WW8Num2">
              <text:list-item>
                <text:p text:style-name="P432">Datatype</text:p>
              </text:list-item>
            </text:list>
          </table:table-cell>
          <table:table-cell table:style-name="表格46.A5" office:value-type="string">
            <text:list xml:id="list110939879639562" text:continue-numbering="true" text:style-name="WW8Num2">
              <text:list-item>
                <text:p text:style-name="P432">PK</text:p>
              </text:list-item>
            </text:list>
          </table:table-cell>
          <table:table-cell table:style-name="表格46.A5" office:value-type="string">
            <text:list xml:id="list110940549089784" text:continue-numbering="true" text:style-name="WW8Num2">
              <text:list-item>
                <text:p text:style-name="P432">UK</text:p>
              </text:list-item>
            </text:list>
          </table:table-cell>
          <table:table-cell table:style-name="表格46.A5" office:value-type="string">
            <text:list xml:id="list110941080465188" text:continue-numbering="true" text:style-name="WW8Num2">
              <text:list-item>
                <text:p text:style-name="P432">IDX</text:p>
              </text:list-item>
            </text:list>
          </table:table-cell>
          <table:table-cell table:style-name="表格46.A5" office:value-type="string">
            <text:list xml:id="list110941693208029" text:continue-numbering="true" text:style-name="WW8Num2">
              <text:list-item>
                <text:p text:style-name="P412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10941006637383" text:continue-numbering="true" text:style-name="WW8Num2">
              <text:list-item>
                <text:p text:style-name="P412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10940995492110" text:continue-numbering="true" text:style-name="WW8Num2">
              <text:list-item>
                <text:p text:style-name="P432">Description</text:p>
              </text:list-item>
            </text:list>
          </table:table-cell>
          <table:table-cell table:style-name="表格46.A5" office:value-type="string">
            <text:list xml:id="list110940528994931" text:continue-numbering="true" text:style-name="WW8Num2">
              <text:list-item>
                <text:p text:style-name="P432">Remarks</text:p>
              </text:list-item>
            </text:list>
          </table:table-cell>
          <table:table-cell table:style-name="表格46.J5" table:number-columns-spanned="3" office:value-type="string">
            <text:list xml:id="list110940504373801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0941008338164" text:continue-numbering="true" text:style-name="WW8Num2">
              <text:list-item>
                <text:p text:style-name="P504">OID</text:p>
              </text:list-item>
            </text:list>
          </table:table-cell>
          <table:table-cell table:style-name="表格46.A5" office:value-type="string">
            <text:list xml:id="list110940744362863" text:continue-numbering="true" text:style-name="WW8Num2">
              <text:list-item>
                <text:p text:style-name="P504">CHAR</text:p>
              </text:list-item>
            </text:list>
          </table:table-cell>
          <table:table-cell table:style-name="表格46.A5" office:value-type="string">
            <text:list xml:id="list110941378260107" text:continue-numbering="true" text:style-name="WW8Num2">
              <text:list-item>
                <text:p text:style-name="P504">Y</text:p>
              </text:list-item>
            </text:list>
          </table:table-cell>
          <table:table-cell table:style-name="表格46.A5" office:value-type="string">
            <text:list xml:id="list11094037906605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1342905579" text:continue-numbering="true" text:style-name="WW8Num2">
              <text:list-item>
                <text:p text:style-name="P504"><text:s/></text:p>
              </text:list-item>
            </text:list>
          </table:table-cell>
          <table:table-cell table:style-name="表格46.A5" office:value-type="string">
            <text:list xml:id="list110941276243562" text:continue-numbering="true" text:style-name="WW8Num2">
              <text:list-item>
                <text:p text:style-name="P504">36</text:p>
              </text:list-item>
            </text:list>
          </table:table-cell>
          <table:table-cell table:style-name="表格46.A5" office:value-type="string">
            <text:list xml:id="list110940107528609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027226083" text:continue-numbering="true" text:style-name="WW8Num2">
              <text:list-item>
                <text:p text:style-name="P504">PK / UUID</text:p>
              </text:list-item>
            </text:list>
          </table:table-cell>
          <table:table-cell table:style-name="表格46.A5" office:value-type="string">
            <text:list xml:id="list110940688699766" text:continue-numbering="true" text:style-name="WW8Num2">
              <text:list-item>
                <text:p text:style-name="P504">Default java UUID</text:p>
              </text:list-item>
            </text:list>
          </table:table-cell>
          <table:table-cell table:style-name="表格46.J5" table:number-columns-spanned="3" office:value-type="string">
            <text:list xml:id="list110941847805679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4">MAIL_ID</text:p>
          </table:table-cell>
          <table:table-cell table:style-name="表格46.A8" office:value-type="string">
            <text:list xml:id="list110941259103180" text:continue-numbering="true" text:style-name="WW8Num2">
              <text:list-item>
                <text:p text:style-name="P505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16">Y</text:p>
          </table:table-cell>
          <table:table-cell table:style-name="表格46.A8" office:value-type="string">
            <text:p text:style-name="P342">Y</text:p>
          </table:table-cell>
          <table:table-cell table:style-name="表格46.A8" office:value-type="string">
            <text:p text:style-name="P215">17</text:p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300">20141223<text:span text:style-name="T89">000000001</text:span></text:p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1371585847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4">SUBJECT</text:p>
          </table:table-cell>
          <table:table-cell table:style-name="表格46.A8" office:value-type="string">
            <text:list xml:id="list110940809729295" text:continue-numbering="true" text:style-name="WW8Num2">
              <text:list-item>
                <text:p text:style-name="P505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40"/>
          </table:table-cell>
          <table:table-cell table:style-name="表格46.A8" office:value-type="string">
            <text:p text:style-name="P214">200</text:p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82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0846164897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8">TEXT</text:p>
          </table:table-cell>
          <table:table-cell table:style-name="表格46.A8" office:value-type="string">
            <text:list xml:id="list110941581845894" text:continue-numbering="true" text:style-name="WW8Num2">
              <text:list-item>
                <text:p text:style-name="P541">BLOL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36"/>
          </table:table-cell>
          <table:table-cell table:style-name="表格46.A8" office:value-type="string">
            <text:p text:style-name="P218"/>
          </table:table-cell>
          <table:table-cell table:style-name="表格46.A8" office:value-type="string">
            <text:p text:style-name="P220">null</text:p>
          </table:table-cell>
          <table:table-cell table:style-name="表格46.A8" office:value-type="string">
            <text:p text:style-name="P274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1086552413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9">MAIL_FROM</text:p>
          </table:table-cell>
          <table:table-cell table:style-name="表格46.A8" office:value-type="string">
            <text:list xml:id="list110941062230319" text:continue-numbering="true" text:style-name="WW8Num2">
              <text:list-item>
                <text:p text:style-name="P542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340"/>
          </table:table-cell>
          <table:table-cell table:style-name="表格46.A8" office:value-type="string">
            <text:p text:style-name="P219">100</text:p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99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1512549791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9">MAIL_TO</text:p>
          </table:table-cell>
          <table:table-cell table:style-name="表格46.A8" office:value-type="string">
            <text:list xml:id="list110940671969120" text:continue-numbering="true" text:style-name="WW8Num2">
              <text:list-item>
                <text:p text:style-name="P542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340"/>
          </table:table-cell>
          <table:table-cell table:style-name="表格46.A8" office:value-type="string">
            <text:p text:style-name="P219">100</text:p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99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0294713490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9">MAIL_CC</text:p>
          </table:table-cell>
          <table:table-cell table:style-name="表格46.A8" office:value-type="string">
            <text:list xml:id="list110941182441273" text:continue-numbering="true" text:style-name="WW8Num2">
              <text:list-item>
                <text:p text:style-name="P542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340"/>
          </table:table-cell>
          <table:table-cell table:style-name="表格46.A8" office:value-type="string">
            <text:p text:style-name="P219">1000</text:p>
          </table:table-cell>
          <table:table-cell table:style-name="表格46.A8" office:value-type="string">
            <text:p text:style-name="P220">null</text:p>
          </table:table-cell>
          <table:table-cell table:style-name="表格46.A8" office:value-type="string">
            <text:p text:style-name="P299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0187526601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9">MAIL_BCC</text:p>
          </table:table-cell>
          <table:table-cell table:style-name="表格46.A8" office:value-type="string">
            <text:list xml:id="list110939946056152" text:continue-numbering="true" text:style-name="WW8Num2">
              <text:list-item>
                <text:p text:style-name="P542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340"/>
          </table:table-cell>
          <table:table-cell table:style-name="表格46.A8" office:value-type="string">
            <text:p text:style-name="P219">1000</text:p>
          </table:table-cell>
          <table:table-cell table:style-name="表格46.A8" office:value-type="string">
            <text:p text:style-name="P220">null</text:p>
          </table:table-cell>
          <table:table-cell table:style-name="表格46.A8" office:value-type="string">
            <text:p text:style-name="P299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1660087498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1">SUCCESS_FLAG</text:p>
          </table:table-cell>
          <table:table-cell table:style-name="表格46.A8" office:value-type="string">
            <text:list xml:id="list110941305614648" text:continue-numbering="true" text:style-name="WW8Num2">
              <text:list-item>
                <text:p text:style-name="P543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343">Y</text:p>
          </table:table-cell>
          <table:table-cell table:style-name="表格46.A8" office:value-type="string">
            <text:p text:style-name="P221">1</text:p>
          </table:table-cell>
          <table:table-cell table:style-name="表格46.A8" office:value-type="string">
            <text:p text:style-name="P222">N</text:p>
          </table:table-cell>
          <table:table-cell table:style-name="表格46.A8" office:value-type="string">
            <text:p text:style-name="P299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1353781257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1">SUCCESS_TIME</text:p>
          </table:table-cell>
          <table:table-cell table:style-name="表格46.A8" office:value-type="string">
            <text:list xml:id="list110940868618240" text:continue-numbering="true" text:style-name="WW8Num2">
              <text:list-item>
                <text:p text:style-name="P543">DATETIME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340"/>
          </table:table-cell>
          <table:table-cell table:style-name="表格46.A8" office:value-type="string">
            <text:p text:style-name="P210"/>
          </table:table-cell>
          <table:table-cell table:style-name="表格46.A8" office:value-type="string">
            <text:p text:style-name="P222">null</text:p>
          </table:table-cell>
          <table:table-cell table:style-name="表格46.A8" office:value-type="string">
            <text:p text:style-name="P302"/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1296738658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3">RETAIN_FLAG</text:p>
          </table:table-cell>
          <table:table-cell table:style-name="表格46.A8" office:value-type="string">
            <text:list xml:id="list110940125931814" text:continue-numbering="true" text:style-name="WW8Num2">
              <text:list-item>
                <text:p text:style-name="P544">VARCHAR</text:p>
              </text:list-item>
            </text:list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340"/>
          </table:table-cell>
          <table:table-cell table:style-name="表格46.A8" office:value-type="string">
            <text:p text:style-name="P223">1</text:p>
          </table:table-cell>
          <table:table-cell table:style-name="表格46.A8" office:value-type="string">
            <text:p text:style-name="P224">N</text:p>
          </table:table-cell>
          <table:table-cell table:style-name="表格46.A8" office:value-type="string">
            <text:p text:style-name="P299">當為<text:span text:style-name="T90">Y實發完mail後保留, 反之刪除此筆紀錄</text:span></text:p>
          </table:table-cell>
          <table:table-cell table:style-name="表格46.A8" office:value-type="string">
            <text:p text:style-name="P259"/>
          </table:table-cell>
          <table:table-cell table:style-name="表格46.J5" table:number-columns-spanned="3" office:value-type="string">
            <text:list xml:id="list110940308687833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0941695188554" text:continue-numbering="true" text:style-name="WW8Num2">
              <text:list-item>
                <text:p text:style-name="P504">CUSERID</text:p>
              </text:list-item>
            </text:list>
          </table:table-cell>
          <table:table-cell table:style-name="表格46.A5" office:value-type="string">
            <text:list xml:id="list110940000665636" text:continue-numbering="true" text:style-name="WW8Num2">
              <text:list-item>
                <text:p text:style-name="P504">VARCHAR</text:p>
              </text:list-item>
            </text:list>
          </table:table-cell>
          <table:table-cell table:style-name="表格46.A5" office:value-type="string">
            <text:list xml:id="list11094196983785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085139465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95066603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1882666202" text:continue-numbering="true" text:style-name="WW8Num2">
              <text:list-item>
                <text:p text:style-name="P504">24</text:p>
              </text:list-item>
            </text:list>
          </table:table-cell>
          <table:table-cell table:style-name="表格46.A5" office:value-type="string">
            <text:list xml:id="list110941031795755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533972891" text:continue-numbering="true" text:style-name="WW8Num2">
              <text:list-item>
                <text:p text:style-name="P504">Create data user</text:p>
              </text:list-item>
            </text:list>
          </table:table-cell>
          <table:table-cell table:style-name="表格46.A5" office:value-type="string">
            <text:list xml:id="list110940218191777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J5" table:number-columns-spanned="3" office:value-type="string">
            <text:list xml:id="list110940484487887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0941530436127" text:continue-numbering="true" text:style-name="WW8Num2">
              <text:list-item>
                <text:p text:style-name="P504">CDATE</text:p>
              </text:list-item>
            </text:list>
          </table:table-cell>
          <table:table-cell table:style-name="表格46.A5" office:value-type="string">
            <text:list xml:id="list110941225041491" text:continue-numbering="true" text:style-name="WW8Num2">
              <text:list-item>
                <text:p text:style-name="P504">DATETIME</text:p>
              </text:list-item>
            </text:list>
          </table:table-cell>
          <table:table-cell table:style-name="表格46.A5" office:value-type="string">
            <text:list xml:id="list11094190668805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223113635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517009151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31463733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1713433532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1788360482" text:continue-numbering="true" text:style-name="WW8Num2">
              <text:list-item>
                <text:p text:style-name="P504">Create time</text:p>
              </text:list-item>
            </text:list>
          </table:table-cell>
          <table:table-cell table:style-name="表格46.A5" office:value-type="string">
            <text:list xml:id="list110940890315535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J5" table:number-columns-spanned="3" office:value-type="string">
            <text:list xml:id="list110941806108282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0940891876025" text:continue-numbering="true" text:style-name="WW8Num2">
              <text:list-item>
                <text:p text:style-name="P504">UUSERID</text:p>
              </text:list-item>
            </text:list>
          </table:table-cell>
          <table:table-cell table:style-name="表格46.A5" office:value-type="string">
            <text:list xml:id="list110941746118047" text:continue-numbering="true" text:style-name="WW8Num2">
              <text:list-item>
                <text:p text:style-name="P504">VARCHAR</text:p>
              </text:list-item>
            </text:list>
          </table:table-cell>
          <table:table-cell table:style-name="表格46.A5" office:value-type="string">
            <text:list xml:id="list110940453463159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1651995359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936370783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785366641" text:continue-numbering="true" text:style-name="WW8Num2">
              <text:list-item>
                <text:p text:style-name="P504">24</text:p>
              </text:list-item>
            </text:list>
          </table:table-cell>
          <table:table-cell table:style-name="表格46.A5" office:value-type="string">
            <text:list xml:id="list110941861401819" text:continue-numbering="true" text:style-name="WW8Num2">
              <text:list-item>
                <text:p text:style-name="P504">null</text:p>
              </text:list-item>
            </text:list>
          </table:table-cell>
          <table:table-cell table:style-name="表格46.A5" office:value-type="string">
            <text:list xml:id="list110941703357011" text:continue-numbering="true" text:style-name="WW8Num2">
              <text:list-item>
                <text:p text:style-name="P504">Update date user</text:p>
              </text:list-item>
            </text:list>
          </table:table-cell>
          <table:table-cell table:style-name="表格46.A5" office:value-type="string">
            <text:list xml:id="list110940459195440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J5" table:number-columns-spanned="3" office:value-type="string">
            <text:list xml:id="list110940953884723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0940113899353" text:continue-numbering="true" text:style-name="WW8Num2">
              <text:list-item>
                <text:p text:style-name="P504">UDATE</text:p>
              </text:list-item>
            </text:list>
          </table:table-cell>
          <table:table-cell table:style-name="表格46.A5" office:value-type="string">
            <text:list xml:id="list110940688490217" text:continue-numbering="true" text:style-name="WW8Num2">
              <text:list-item>
                <text:p text:style-name="P504">DATETIME</text:p>
              </text:list-item>
            </text:list>
          </table:table-cell>
          <table:table-cell table:style-name="表格46.A5" office:value-type="string">
            <text:list xml:id="list11094000039878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184041310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1192387489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39358873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A5" office:value-type="string">
            <text:list xml:id="list110940888378578" text:continue-numbering="true" text:style-name="WW8Num2">
              <text:list-item>
                <text:p text:style-name="P504">null</text:p>
              </text:list-item>
            </text:list>
          </table:table-cell>
          <table:table-cell table:style-name="表格46.A5" office:value-type="string">
            <text:list xml:id="list110941734024788" text:continue-numbering="true" text:style-name="WW8Num2">
              <text:list-item>
                <text:p text:style-name="P504">Update time</text:p>
              </text:list-item>
            </text:list>
          </table:table-cell>
          <table:table-cell table:style-name="表格46.A5" office:value-type="string">
            <text:list xml:id="list11094041875201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46.J5" table:number-columns-spanned="3" office:value-type="string">
            <text:list xml:id="list110941311611862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</table:table>
      <text:list xml:id="list110940797699828" text:continue-numbering="true" text:style-name="WW8Num2">
        <text:list-item>
          <text:p text:style-name="P393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10941387377923" text:continue-numbering="true" text:style-name="WW8Num2">
        <text:list-item>
          <text:h text:style-name="P376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10941306690071" text:continue-numbering="true" text:style-name="WW8Num2">
              <text:list-item>
                <text:p text:style-name="P423">Project</text:p>
              </text:list-item>
            </text:list>
          </table:table-cell>
          <table:table-cell table:style-name="表格62.A1" table:number-columns-spanned="6" office:value-type="string">
            <text:list xml:id="list110941102008183" text:continue-numbering="true" text:style-name="WW8Num2">
              <text:list-item>
                <text:p text:style-name="P4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10941340786631" text:continue-numbering="true" text:style-name="WW8Num2">
              <text:list-item>
                <text:p text:style-name="P423">Ver</text:p>
              </text:list-item>
            </text:list>
          </table:table-cell>
          <table:table-cell table:style-name="表格62.A1" office:value-type="string">
            <text:list xml:id="list110941451013594" text:continue-numbering="true" text:style-name="WW8Num2">
              <text:list-item>
                <text:p text:style-name="P443">0.5</text:p>
              </text:list-item>
            </text:list>
          </table:table-cell>
          <table:table-cell table:style-name="表格62.J1" office:value-type="string">
            <text:list xml:id="list110940807182274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2004299068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2030196937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10941932437378" text:continue-numbering="true" text:style-name="WW8Num2">
              <text:list-item>
                <text:p text:style-name="P423">Maintain</text:p>
              </text:list-item>
            </text:list>
          </table:table-cell>
          <table:table-cell table:style-name="表格62.A2" table:number-columns-spanned="6" office:value-type="string">
            <text:list xml:id="list110940705778841" text:continue-numbering="true" text:style-name="WW8Num2">
              <text:list-item>
                <text:p text:style-name="P4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10940928406849" text:continue-numbering="true" text:style-name="WW8Num2">
              <text:list-item>
                <text:p text:style-name="P423">Date</text:p>
              </text:list-item>
            </text:list>
          </table:table-cell>
          <table:table-cell table:style-name="表格62.A2" office:value-type="string">
            <text:list xml:id="list110941193733485" text:continue-numbering="true" text:style-name="WW8Num2">
              <text:list-item>
                <text:p text:style-name="P443">201<text:span text:style-name="T93">5</text:span>/<text:span text:style-name="T93">04/23</text:span></text:p>
              </text:list-item>
            </text:list>
          </table:table-cell>
          <table:table-cell table:style-name="表格62.J1" office:value-type="string">
            <text:list xml:id="list110940059273117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1949585815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0846809463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10940663094565" text:continue-numbering="true" text:style-name="WW8Num2">
              <text:list-item>
                <text:p text:style-name="P423">Table</text:p>
              </text:list-item>
            </text:list>
          </table:table-cell>
          <table:table-cell table:style-name="表格62.A2" table:number-columns-spanned="6" office:value-type="string">
            <text:list xml:id="list110941334222571" text:continue-numbering="true" text:style-name="WW8Num2">
              <text:list-item>
                <text:p text:style-name="P480">tb_sys_<text:span text:style-name="T93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10940381603914" text:continue-numbering="true" text:style-name="WW8Num2">
              <text:list-item>
                <text:p text:style-name="P423">DataBase</text:p>
              </text:list-item>
            </text:list>
          </table:table-cell>
          <table:table-cell table:style-name="表格62.A2" office:value-type="string">
            <text:list xml:id="list110941349833375" text:continue-numbering="true" text:style-name="WW8Num2">
              <text:list-item>
                <text:p text:style-name="P443">bbcore</text:p>
              </text:list-item>
            </text:list>
          </table:table-cell>
          <table:table-cell table:style-name="表格62.J1" office:value-type="string">
            <text:list xml:id="list110941256266728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0481117825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0871505863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10940380033839" text:continue-numbering="true" text:style-name="WW8Num2">
              <text:list-item>
                <text:p text:style-name="P423">Descript</text:p>
              </text:list-item>
            </text:list>
          </table:table-cell>
          <table:table-cell table:style-name="表格62.A4" table:number-columns-spanned="8" office:value-type="string">
            <text:list xml:id="list110940006707397"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10940126538421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1219355341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2.K1" office:value-type="string">
            <text:list xml:id="list110940562732567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10942025352857"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10941690956741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0941691514139" text:continue-numbering="true" text:style-name="WW8Num2">
              <text:list-item>
                <text:p text:style-name="P433">Field</text:p>
              </text:list-item>
            </text:list>
          </table:table-cell>
          <table:table-cell table:style-name="表格62.A5" office:value-type="string">
            <text:list xml:id="list110940657437371" text:continue-numbering="true" text:style-name="WW8Num2">
              <text:list-item>
                <text:p text:style-name="P433">Datatype</text:p>
              </text:list-item>
            </text:list>
          </table:table-cell>
          <table:table-cell table:style-name="表格62.A5" office:value-type="string">
            <text:list xml:id="list110941885716293" text:continue-numbering="true" text:style-name="WW8Num2">
              <text:list-item>
                <text:p text:style-name="P433">PK</text:p>
              </text:list-item>
            </text:list>
          </table:table-cell>
          <table:table-cell table:style-name="表格62.A5" office:value-type="string">
            <text:list xml:id="list110941845442943" text:continue-numbering="true" text:style-name="WW8Num2">
              <text:list-item>
                <text:p text:style-name="P433">UK</text:p>
              </text:list-item>
            </text:list>
          </table:table-cell>
          <table:table-cell table:style-name="表格62.A5" office:value-type="string">
            <text:list xml:id="list110940910330444" text:continue-numbering="true" text:style-name="WW8Num2">
              <text:list-item>
                <text:p text:style-name="P433">IDX</text:p>
              </text:list-item>
            </text:list>
          </table:table-cell>
          <table:table-cell table:style-name="表格62.A5" office:value-type="string">
            <text:list xml:id="list110941656743885" text:continue-numbering="true" text:style-name="WW8Num2">
              <text:list-item>
                <text:p text:style-name="P413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10940227316897" text:continue-numbering="true" text:style-name="WW8Num2">
              <text:list-item>
                <text:p text:style-name="P413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10940055988636" text:continue-numbering="true" text:style-name="WW8Num2">
              <text:list-item>
                <text:p text:style-name="P433">Description</text:p>
              </text:list-item>
            </text:list>
          </table:table-cell>
          <table:table-cell table:style-name="表格62.A5" office:value-type="string">
            <text:list xml:id="list110940936295538" text:continue-numbering="true" text:style-name="WW8Num2">
              <text:list-item>
                <text:p text:style-name="P433">Remarks</text:p>
              </text:list-item>
            </text:list>
          </table:table-cell>
          <table:table-cell table:style-name="表格62.J5" table:number-columns-spanned="3" office:value-type="string">
            <text:list xml:id="list110940784505502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0941962303302" text:continue-numbering="true" text:style-name="WW8Num2">
              <text:list-item>
                <text:p text:style-name="P591">OID</text:p>
              </text:list-item>
            </text:list>
          </table:table-cell>
          <table:table-cell table:style-name="表格62.A5" office:value-type="string">
            <text:list xml:id="list110941538982288" text:continue-numbering="true" text:style-name="WW8Num2">
              <text:list-item>
                <text:p text:style-name="P591">CHAR</text:p>
              </text:list-item>
            </text:list>
          </table:table-cell>
          <table:table-cell table:style-name="表格62.A5" office:value-type="string">
            <text:list xml:id="list110940939864108" text:continue-numbering="true" text:style-name="WW8Num2">
              <text:list-item>
                <text:p text:style-name="P591">Y</text:p>
              </text:list-item>
            </text:list>
          </table:table-cell>
          <table:table-cell table:style-name="表格62.A5" office:value-type="string">
            <text:list xml:id="list110941004696935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182218480" text:continue-numbering="true" text:style-name="WW8Num2">
              <text:list-item>
                <text:p text:style-name="P591"><text:s/></text:p>
              </text:list-item>
            </text:list>
          </table:table-cell>
          <table:table-cell table:style-name="表格62.A5" office:value-type="string">
            <text:list xml:id="list110940415588319" text:continue-numbering="true" text:style-name="WW8Num2">
              <text:list-item>
                <text:p text:style-name="P591">36</text:p>
              </text:list-item>
            </text:list>
          </table:table-cell>
          <table:table-cell table:style-name="表格62.A5" office:value-type="string">
            <text:list xml:id="list110940996044381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2010954013" text:continue-numbering="true" text:style-name="WW8Num2">
              <text:list-item>
                <text:p text:style-name="P591">PK / UUID</text:p>
              </text:list-item>
            </text:list>
          </table:table-cell>
          <table:table-cell table:style-name="表格62.A5" office:value-type="string">
            <text:list xml:id="list110942009586574" text:continue-numbering="true" text:style-name="WW8Num2">
              <text:list-item>
                <text:p text:style-name="P591">Default java UUID</text:p>
              </text:list-item>
            </text:list>
          </table:table-cell>
          <table:table-cell table:style-name="表格62.J5" table:number-columns-spanned="3" office:value-type="string">
            <text:list xml:id="list110940910472192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14">USER</text:p>
          </table:table-cell>
          <table:table-cell table:style-name="表格62.A8" office:value-type="string">
            <text:list xml:id="list110941027749368" text:continue-numbering="true" text:style-name="WW8Num2">
              <text:list-item>
                <text:p text:style-name="P593">VARCHAR</text:p>
              </text:list-item>
            </text:list>
          </table:table-cell>
          <table:table-cell table:style-name="表格62.A8" office:value-type="string">
            <text:p text:style-name="P313"/>
          </table:table-cell>
          <table:table-cell table:style-name="表格62.A8" office:value-type="string">
            <text:p text:style-name="P317"/>
          </table:table-cell>
          <table:table-cell table:style-name="表格62.A8" office:value-type="string">
            <text:p text:style-name="P349">Y</text:p>
          </table:table-cell>
          <table:table-cell table:style-name="表格62.A8" office:value-type="string">
            <text:p text:style-name="P314">24</text:p>
          </table:table-cell>
          <table:table-cell table:style-name="表格62.A8" office:value-type="string">
            <text:p text:style-name="P313"/>
          </table:table-cell>
          <table:table-cell table:style-name="表格62.A8" office:value-type="string">
            <text:p text:style-name="P321"/>
          </table:table-cell>
          <table:table-cell table:style-name="表格62.A8" office:value-type="string">
            <text:p text:style-name="P325"/>
          </table:table-cell>
          <table:table-cell table:style-name="表格62.J5" table:number-columns-spanned="3" office:value-type="string">
            <text:list xml:id="list110941497041324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27">SYS_ID</text:p>
          </table:table-cell>
          <table:table-cell table:style-name="表格62.A8" office:value-type="string">
            <text:list xml:id="list110941722576903" text:continue-numbering="true" text:style-name="WW8Num2">
              <text:list-item>
                <text:p text:style-name="P593">VARCHAR</text:p>
              </text:list-item>
            </text:list>
          </table:table-cell>
          <table:table-cell table:style-name="表格62.A8" office:value-type="string">
            <text:p text:style-name="P313"/>
          </table:table-cell>
          <table:table-cell table:style-name="表格62.A8" office:value-type="string">
            <text:p text:style-name="P316"/>
          </table:table-cell>
          <table:table-cell table:style-name="表格62.A8" office:value-type="string">
            <text:p text:style-name="P350"/>
          </table:table-cell>
          <table:table-cell table:style-name="表格62.A8" office:value-type="string">
            <text:p text:style-name="P319">10</text:p>
          </table:table-cell>
          <table:table-cell table:style-name="表格62.A8" office:value-type="string">
            <text:p text:style-name="P313"/>
          </table:table-cell>
          <table:table-cell table:style-name="表格62.A8" office:value-type="string">
            <text:p text:style-name="P323">TB_SYS.SYS_ID</text:p>
          </table:table-cell>
          <table:table-cell table:style-name="表格62.A8" office:value-type="string">
            <text:p text:style-name="P326"/>
          </table:table-cell>
          <table:table-cell table:style-name="表格62.J5" table:number-columns-spanned="3" office:value-type="string">
            <text:list xml:id="list110941300465078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18">EXECUTE_<text:span text:style-name="T92">EVENT</text:span></text:p>
          </table:table-cell>
          <table:table-cell table:style-name="表格62.A8" office:value-type="string">
            <text:list xml:id="list110942039992036" text:continue-numbering="true" text:style-name="WW8Num2">
              <text:list-item>
                <text:p text:style-name="P594">VARCHAR</text:p>
              </text:list-item>
            </text:list>
          </table:table-cell>
          <table:table-cell table:style-name="表格62.A8" office:value-type="string">
            <text:p text:style-name="P313"/>
          </table:table-cell>
          <table:table-cell table:style-name="表格62.A8" office:value-type="string">
            <text:p text:style-name="P316"/>
          </table:table-cell>
          <table:table-cell table:style-name="表格62.A8" office:value-type="string">
            <text:p text:style-name="P348"/>
          </table:table-cell>
          <table:table-cell table:style-name="表格62.A8" office:value-type="string">
            <text:p text:style-name="P314">255</text:p>
          </table:table-cell>
          <table:table-cell table:style-name="表格62.A8" office:value-type="string">
            <text:p text:style-name="P313"/>
          </table:table-cell>
          <table:table-cell table:style-name="表格62.A8" office:value-type="string">
            <text:p text:style-name="P322"><text:span text:style-name="T96">bean</text:span>的id 或</text:p>
            <text:p text:style-name="P322">controller的 <text:span text:style-name="T97">action url</text:span></text:p>
          </table:table-cell>
          <table:table-cell table:style-name="表格62.A8" office:value-type="string">
            <text:p text:style-name="P326"><text:span text:style-name="T95">t</text:span>est.bs<text:span text:style-name="T97">@</text:span>create</text:p>
            <text:p text:style-name="P324">tset.action</text:p>
          </table:table-cell>
          <table:table-cell table:style-name="表格62.J5" table:number-columns-spanned="3" office:value-type="string">
            <text:list xml:id="list110941381083504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14">IS_PERMIT</text:p>
          </table:table-cell>
          <table:table-cell table:style-name="表格62.A8" office:value-type="string">
            <text:list xml:id="list110941542177646" text:continue-numbering="true" text:style-name="WW8Num2">
              <text:list-item>
                <text:p text:style-name="P594">VARCHAR</text:p>
              </text:list-item>
            </text:list>
          </table:table-cell>
          <table:table-cell table:style-name="表格62.A8" office:value-type="string">
            <text:p text:style-name="P313"/>
          </table:table-cell>
          <table:table-cell table:style-name="表格62.A8" office:value-type="string">
            <text:p text:style-name="P316"/>
          </table:table-cell>
          <table:table-cell table:style-name="表格62.A8" office:value-type="string">
            <text:p text:style-name="P348"/>
          </table:table-cell>
          <table:table-cell table:style-name="表格62.A8" office:value-type="string">
            <text:p text:style-name="P314">1</text:p>
          </table:table-cell>
          <table:table-cell table:style-name="表格62.A8" office:value-type="string">
            <text:p text:style-name="P315">N</text:p>
          </table:table-cell>
          <table:table-cell table:style-name="表格62.A8" office:value-type="string">
            <text:p text:style-name="P320"/>
          </table:table-cell>
          <table:table-cell table:style-name="表格62.A8" office:value-type="string">
            <text:p text:style-name="P325"/>
          </table:table-cell>
          <table:table-cell table:style-name="表格62.J5" table:number-columns-spanned="3" office:value-type="string">
            <text:list xml:id="list110940346840384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0942010494600" text:continue-numbering="true" text:style-name="WW8Num2">
              <text:list-item>
                <text:p text:style-name="P591">CUSERID</text:p>
              </text:list-item>
            </text:list>
          </table:table-cell>
          <table:table-cell table:style-name="表格62.A5" office:value-type="string">
            <text:list xml:id="list110940479753586" text:continue-numbering="true" text:style-name="WW8Num2">
              <text:list-item>
                <text:p text:style-name="P591">VARCHAR</text:p>
              </text:list-item>
            </text:list>
          </table:table-cell>
          <table:table-cell table:style-name="表格62.A5" office:value-type="string">
            <text:list xml:id="list110940261081272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1272785281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1042732613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1581105077" text:continue-numbering="true" text:style-name="WW8Num2">
              <text:list-item>
                <text:p text:style-name="P591">24</text:p>
              </text:list-item>
            </text:list>
          </table:table-cell>
          <table:table-cell table:style-name="表格62.A5" office:value-type="string">
            <text:list xml:id="list110940692276969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1379596101" text:continue-numbering="true" text:style-name="WW8Num2">
              <text:list-item>
                <text:p text:style-name="P591">Create data user</text:p>
              </text:list-item>
            </text:list>
          </table:table-cell>
          <table:table-cell table:style-name="表格62.A5" office:value-type="string">
            <text:list xml:id="list110941402737181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J5" table:number-columns-spanned="3" office:value-type="string">
            <text:list xml:id="list110941302801961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0940034429353" text:continue-numbering="true" text:style-name="WW8Num2">
              <text:list-item>
                <text:p text:style-name="P591">CDATE</text:p>
              </text:list-item>
            </text:list>
          </table:table-cell>
          <table:table-cell table:style-name="表格62.A5" office:value-type="string">
            <text:list xml:id="list110941758766673" text:continue-numbering="true" text:style-name="WW8Num2">
              <text:list-item>
                <text:p text:style-name="P591">DATETIME</text:p>
              </text:list-item>
            </text:list>
          </table:table-cell>
          <table:table-cell table:style-name="表格62.A5" office:value-type="string">
            <text:list xml:id="list110940898126710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665776713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661177272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1375576023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1948095814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39988762909" text:continue-numbering="true" text:style-name="WW8Num2">
              <text:list-item>
                <text:p text:style-name="P591">Create time</text:p>
              </text:list-item>
            </text:list>
          </table:table-cell>
          <table:table-cell table:style-name="表格62.A5" office:value-type="string">
            <text:list xml:id="list110941956659732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J5" table:number-columns-spanned="3" office:value-type="string">
            <text:list xml:id="list110940653847762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0940914706188" text:continue-numbering="true" text:style-name="WW8Num2">
              <text:list-item>
                <text:p text:style-name="P591">UUSERID</text:p>
              </text:list-item>
            </text:list>
          </table:table-cell>
          <table:table-cell table:style-name="表格62.A5" office:value-type="string">
            <text:list xml:id="list110941743968192" text:continue-numbering="true" text:style-name="WW8Num2">
              <text:list-item>
                <text:p text:style-name="P591">VARCHAR</text:p>
              </text:list-item>
            </text:list>
          </table:table-cell>
          <table:table-cell table:style-name="表格62.A5" office:value-type="string">
            <text:list xml:id="list110941060713918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587712561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719989446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384741047" text:continue-numbering="true" text:style-name="WW8Num2">
              <text:list-item>
                <text:p text:style-name="P591">24</text:p>
              </text:list-item>
            </text:list>
          </table:table-cell>
          <table:table-cell table:style-name="表格62.A5" office:value-type="string">
            <text:list xml:id="list110941062314777" text:continue-numbering="true" text:style-name="WW8Num2">
              <text:list-item>
                <text:p text:style-name="P591">null</text:p>
              </text:list-item>
            </text:list>
          </table:table-cell>
          <table:table-cell table:style-name="表格62.A5" office:value-type="string">
            <text:list xml:id="list110941923848528" text:continue-numbering="true" text:style-name="WW8Num2">
              <text:list-item>
                <text:p text:style-name="P591">Update date user</text:p>
              </text:list-item>
            </text:list>
          </table:table-cell>
          <table:table-cell table:style-name="表格62.A5" office:value-type="string">
            <text:list xml:id="list110940549619168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J5" table:number-columns-spanned="3" office:value-type="string">
            <text:list xml:id="list110940466648993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0940761734831" text:continue-numbering="true" text:style-name="WW8Num2">
              <text:list-item>
                <text:p text:style-name="P591">UDATE</text:p>
              </text:list-item>
            </text:list>
          </table:table-cell>
          <table:table-cell table:style-name="表格62.A5" office:value-type="string">
            <text:list xml:id="list110942081212562" text:continue-numbering="true" text:style-name="WW8Num2">
              <text:list-item>
                <text:p text:style-name="P591">DATETIME</text:p>
              </text:list-item>
            </text:list>
          </table:table-cell>
          <table:table-cell table:style-name="表格62.A5" office:value-type="string">
            <text:list xml:id="list110941493737754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812202131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326044606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0571502492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A5" office:value-type="string">
            <text:list xml:id="list110941896041904" text:continue-numbering="true" text:style-name="WW8Num2">
              <text:list-item>
                <text:p text:style-name="P591">null</text:p>
              </text:list-item>
            </text:list>
          </table:table-cell>
          <table:table-cell table:style-name="表格62.A5" office:value-type="string">
            <text:list xml:id="list110940822196563" text:continue-numbering="true" text:style-name="WW8Num2">
              <text:list-item>
                <text:p text:style-name="P591">Update time</text:p>
              </text:list-item>
            </text:list>
          </table:table-cell>
          <table:table-cell table:style-name="表格62.A5" office:value-type="string">
            <text:list xml:id="list110942060112242" text:continue-numbering="true" text:style-name="WW8Num2">
              <text:list-item>
                <text:p text:style-name="P592"/>
              </text:list-item>
            </text:list>
          </table:table-cell>
          <table:table-cell table:style-name="表格62.J5" table:number-columns-spanned="3" office:value-type="string">
            <text:list xml:id="list110942029861030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</table:table>
      <text:list xml:id="list110941591081486" text:continue-numbering="true" text:style-name="WW8Num2">
        <text:list-item>
          <text:p text:style-name="P394"/>
        </text:list-item>
      </text:list>
      <text:p text:style-name="P19"/>
      <text:p text:style-name="P19"/>
      <text:list xml:id="list110940814921301" text:continue-numbering="true" text:style-name="WW8Num2">
        <text:list-item>
          <text:h text:style-name="P377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10940247373872" text:continue-numbering="true" text:style-name="WW8Num2">
              <text:list-item>
                <text:p text:style-name="P424">Project</text:p>
              </text:list-item>
            </text:list>
          </table:table-cell>
          <table:table-cell table:style-name="表格63.A1" table:number-columns-spanned="6" office:value-type="string">
            <text:list xml:id="list110941697528891" text:continue-numbering="true" text:style-name="WW8Num2">
              <text:list-item>
                <text:p text:style-name="P4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10940417082530" text:continue-numbering="true" text:style-name="WW8Num2">
              <text:list-item>
                <text:p text:style-name="P424">Ver</text:p>
              </text:list-item>
            </text:list>
          </table:table-cell>
          <table:table-cell table:style-name="表格63.A1" office:value-type="string">
            <text:list xml:id="list110941459393481" text:continue-numbering="true" text:style-name="WW8Num2">
              <text:list-item>
                <text:p text:style-name="P444">0.5</text:p>
              </text:list-item>
            </text:list>
          </table:table-cell>
          <table:table-cell table:style-name="表格63.J1" office:value-type="string">
            <text:list xml:id="list110941104457710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0381978327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0992041976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10941893185569" text:continue-numbering="true" text:style-name="WW8Num2">
              <text:list-item>
                <text:p text:style-name="P424">Maintain</text:p>
              </text:list-item>
            </text:list>
          </table:table-cell>
          <table:table-cell table:style-name="表格63.A2" table:number-columns-spanned="6" office:value-type="string">
            <text:list xml:id="list110941125336120" text:continue-numbering="true" text:style-name="WW8Num2">
              <text:list-item>
                <text:p text:style-name="P4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10941897020529" text:continue-numbering="true" text:style-name="WW8Num2">
              <text:list-item>
                <text:p text:style-name="P424">Date</text:p>
              </text:list-item>
            </text:list>
          </table:table-cell>
          <table:table-cell table:style-name="表格63.A2" office:value-type="string">
            <text:list xml:id="list110940897768118" text:continue-numbering="true" text:style-name="WW8Num2">
              <text:list-item>
                <text:p text:style-name="P444">201<text:span text:style-name="T93">5</text:span>/<text:span text:style-name="T93">04/23</text:span></text:p>
              </text:list-item>
            </text:list>
          </table:table-cell>
          <table:table-cell table:style-name="表格63.J1" office:value-type="string">
            <text:list xml:id="list110940860322734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0221170546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0140044420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10941485534575" text:continue-numbering="true" text:style-name="WW8Num2">
              <text:list-item>
                <text:p text:style-name="P424">Table</text:p>
              </text:list-item>
            </text:list>
          </table:table-cell>
          <table:table-cell table:style-name="表格63.A2" table:number-columns-spanned="6" office:value-type="string">
            <text:list xml:id="list110942100899268" text:continue-numbering="true" text:style-name="WW8Num2">
              <text:list-item>
                <text:p text:style-name="P481">tb_sys_<text:span text:style-name="T94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10940298842394" text:continue-numbering="true" text:style-name="WW8Num2">
              <text:list-item>
                <text:p text:style-name="P424">DataBase</text:p>
              </text:list-item>
            </text:list>
          </table:table-cell>
          <table:table-cell table:style-name="表格63.A2" office:value-type="string">
            <text:list xml:id="list110941472984908" text:continue-numbering="true" text:style-name="WW8Num2">
              <text:list-item>
                <text:p text:style-name="P444">bbcore</text:p>
              </text:list-item>
            </text:list>
          </table:table-cell>
          <table:table-cell table:style-name="表格63.J1" office:value-type="string">
            <text:list xml:id="list110941699147757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1044768692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0635528687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10941917604356" text:continue-numbering="true" text:style-name="WW8Num2">
              <text:list-item>
                <text:p text:style-name="P424">Descript</text:p>
              </text:list-item>
            </text:list>
          </table:table-cell>
          <table:table-cell table:style-name="表格63.A4" table:number-columns-spanned="8" office:value-type="string">
            <text:list xml:id="list110940482257250"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10941870046534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1656364144" text:continue-numbering="true" text:style-name="WW8Num2">
              <text:list-item>
                <text:p text:style-name="P387"/>
              </text:list-item>
            </text:list>
          </table:table-cell>
          <table:table-cell table:style-name="表格63.K1" office:value-type="string">
            <text:list xml:id="list110940302283548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10941941313184"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10940914090336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0941530101015" text:continue-numbering="true" text:style-name="WW8Num2">
              <text:list-item>
                <text:p text:style-name="P434">Field</text:p>
              </text:list-item>
            </text:list>
          </table:table-cell>
          <table:table-cell table:style-name="表格63.A5" office:value-type="string">
            <text:list xml:id="list110940209411646" text:continue-numbering="true" text:style-name="WW8Num2">
              <text:list-item>
                <text:p text:style-name="P434">Datatype</text:p>
              </text:list-item>
            </text:list>
          </table:table-cell>
          <table:table-cell table:style-name="表格63.A5" office:value-type="string">
            <text:list xml:id="list110941363879149" text:continue-numbering="true" text:style-name="WW8Num2">
              <text:list-item>
                <text:p text:style-name="P434">PK</text:p>
              </text:list-item>
            </text:list>
          </table:table-cell>
          <table:table-cell table:style-name="表格63.A5" office:value-type="string">
            <text:list xml:id="list110941123437969" text:continue-numbering="true" text:style-name="WW8Num2">
              <text:list-item>
                <text:p text:style-name="P434">UK</text:p>
              </text:list-item>
            </text:list>
          </table:table-cell>
          <table:table-cell table:style-name="表格63.A5" office:value-type="string">
            <text:list xml:id="list110941756387208" text:continue-numbering="true" text:style-name="WW8Num2">
              <text:list-item>
                <text:p text:style-name="P434">IDX</text:p>
              </text:list-item>
            </text:list>
          </table:table-cell>
          <table:table-cell table:style-name="表格63.A5" office:value-type="string">
            <text:list xml:id="list110941890812135" text:continue-numbering="true" text:style-name="WW8Num2">
              <text:list-item>
                <text:p text:style-name="P414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10941992843625" text:continue-numbering="true" text:style-name="WW8Num2">
              <text:list-item>
                <text:p text:style-name="P414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10941005971491" text:continue-numbering="true" text:style-name="WW8Num2">
              <text:list-item>
                <text:p text:style-name="P434">Description</text:p>
              </text:list-item>
            </text:list>
          </table:table-cell>
          <table:table-cell table:style-name="表格63.A5" office:value-type="string">
            <text:list xml:id="list110940712038946" text:continue-numbering="true" text:style-name="WW8Num2">
              <text:list-item>
                <text:p text:style-name="P434">Remarks</text:p>
              </text:list-item>
            </text:list>
          </table:table-cell>
          <table:table-cell table:style-name="表格63.J5" table:number-columns-spanned="3" office:value-type="string">
            <text:list xml:id="list110941256162546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0940111558312" text:continue-numbering="true" text:style-name="WW8Num2">
              <text:list-item>
                <text:p text:style-name="P506">OID</text:p>
              </text:list-item>
            </text:list>
          </table:table-cell>
          <table:table-cell table:style-name="表格63.A5" office:value-type="string">
            <text:list xml:id="list110940147578732" text:continue-numbering="true" text:style-name="WW8Num2">
              <text:list-item>
                <text:p text:style-name="P506">CHAR</text:p>
              </text:list-item>
            </text:list>
          </table:table-cell>
          <table:table-cell table:style-name="表格63.A5" office:value-type="string">
            <text:list xml:id="list110940689206801" text:continue-numbering="true" text:style-name="WW8Num2">
              <text:list-item>
                <text:p text:style-name="P506">Y</text:p>
              </text:list-item>
            </text:list>
          </table:table-cell>
          <table:table-cell table:style-name="表格63.A5" office:value-type="string">
            <text:list xml:id="list110941904120959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694871632" text:continue-numbering="true" text:style-name="WW8Num2">
              <text:list-item>
                <text:p text:style-name="P506"><text:s/></text:p>
              </text:list-item>
            </text:list>
          </table:table-cell>
          <table:table-cell table:style-name="表格63.A5" office:value-type="string">
            <text:list xml:id="list110940069932009" text:continue-numbering="true" text:style-name="WW8Num2">
              <text:list-item>
                <text:p text:style-name="P506">36</text:p>
              </text:list-item>
            </text:list>
          </table:table-cell>
          <table:table-cell table:style-name="表格63.A5" office:value-type="string">
            <text:list xml:id="list110941667303684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161447493" text:continue-numbering="true" text:style-name="WW8Num2">
              <text:list-item>
                <text:p text:style-name="P506">PK / UUID</text:p>
              </text:list-item>
            </text:list>
          </table:table-cell>
          <table:table-cell table:style-name="表格63.A5" office:value-type="string">
            <text:list xml:id="list110941030633675" text:continue-numbering="true" text:style-name="WW8Num2">
              <text:list-item>
                <text:p text:style-name="P506">Default java UUID</text:p>
              </text:list-item>
            </text:list>
          </table:table-cell>
          <table:table-cell table:style-name="表格63.J5" table:number-columns-spanned="3" office:value-type="string">
            <text:list xml:id="list110941108713704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25">USER</text:p>
          </table:table-cell>
          <table:table-cell table:style-name="表格63.A8" office:value-type="string">
            <text:list xml:id="list110940812983836" text:continue-numbering="true" text:style-name="WW8Num2">
              <text:list-item>
                <text:p text:style-name="P506">VARCHAR</text:p>
              </text:list-item>
            </text:list>
          </table:table-cell>
          <table:table-cell table:style-name="表格63.A8" office:value-type="string">
            <text:p text:style-name="P141"/>
          </table:table-cell>
          <table:table-cell table:style-name="表格63.A8" office:value-type="string">
            <text:p text:style-name="P217"/>
          </table:table-cell>
          <table:table-cell table:style-name="表格63.A8" office:value-type="string">
            <text:p text:style-name="P344">Y</text:p>
          </table:table-cell>
          <table:table-cell table:style-name="表格63.A8" office:value-type="string">
            <text:p text:style-name="P225">24</text:p>
          </table:table-cell>
          <table:table-cell table:style-name="表格63.A8" office:value-type="string">
            <text:p text:style-name="P141"/>
          </table:table-cell>
          <table:table-cell table:style-name="表格63.A8" office:value-type="string">
            <text:p text:style-name="P301"/>
          </table:table-cell>
          <table:table-cell table:style-name="表格63.A8" office:value-type="string">
            <text:p text:style-name="P260"/>
          </table:table-cell>
          <table:table-cell table:style-name="表格63.J5" table:number-columns-spanned="3" office:value-type="string">
            <text:list xml:id="list110941717346726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0942051504402" text:continue-numbering="true" text:style-name="WW8Num2">
              <text:list-item>
                <text:p text:style-name="P506">CUSERID</text:p>
              </text:list-item>
            </text:list>
          </table:table-cell>
          <table:table-cell table:style-name="表格63.A5" office:value-type="string">
            <text:list xml:id="list110940117358520" text:continue-numbering="true" text:style-name="WW8Num2">
              <text:list-item>
                <text:p text:style-name="P506">VARCHAR</text:p>
              </text:list-item>
            </text:list>
          </table:table-cell>
          <table:table-cell table:style-name="表格63.A5" office:value-type="string">
            <text:list xml:id="list11094130874133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1941824883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251182222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1585875878" text:continue-numbering="true" text:style-name="WW8Num2">
              <text:list-item>
                <text:p text:style-name="P506">24</text:p>
              </text:list-item>
            </text:list>
          </table:table-cell>
          <table:table-cell table:style-name="表格63.A5" office:value-type="string">
            <text:list xml:id="list11094097702396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2095746592" text:continue-numbering="true" text:style-name="WW8Num2">
              <text:list-item>
                <text:p text:style-name="P506">Create data user</text:p>
              </text:list-item>
            </text:list>
          </table:table-cell>
          <table:table-cell table:style-name="表格63.A5" office:value-type="string">
            <text:list xml:id="list11094211613095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J5" table:number-columns-spanned="3" office:value-type="string">
            <text:list xml:id="list110940638861098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0941961225838" text:continue-numbering="true" text:style-name="WW8Num2">
              <text:list-item>
                <text:p text:style-name="P506">CDATE</text:p>
              </text:list-item>
            </text:list>
          </table:table-cell>
          <table:table-cell table:style-name="表格63.A5" office:value-type="string">
            <text:list xml:id="list110942029364824" text:continue-numbering="true" text:style-name="WW8Num2">
              <text:list-item>
                <text:p text:style-name="P506">DATETIME</text:p>
              </text:list-item>
            </text:list>
          </table:table-cell>
          <table:table-cell table:style-name="表格63.A5" office:value-type="string">
            <text:list xml:id="list110940086650598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352631552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1749593112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1408975380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1876545207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643590265" text:continue-numbering="true" text:style-name="WW8Num2">
              <text:list-item>
                <text:p text:style-name="P506">Create time</text:p>
              </text:list-item>
            </text:list>
          </table:table-cell>
          <table:table-cell table:style-name="表格63.A5" office:value-type="string">
            <text:list xml:id="list110940345495963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J5" table:number-columns-spanned="3" office:value-type="string">
            <text:list xml:id="list110942034932895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0941634753399" text:continue-numbering="true" text:style-name="WW8Num2">
              <text:list-item>
                <text:p text:style-name="P506">UUSERID</text:p>
              </text:list-item>
            </text:list>
          </table:table-cell>
          <table:table-cell table:style-name="表格63.A5" office:value-type="string">
            <text:list xml:id="list110942017769905" text:continue-numbering="true" text:style-name="WW8Num2">
              <text:list-item>
                <text:p text:style-name="P506">VARCHAR</text:p>
              </text:list-item>
            </text:list>
          </table:table-cell>
          <table:table-cell table:style-name="表格63.A5" office:value-type="string">
            <text:list xml:id="list11094052104913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028826615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211420842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785821803" text:continue-numbering="true" text:style-name="WW8Num2">
              <text:list-item>
                <text:p text:style-name="P506">24</text:p>
              </text:list-item>
            </text:list>
          </table:table-cell>
          <table:table-cell table:style-name="表格63.A5" office:value-type="string">
            <text:list xml:id="list110941033934433" text:continue-numbering="true" text:style-name="WW8Num2">
              <text:list-item>
                <text:p text:style-name="P506">null</text:p>
              </text:list-item>
            </text:list>
          </table:table-cell>
          <table:table-cell table:style-name="表格63.A5" office:value-type="string">
            <text:list xml:id="list110940276686495" text:continue-numbering="true" text:style-name="WW8Num2">
              <text:list-item>
                <text:p text:style-name="P506">Update date user</text:p>
              </text:list-item>
            </text:list>
          </table:table-cell>
          <table:table-cell table:style-name="表格63.A5" office:value-type="string">
            <text:list xml:id="list110941971840853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J5" table:number-columns-spanned="3" office:value-type="string">
            <text:list xml:id="list110940025953843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0940672269111" text:continue-numbering="true" text:style-name="WW8Num2">
              <text:list-item>
                <text:p text:style-name="P506">UDATE</text:p>
              </text:list-item>
            </text:list>
          </table:table-cell>
          <table:table-cell table:style-name="表格63.A5" office:value-type="string">
            <text:list xml:id="list110940990257091" text:continue-numbering="true" text:style-name="WW8Num2">
              <text:list-item>
                <text:p text:style-name="P506">DATETIME</text:p>
              </text:list-item>
            </text:list>
          </table:table-cell>
          <table:table-cell table:style-name="表格63.A5" office:value-type="string">
            <text:list xml:id="list110941557859857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1431610407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812493223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0828941277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A5" office:value-type="string">
            <text:list xml:id="list110941665638188" text:continue-numbering="true" text:style-name="WW8Num2">
              <text:list-item>
                <text:p text:style-name="P506">null</text:p>
              </text:list-item>
            </text:list>
          </table:table-cell>
          <table:table-cell table:style-name="表格63.A5" office:value-type="string">
            <text:list xml:id="list110941829446225" text:continue-numbering="true" text:style-name="WW8Num2">
              <text:list-item>
                <text:p text:style-name="P506">Update time</text:p>
              </text:list-item>
            </text:list>
          </table:table-cell>
          <table:table-cell table:style-name="表格63.A5" office:value-type="string">
            <text:list xml:id="list11093999607459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3.J5" table:number-columns-spanned="3" office:value-type="string">
            <text:list xml:id="list110941429400150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</table:table>
      <text:list xml:id="list110941180506234" text:continue-numbering="true" text:style-name="WW8Num2">
        <text:list-item>
          <text:p text:style-name="P395"/>
        </text:list-item>
      </text:list>
      <text:p text:style-name="P20"/>
      <text:p text:style-name="P20"/>
      <text:p text:style-name="P23"/>
      <text:list xml:id="list110941595155866" text:continue-numbering="true" text:style-name="WW8Num2">
        <text:list-item>
          <text:h text:style-name="P379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10941134289988" text:continue-numbering="true" text:style-name="WW8Num2">
              <text:list-item>
                <text:p text:style-name="P425">Project</text:p>
              </text:list-item>
            </text:list>
          </table:table-cell>
          <table:table-cell table:style-name="表格80.A1" table:number-columns-spanned="6" office:value-type="string">
            <text:list xml:id="list110941252537160" text:continue-numbering="true" text:style-name="WW8Num2">
              <text:list-item>
                <text:p text:style-name="P4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10940320278040" text:continue-numbering="true" text:style-name="WW8Num2">
              <text:list-item>
                <text:p text:style-name="P425">Ver</text:p>
              </text:list-item>
            </text:list>
          </table:table-cell>
          <table:table-cell table:style-name="表格80.A1" office:value-type="string">
            <text:list xml:id="list110941017756302" text:continue-numbering="true" text:style-name="WW8Num2">
              <text:list-item>
                <text:p text:style-name="P445">0.<text:span text:style-name="T98">6</text:span></text:p>
              </text:list-item>
            </text:list>
          </table:table-cell>
          <table:table-cell table:style-name="表格80.J1" office:value-type="string">
            <text:list xml:id="list110940405977855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0325686335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1089656131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10941887929866" text:continue-numbering="true" text:style-name="WW8Num2">
              <text:list-item>
                <text:p text:style-name="P425">Maintain</text:p>
              </text:list-item>
            </text:list>
          </table:table-cell>
          <table:table-cell table:style-name="表格80.A2" table:number-columns-spanned="6" office:value-type="string">
            <text:list xml:id="list110940369370503" text:continue-numbering="true" text:style-name="WW8Num2">
              <text:list-item>
                <text:p text:style-name="P4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10940395265685" text:continue-numbering="true" text:style-name="WW8Num2">
              <text:list-item>
                <text:p text:style-name="P425">Date</text:p>
              </text:list-item>
            </text:list>
          </table:table-cell>
          <table:table-cell table:style-name="表格80.A2" office:value-type="string">
            <text:list xml:id="list110940769693406" text:continue-numbering="true" text:style-name="WW8Num2">
              <text:list-item>
                <text:p text:style-name="P445">201<text:span text:style-name="T91">5</text:span>/<text:span text:style-name="T101">10</text:span>/<text:span text:style-name="T101">03</text:span></text:p>
              </text:list-item>
            </text:list>
          </table:table-cell>
          <table:table-cell table:style-name="表格80.J1" office:value-type="string">
            <text:list xml:id="list110940522032901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1916781250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1021095781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10940769738461" text:continue-numbering="true" text:style-name="WW8Num2">
              <text:list-item>
                <text:p text:style-name="P425">Table</text:p>
              </text:list-item>
            </text:list>
          </table:table-cell>
          <table:table-cell table:style-name="表格80.A2" table:number-columns-spanned="6" office:value-type="string">
            <text:list xml:id="list110941236089239" text:continue-numbering="true" text:style-name="WW8Num2">
              <text:list-item>
                <text:p text:style-name="P484"><text:span text:style-name="T100">t</text:span>b_<text:span text:style-name="T100">sys</text:span>_<text:span text:style-name="T101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10941089616011" text:continue-numbering="true" text:style-name="WW8Num2">
              <text:list-item>
                <text:p text:style-name="P425">DataBase</text:p>
              </text:list-item>
            </text:list>
          </table:table-cell>
          <table:table-cell table:style-name="表格80.A2" office:value-type="string">
            <text:list xml:id="list110941981884999" text:continue-numbering="true" text:style-name="WW8Num2">
              <text:list-item>
                <text:p text:style-name="P445">bbcore</text:p>
              </text:list-item>
            </text:list>
          </table:table-cell>
          <table:table-cell table:style-name="表格80.J1" office:value-type="string">
            <text:list xml:id="list110942000009766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0389300464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1380028336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10941769576419" text:continue-numbering="true" text:style-name="WW8Num2">
              <text:list-item>
                <text:p text:style-name="P425">Descript</text:p>
              </text:list-item>
            </text:list>
          </table:table-cell>
          <table:table-cell table:style-name="表格80.A4" table:number-columns-spanned="8" office:value-type="string">
            <text:list xml:id="list110940442078398" text:continue-numbering="true" text:style-name="WW8Num2">
              <text:list-item>
                <text:p text:style-name="P465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10941759811943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1654170297" text:continue-numbering="true" text:style-name="WW8Num2">
              <text:list-item>
                <text:p text:style-name="P388"/>
              </text:list-item>
            </text:list>
          </table:table-cell>
          <table:table-cell table:style-name="表格80.K1" office:value-type="string">
            <text:list xml:id="list110940030562009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10941821392993" text:continue-numbering="true" text:style-name="WW8Num2">
              <text:list-item>
                <text:p text:style-name="P4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10940155018824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10941127813435" text:continue-numbering="true" text:style-name="WW8Num2">
              <text:list-item>
                <text:p text:style-name="P435">Field</text:p>
              </text:list-item>
            </text:list>
          </table:table-cell>
          <table:table-cell table:style-name="表格80.A5" office:value-type="string">
            <text:list xml:id="list110941880465709" text:continue-numbering="true" text:style-name="WW8Num2">
              <text:list-item>
                <text:p text:style-name="P435">Datatype</text:p>
              </text:list-item>
            </text:list>
          </table:table-cell>
          <table:table-cell table:style-name="表格80.A5" office:value-type="string">
            <text:list xml:id="list110940375360799" text:continue-numbering="true" text:style-name="WW8Num2">
              <text:list-item>
                <text:p text:style-name="P435">PK</text:p>
              </text:list-item>
            </text:list>
          </table:table-cell>
          <table:table-cell table:style-name="表格80.A5" office:value-type="string">
            <text:list xml:id="list110941558286602" text:continue-numbering="true" text:style-name="WW8Num2">
              <text:list-item>
                <text:p text:style-name="P435">UK</text:p>
              </text:list-item>
            </text:list>
          </table:table-cell>
          <table:table-cell table:style-name="表格80.A5" office:value-type="string">
            <text:list xml:id="list110941351648878" text:continue-numbering="true" text:style-name="WW8Num2">
              <text:list-item>
                <text:p text:style-name="P435">IDX</text:p>
              </text:list-item>
            </text:list>
          </table:table-cell>
          <table:table-cell table:style-name="表格80.A5" office:value-type="string">
            <text:list xml:id="list110941748624060" text:continue-numbering="true" text:style-name="WW8Num2">
              <text:list-item>
                <text:p text:style-name="P415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10940144317107" text:continue-numbering="true" text:style-name="WW8Num2">
              <text:list-item>
                <text:p text:style-name="P415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10940055497149" text:continue-numbering="true" text:style-name="WW8Num2">
              <text:list-item>
                <text:p text:style-name="P435">Description</text:p>
              </text:list-item>
            </text:list>
          </table:table-cell>
          <table:table-cell table:style-name="表格80.A5" office:value-type="string">
            <text:list xml:id="list110942016361473" text:continue-numbering="true" text:style-name="WW8Num2">
              <text:list-item>
                <text:p text:style-name="P435">Remarks</text:p>
              </text:list-item>
            </text:list>
          </table:table-cell>
          <table:table-cell table:style-name="表格80.J5" table:number-columns-spanned="3" office:value-type="string">
            <text:list xml:id="list110941471425137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10942132505918" text:continue-numbering="true" text:style-name="WW8Num2">
              <text:list-item>
                <text:p text:style-name="P507">OID</text:p>
              </text:list-item>
            </text:list>
          </table:table-cell>
          <table:table-cell table:style-name="表格80.A5" office:value-type="string">
            <text:list xml:id="list110941852355816" text:continue-numbering="true" text:style-name="WW8Num2">
              <text:list-item>
                <text:p text:style-name="P507">CHAR</text:p>
              </text:list-item>
            </text:list>
          </table:table-cell>
          <table:table-cell table:style-name="表格80.A5" office:value-type="string">
            <text:list xml:id="list110941052700954" text:continue-numbering="true" text:style-name="WW8Num2">
              <text:list-item>
                <text:p text:style-name="P507">Y</text:p>
              </text:list-item>
            </text:list>
          </table:table-cell>
          <table:table-cell table:style-name="表格80.A5" office:value-type="string">
            <text:list xml:id="list110940227382497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2065135478" text:continue-numbering="true" text:style-name="WW8Num2">
              <text:list-item>
                <text:p text:style-name="P507"><text:s/></text:p>
              </text:list-item>
            </text:list>
          </table:table-cell>
          <table:table-cell table:style-name="表格80.A5" office:value-type="string">
            <text:list xml:id="list110940983614027" text:continue-numbering="true" text:style-name="WW8Num2">
              <text:list-item>
                <text:p text:style-name="P507">36</text:p>
              </text:list-item>
            </text:list>
          </table:table-cell>
          <table:table-cell table:style-name="表格80.A5" office:value-type="string">
            <text:list xml:id="list110940693568096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0944347839" text:continue-numbering="true" text:style-name="WW8Num2">
              <text:list-item>
                <text:p text:style-name="P507">PK / UUID</text:p>
              </text:list-item>
            </text:list>
          </table:table-cell>
          <table:table-cell table:style-name="表格80.A5" office:value-type="string">
            <text:list xml:id="list110942150478113" text:continue-numbering="true" text:style-name="WW8Num2">
              <text:list-item>
                <text:p text:style-name="P507">Default java UUID</text:p>
              </text:list-item>
            </text:list>
          </table:table-cell>
          <table:table-cell table:style-name="表格80.J5" table:number-columns-spanned="3" office:value-type="string">
            <text:list xml:id="list110941612382930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64">SYSTEM</text:p>
          </table:table-cell>
          <table:table-cell table:style-name="表格80.A8" office:value-type="string">
            <text:p text:style-name="P93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226"/>
          </table:table-cell>
          <table:table-cell table:style-name="表格80.A8" office:value-type="string">
            <text:p text:style-name="P351">Y</text:p>
          </table:table-cell>
          <table:table-cell table:style-name="表格80.A8" office:value-type="string">
            <text:p text:style-name="P164">10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275">如 <text:span text:style-name="T37">CORE, BSC</text:span></text:p>
          </table:table-cell>
          <table:table-cell table:style-name="表格80.A8" office:value-type="string">
            <text:p text:style-name="P261"/>
          </table:table-cell>
          <table:table-cell table:style-name="表格80.J5" table:number-columns-spanned="3" office:value-type="string">
            <text:list xml:id="list110940061323486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77">PROG_ID</text:p>
          </table:table-cell>
          <table:table-cell table:style-name="表格80.A8" office:value-type="string">
            <text:p text:style-name="P77">VARCHAR</text:p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102">Y</text:p>
          </table:table-cell>
          <table:table-cell table:style-name="表格80.A8" office:value-type="string">
            <text:p text:style-name="P77">50</text:p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78"/>
          </table:table-cell>
          <table:table-cell table:style-name="表格80.J5" table:number-columns-spanned="3" office:value-type="string">
            <text:list xml:id="list110941113947422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7">METHOD_NAME</text:p>
          </table:table-cell>
          <table:table-cell table:style-name="表格80.A8" office:value-type="string">
            <text:p text:style-name="P94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337"/>
          </table:table-cell>
          <table:table-cell table:style-name="表格80.A8" office:value-type="string">
            <text:p text:style-name="P227">255</text:p>
          </table:table-cell>
          <table:table-cell table:style-name="表格80.A8" office:value-type="string">
            <text:p text:style-name="P226"/>
          </table:table-cell>
          <table:table-cell table:style-name="表格80.A8" office:value-type="string">
            <text:p text:style-name="P275"/>
          </table:table-cell>
          <table:table-cell table:style-name="表格80.A8" office:value-type="string">
            <text:p text:style-name="P261"/>
          </table:table-cell>
          <table:table-cell table:style-name="表格80.J5" table:number-columns-spanned="3" office:value-type="string">
            <text:list xml:id="list110942103935108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7">FIELD_NAME</text:p>
          </table:table-cell>
          <table:table-cell table:style-name="表格80.A8" office:value-type="string">
            <text:p text:style-name="P94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337"/>
          </table:table-cell>
          <table:table-cell table:style-name="表格80.A8" office:value-type="string">
            <text:p text:style-name="P227">255</text:p>
          </table:table-cell>
          <table:table-cell table:style-name="表格80.A8" office:value-type="string">
            <text:p text:style-name="P226"/>
          </table:table-cell>
          <table:table-cell table:style-name="表格80.A8" office:value-type="string">
            <text:p text:style-name="P275"/>
          </table:table-cell>
          <table:table-cell table:style-name="表格80.A8" office:value-type="string">
            <text:p text:style-name="P261"/>
          </table:table-cell>
          <table:table-cell table:style-name="表格80.J5" table:number-columns-spanned="3" office:value-type="string">
            <text:list xml:id="list110940239088857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7">FIELD_VALUE</text:p>
          </table:table-cell>
          <table:table-cell table:style-name="表格80.A8" office:value-type="string">
            <text:p text:style-name="P94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337"/>
          </table:table-cell>
          <table:table-cell table:style-name="表格80.A8" office:value-type="string">
            <text:p text:style-name="P227">500</text:p>
          </table:table-cell>
          <table:table-cell table:style-name="表格80.A8" office:value-type="string">
            <text:p text:style-name="P228">null</text:p>
          </table:table-cell>
          <table:table-cell table:style-name="表格80.A8" office:value-type="string">
            <text:p text:style-name="P275"/>
          </table:table-cell>
          <table:table-cell table:style-name="表格80.A8" office:value-type="string">
            <text:p text:style-name="P261"/>
          </table:table-cell>
          <table:table-cell table:style-name="表格80.J5" table:number-columns-spanned="3" office:value-type="string">
            <text:list xml:id="list110942155585734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7">QUERY_USER_ID</text:p>
          </table:table-cell>
          <table:table-cell table:style-name="表格80.A8" office:value-type="string">
            <text:list xml:id="list110940155649710" text:continue-numbering="true" text:style-name="WW8Num2">
              <text:list-item>
                <text:p text:style-name="P508">VARCHAR</text:p>
              </text:list-item>
            </text:list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345">Y</text:p>
          </table:table-cell>
          <table:table-cell table:style-name="表格80.A8" office:value-type="string">
            <text:p text:style-name="P227">24</text:p>
          </table:table-cell>
          <table:table-cell table:style-name="表格80.A8" office:value-type="string">
            <text:p text:style-name="P226"/>
          </table:table-cell>
          <table:table-cell table:style-name="表格80.A8" office:value-type="string">
            <text:p text:style-name="P303">Query user account</text:p>
          </table:table-cell>
          <table:table-cell table:style-name="表格80.A8" office:value-type="string">
            <text:p text:style-name="P261"/>
          </table:table-cell>
          <table:table-cell table:style-name="表格80.J5" table:number-columns-spanned="3" office:value-type="string">
            <text:list xml:id="list110941518934470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10941719991886" text:continue-numbering="true" text:style-name="WW8Num2">
              <text:list-item>
                <text:p text:style-name="P507">CUSERID</text:p>
              </text:list-item>
            </text:list>
          </table:table-cell>
          <table:table-cell table:style-name="表格80.A8" office:value-type="string">
            <text:list xml:id="list110942148911872" text:continue-numbering="true" text:style-name="WW8Num2">
              <text:list-item>
                <text:p text:style-name="P507">VARCHAR</text:p>
              </text:list-item>
            </text:list>
          </table:table-cell>
          <table:table-cell table:style-name="表格80.A8" office:value-type="string">
            <text:list xml:id="list11094113158006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8" office:value-type="string">
            <text:list xml:id="list110940892702429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8" office:value-type="string">
            <text:list xml:id="list110941432317189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8" office:value-type="string">
            <text:list xml:id="list110940420675615" text:continue-numbering="true" text:style-name="WW8Num2">
              <text:list-item>
                <text:p text:style-name="P507">24</text:p>
              </text:list-item>
            </text:list>
          </table:table-cell>
          <table:table-cell table:style-name="表格80.A8" office:value-type="string">
            <text:list xml:id="list110941331830395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8" office:value-type="string">
            <text:list xml:id="list110940876723218" text:continue-numbering="true" text:style-name="WW8Num2">
              <text:list-item>
                <text:p text:style-name="P507">Create data user</text:p>
              </text:list-item>
            </text:list>
          </table:table-cell>
          <table:table-cell table:style-name="表格80.A8" office:value-type="string">
            <text:list xml:id="list110940174307610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J5" table:number-columns-spanned="3" office:value-type="string">
            <text:list xml:id="list110941702204024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10941741946280" text:continue-numbering="true" text:style-name="WW8Num2">
              <text:list-item>
                <text:p text:style-name="P507">CDATE</text:p>
              </text:list-item>
            </text:list>
          </table:table-cell>
          <table:table-cell table:style-name="表格80.A5" office:value-type="string">
            <text:list xml:id="list110940393606795" text:continue-numbering="true" text:style-name="WW8Num2">
              <text:list-item>
                <text:p text:style-name="P507">DATETIME</text:p>
              </text:list-item>
            </text:list>
          </table:table-cell>
          <table:table-cell table:style-name="表格80.A5" office:value-type="string">
            <text:list xml:id="list110941048683160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1527221938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1622179019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1385576188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0356006206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0094175965" text:continue-numbering="true" text:style-name="WW8Num2">
              <text:list-item>
                <text:p text:style-name="P507">Create time</text:p>
              </text:list-item>
            </text:list>
          </table:table-cell>
          <table:table-cell table:style-name="表格80.A5" office:value-type="string">
            <text:list xml:id="list110941403971813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J5" table:number-columns-spanned="3" office:value-type="string">
            <text:list xml:id="list110942141077788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10941502239896" text:continue-numbering="true" text:style-name="WW8Num2">
              <text:list-item>
                <text:p text:style-name="P507">UUSERID</text:p>
              </text:list-item>
            </text:list>
          </table:table-cell>
          <table:table-cell table:style-name="表格80.A5" office:value-type="string">
            <text:list xml:id="list110941856248101" text:continue-numbering="true" text:style-name="WW8Num2">
              <text:list-item>
                <text:p text:style-name="P507">VARCHAR</text:p>
              </text:list-item>
            </text:list>
          </table:table-cell>
          <table:table-cell table:style-name="表格80.A5" office:value-type="string">
            <text:list xml:id="list110940944708232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074169036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1237031459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0432067353" text:continue-numbering="true" text:style-name="WW8Num2">
              <text:list-item>
                <text:p text:style-name="P507">24</text:p>
              </text:list-item>
            </text:list>
          </table:table-cell>
          <table:table-cell table:style-name="表格80.A5" office:value-type="string">
            <text:list xml:id="list110940948236240" text:continue-numbering="true" text:style-name="WW8Num2">
              <text:list-item>
                <text:p text:style-name="P507">null</text:p>
              </text:list-item>
            </text:list>
          </table:table-cell>
          <table:table-cell table:style-name="表格80.A5" office:value-type="string">
            <text:list xml:id="list110940705347880" text:continue-numbering="true" text:style-name="WW8Num2">
              <text:list-item>
                <text:p text:style-name="P507">Update date user</text:p>
              </text:list-item>
            </text:list>
          </table:table-cell>
          <table:table-cell table:style-name="表格80.A5" office:value-type="string">
            <text:list xml:id="list110941370530397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J5" table:number-columns-spanned="3" office:value-type="string">
            <text:list xml:id="list110941198034978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10940470908912" text:continue-numbering="true" text:style-name="WW8Num2">
              <text:list-item>
                <text:p text:style-name="P507">UDATE</text:p>
              </text:list-item>
            </text:list>
          </table:table-cell>
          <table:table-cell table:style-name="表格80.A5" office:value-type="string">
            <text:list xml:id="list110940077288913" text:continue-numbering="true" text:style-name="WW8Num2">
              <text:list-item>
                <text:p text:style-name="P507">DATETIME</text:p>
              </text:list-item>
            </text:list>
          </table:table-cell>
          <table:table-cell table:style-name="表格80.A5" office:value-type="string">
            <text:list xml:id="list110940319874792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1688239126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0778570414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1007285334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A5" office:value-type="string">
            <text:list xml:id="list110941668205553" text:continue-numbering="true" text:style-name="WW8Num2">
              <text:list-item>
                <text:p text:style-name="P507">null</text:p>
              </text:list-item>
            </text:list>
          </table:table-cell>
          <table:table-cell table:style-name="表格80.A5" office:value-type="string">
            <text:list xml:id="list110941824937500" text:continue-numbering="true" text:style-name="WW8Num2">
              <text:list-item>
                <text:p text:style-name="P507">Update time</text:p>
              </text:list-item>
            </text:list>
          </table:table-cell>
          <table:table-cell table:style-name="表格80.A5" office:value-type="string">
            <text:list xml:id="list110942179700674" text:continue-numbering="true" text:style-name="WW8Num2">
              <text:list-item>
                <text:p text:style-name="P492"/>
              </text:list-item>
            </text:list>
          </table:table-cell>
          <table:table-cell table:style-name="表格80.J5" table:number-columns-spanned="3" office:value-type="string">
            <text:p text:style-name="P8"/>
          </table:table-cell>
          <table:covered-table-cell/>
          <table:covered-table-cell/>
        </table:table-row>
      </table:table>
      <text:h text:style-name="P363" text:outline-level="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10941629005575" text:continue-numbering="true" text:style-name="WW8Num2">
        <text:list-item>
          <text:h text:style-name="P378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10940300392602" text:continue-numbering="true" text:style-name="WW8Num2">
              <text:list-item>
                <text:p text:style-name="P426">Project</text:p>
              </text:list-item>
            </text:list>
          </table:table-cell>
          <table:table-cell table:style-name="Table3.A1" table:number-columns-spanned="6" office:value-type="string">
            <text:list xml:id="list110940995729421" text:continue-numbering="true" text:style-name="WW8Num2">
              <text:list-item>
                <text:p text:style-name="P4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10941010142052" text:continue-numbering="true" text:style-name="WW8Num2">
              <text:list-item>
                <text:p text:style-name="P426">Ver</text:p>
              </text:list-item>
            </text:list>
          </table:table-cell>
          <table:table-cell table:style-name="Table3.A1" office:value-type="string">
            <text:list xml:id="list110941086060365" text:continue-numbering="true" text:style-name="WW8Num2">
              <text:list-item>
                <text:p text:style-name="P446">0.<text:span text:style-name="T106">7</text:span></text:p>
              </text:list-item>
            </text:list>
          </table:table-cell>
          <table:table-cell table:style-name="Table3.J1" office:value-type="string">
            <text:list xml:id="list110942187555091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1858791180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1201189439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10940665577455" text:continue-numbering="true" text:style-name="WW8Num2">
              <text:list-item>
                <text:p text:style-name="P426">Maintain</text:p>
              </text:list-item>
            </text:list>
          </table:table-cell>
          <table:table-cell table:style-name="Table3.A2" table:number-columns-spanned="6" office:value-type="string">
            <text:list xml:id="list110940691321033" text:continue-numbering="true" text:style-name="WW8Num2">
              <text:list-item>
                <text:p text:style-name="P4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10941541448520" text:continue-numbering="true" text:style-name="WW8Num2">
              <text:list-item>
                <text:p text:style-name="P426">Date</text:p>
              </text:list-item>
            </text:list>
          </table:table-cell>
          <table:table-cell table:style-name="Table3.A2" office:value-type="string">
            <text:list xml:id="list110940755493706" text:continue-numbering="true" text:style-name="WW8Num2">
              <text:list-item>
                <text:p text:style-name="P446">201<text:span text:style-name="T104">6</text:span>/<text:span text:style-name="T107">10/02</text:span></text:p>
              </text:list-item>
            </text:list>
          </table:table-cell>
          <table:table-cell table:style-name="Table3.J1" office:value-type="string">
            <text:list xml:id="list110941980538116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0938665597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1772331631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10941222206446" text:continue-numbering="true" text:style-name="WW8Num2">
              <text:list-item>
                <text:p text:style-name="P426">Table</text:p>
              </text:list-item>
            </text:list>
          </table:table-cell>
          <table:table-cell table:style-name="Table3.A2" table:number-columns-spanned="6" office:value-type="string">
            <text:list xml:id="list110940673074243" text:continue-numbering="true" text:style-name="WW8Num2">
              <text:list-item>
                <text:p text:style-name="P482"><text:span text:style-name="T105">t</text:span>b_<text:span text:style-name="T105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10940445120479" text:continue-numbering="true" text:style-name="WW8Num2">
              <text:list-item>
                <text:p text:style-name="P426">DataBase</text:p>
              </text:list-item>
            </text:list>
          </table:table-cell>
          <table:table-cell table:style-name="Table3.A2" office:value-type="string">
            <text:list xml:id="list110940683996214" text:continue-numbering="true" text:style-name="WW8Num2">
              <text:list-item>
                <text:p text:style-name="P446">bbcore</text:p>
              </text:list-item>
            </text:list>
          </table:table-cell>
          <table:table-cell table:style-name="Table3.J1" office:value-type="string">
            <text:list xml:id="list110941082620614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1454936472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1123519071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10940853121258" text:continue-numbering="true" text:style-name="WW8Num2">
              <text:list-item>
                <text:p text:style-name="P426">Descript</text:p>
              </text:list-item>
            </text:list>
          </table:table-cell>
          <table:table-cell table:style-name="Table3.A4" table:number-columns-spanned="8" office:value-type="string">
            <text:list xml:id="list110940668117688" text:continue-numbering="true" text:style-name="WW8Num2">
              <text:list-item>
                <text:p text:style-name="P466"><text:span text:style-name="T107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10940495956979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0717506547" text:continue-numbering="true" text:style-name="WW8Num2">
              <text:list-item>
                <text:p text:style-name="P389"/>
              </text:list-item>
            </text:list>
          </table:table-cell>
          <table:table-cell table:style-name="Table3.K1" office:value-type="string">
            <text:list xml:id="list110942011227269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10940947922707" text:continue-numbering="true" text:style-name="WW8Num2">
              <text:list-item>
                <text:p text:style-name="P4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10941929417080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10940437212871" text:continue-numbering="true" text:style-name="WW8Num2">
              <text:list-item>
                <text:p text:style-name="P436">Field</text:p>
              </text:list-item>
            </text:list>
          </table:table-cell>
          <table:table-cell table:style-name="Table3.A5" office:value-type="string">
            <text:list xml:id="list110941756514140" text:continue-numbering="true" text:style-name="WW8Num2">
              <text:list-item>
                <text:p text:style-name="P436">Datatype</text:p>
              </text:list-item>
            </text:list>
          </table:table-cell>
          <table:table-cell table:style-name="Table3.A5" office:value-type="string">
            <text:list xml:id="list110942050046901" text:continue-numbering="true" text:style-name="WW8Num2">
              <text:list-item>
                <text:p text:style-name="P436">PK</text:p>
              </text:list-item>
            </text:list>
          </table:table-cell>
          <table:table-cell table:style-name="Table3.A5" office:value-type="string">
            <text:list xml:id="list110940291075437" text:continue-numbering="true" text:style-name="WW8Num2">
              <text:list-item>
                <text:p text:style-name="P436">UK</text:p>
              </text:list-item>
            </text:list>
          </table:table-cell>
          <table:table-cell table:style-name="Table3.A5" office:value-type="string">
            <text:list xml:id="list110941832251974" text:continue-numbering="true" text:style-name="WW8Num2">
              <text:list-item>
                <text:p text:style-name="P436">IDX</text:p>
              </text:list-item>
            </text:list>
          </table:table-cell>
          <table:table-cell table:style-name="Table3.A5" office:value-type="string">
            <text:list xml:id="list110942093674066" text:continue-numbering="true" text:style-name="WW8Num2">
              <text:list-item>
                <text:p text:style-name="P416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10941670519444" text:continue-numbering="true" text:style-name="WW8Num2">
              <text:list-item>
                <text:p text:style-name="P416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10940836896600" text:continue-numbering="true" text:style-name="WW8Num2">
              <text:list-item>
                <text:p text:style-name="P436">Description</text:p>
              </text:list-item>
            </text:list>
          </table:table-cell>
          <table:table-cell table:style-name="Table3.A5" office:value-type="string">
            <text:list xml:id="list110940428033596" text:continue-numbering="true" text:style-name="WW8Num2">
              <text:list-item>
                <text:p text:style-name="P436">Remarks</text:p>
              </text:list-item>
            </text:list>
          </table:table-cell>
          <table:table-cell table:style-name="Table3.J5" table:number-columns-spanned="3" office:value-type="string">
            <text:list xml:id="list110940964378988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10941386780653" text:continue-numbering="true" text:style-name="WW8Num2">
              <text:list-item>
                <text:p text:style-name="P509">OID</text:p>
              </text:list-item>
            </text:list>
          </table:table-cell>
          <table:table-cell table:style-name="Table3.A5" office:value-type="string">
            <text:list xml:id="list110941617407839" text:continue-numbering="true" text:style-name="WW8Num2">
              <text:list-item>
                <text:p text:style-name="P509">CHAR</text:p>
              </text:list-item>
            </text:list>
          </table:table-cell>
          <table:table-cell table:style-name="Table3.A5" office:value-type="string">
            <text:list xml:id="list110941353445752" text:continue-numbering="true" text:style-name="WW8Num2">
              <text:list-item>
                <text:p text:style-name="P509">Y</text:p>
              </text:list-item>
            </text:list>
          </table:table-cell>
          <table:table-cell table:style-name="Table3.A5" office:value-type="string">
            <text:list xml:id="list110941416588480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0681489605" text:continue-numbering="true" text:style-name="WW8Num2">
              <text:list-item>
                <text:p text:style-name="P509"><text:s/></text:p>
              </text:list-item>
            </text:list>
          </table:table-cell>
          <table:table-cell table:style-name="Table3.A5" office:value-type="string">
            <text:list xml:id="list110940537551586" text:continue-numbering="true" text:style-name="WW8Num2">
              <text:list-item>
                <text:p text:style-name="P509">36</text:p>
              </text:list-item>
            </text:list>
          </table:table-cell>
          <table:table-cell table:style-name="Table3.A5" office:value-type="string">
            <text:list xml:id="list110941212751217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1109501287" text:continue-numbering="true" text:style-name="WW8Num2">
              <text:list-item>
                <text:p text:style-name="P509">PK / UUID</text:p>
              </text:list-item>
            </text:list>
          </table:table-cell>
          <table:table-cell table:style-name="Table3.A5" office:value-type="string">
            <text:list xml:id="list110942068862581" text:continue-numbering="true" text:style-name="WW8Num2">
              <text:list-item>
                <text:p text:style-name="P509">Default java UUID</text:p>
              </text:list-item>
            </text:list>
          </table:table-cell>
          <table:table-cell table:style-name="Table3.J5" table:number-columns-spanned="3" office:value-type="string">
            <text:list xml:id="list110940564878114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10940273802021" text:continue-numbering="true" text:style-name="WW8Num2">
              <text:list-item>
                <text:p text:style-name="P545">SYS<text:span text:style-name="T108">TEM</text:span></text:p>
              </text:list-item>
            </text:list>
          </table:table-cell>
          <table:table-cell table:style-name="Table3.A8" office:value-type="string">
            <text:list xml:id="list110941540030451"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Table3.A8" office:value-type="string">
            <text:list xml:id="list110940516266677" text:continue-numbering="true" text:style-name="WW8Num2">
              <text:list-item>
                <text:p text:style-name="P509"/>
              </text:list-item>
            </text:list>
          </table:table-cell>
          <table:table-cell table:style-name="Table3.A8" office:value-type="string">
            <text:list xml:id="list110941254245776" text:continue-numbering="true" text:style-name="WW8Num2">
              <text:list-item>
                <text:p text:style-name="P546"/>
              </text:list-item>
            </text:list>
          </table:table-cell>
          <table:table-cell table:style-name="Table3.A8" office:value-type="string">
            <text:list xml:id="list110941689994628" text:continue-numbering="true" text:style-name="WW8Num2">
              <text:list-item>
                <text:p text:style-name="P548">Y</text:p>
              </text:list-item>
            </text:list>
          </table:table-cell>
          <table:table-cell table:style-name="Table3.A8" office:value-type="string">
            <text:list xml:id="list110941222568657" text:continue-numbering="true" text:style-name="WW8Num2">
              <text:list-item>
                <text:p text:style-name="P545">10</text:p>
              </text:list-item>
            </text:list>
          </table:table-cell>
          <table:table-cell table:style-name="Table3.A8" office:value-type="string">
            <text:list xml:id="list110942013203101" text:continue-numbering="true" text:style-name="WW8Num2">
              <text:list-item>
                <text:p text:style-name="P549"/>
              </text:list-item>
            </text:list>
          </table:table-cell>
          <table:table-cell table:style-name="Table3.A8" office:value-type="string">
            <text:list xml:id="list110941297967203" text:continue-numbering="true" text:style-name="WW8Num2">
              <text:list-item>
                <text:p text:style-name="P545">tb_sys.sys_id</text:p>
              </text:list-item>
            </text:list>
          </table:table-cell>
          <table:table-cell table:style-name="Table3.A8" office:value-type="string">
            <text:list xml:id="list110940339121475" text:continue-numbering="true" text:style-name="WW8Num2">
              <text:list-item>
                <text:p text:style-name="P509"/>
              </text:list-item>
            </text:list>
          </table:table-cell>
          <table:table-cell table:style-name="Table3.J5" table:number-columns-spanned="3" office:value-type="string">
            <text:list xml:id="list110941206028026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10941479973979" text:continue-numbering="true" text:style-name="WW8Num2">
              <text:list-item>
                <text:p text:style-name="P550">ID</text:p>
              </text:list-item>
            </text:list>
          </table:table-cell>
          <table:table-cell table:style-name="Table3.A8" office:value-type="string">
            <text:list xml:id="list110941180281581"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36">Y</text:p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38">20</text:p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list xml:id="list110940094098410" text:continue-numbering="true" text:style-name="WW8Num2">
              <text:list-item>
                <text:p text:style-name="P575"/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0637887851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10941118965499" text:continue-numbering="true" text:style-name="WW8Num2">
              <text:list-item>
                <text:p text:style-name="P547">NAME</text:p>
              </text:list-item>
            </text:list>
          </table:table-cell>
          <table:table-cell table:style-name="Table3.A8" office:value-type="string">
            <text:list xml:id="list110941351788254"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354">Y</text:p>
          </table:table-cell>
          <table:table-cell table:style-name="Table3.A8" office:value-type="string">
            <text:p text:style-name="P231">100</text:p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list xml:id="list110940493785668" text:continue-numbering="true" text:style-name="WW8Num2">
              <text:list-item>
                <text:p text:style-name="P575"/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0766409914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5">ACTIVE</text:p>
          </table:table-cell>
          <table:table-cell table:style-name="Table3.A8" office:value-type="string">
            <text:list xml:id="list110942036009703"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52">Y</text:p>
          </table:table-cell>
          <table:table-cell table:style-name="Table3.A8" office:value-type="string">
            <text:p text:style-name="P232">1</text:p>
          </table:table-cell>
          <table:table-cell table:style-name="Table3.A8" office:value-type="string">
            <text:p text:style-name="P234">Y</text:p>
          </table:table-cell>
          <table:table-cell table:style-name="Table3.A8" office:value-type="string">
            <text:list xml:id="list110940085904486" text:continue-numbering="true" text:style-name="WW8Num2">
              <text:list-item>
                <text:p text:style-name="P576">Y / N</text:p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0278617848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10941839026906" text:continue-numbering="true" text:style-name="WW8Num2">
              <text:list-item>
                <text:p text:style-name="P552">DESCRIPTION</text:p>
              </text:list-item>
            </text:list>
          </table:table-cell>
          <table:table-cell table:style-name="Table3.A8" office:value-type="string">
            <text:list xml:id="list110940903238842" text:continue-numbering="true" text:style-name="WW8Num2">
              <text:list-item>
                <text:p text:style-name="P510">VARCHAR</text:p>
              </text:list-item>
            </text:list>
          </table:table-cell>
          <table:table-cell table:style-name="Table3.A8" office:value-type="string">
            <text:list xml:id="list110941236471637" text:continue-numbering="true" text:style-name="WW8Num2">
              <text:list-item>
                <text:p text:style-name="P510"/>
              </text:list-item>
            </text:list>
          </table:table-cell>
          <table:table-cell table:style-name="Table3.A8" office:value-type="string">
            <text:list xml:id="list110941694487561" text:continue-numbering="true" text:style-name="WW8Num2">
              <text:list-item>
                <text:p text:style-name="P556"/>
              </text:list-item>
            </text:list>
          </table:table-cell>
          <table:table-cell table:style-name="Table3.A8" office:value-type="string">
            <text:list xml:id="list110941374857175" text:continue-numbering="true" text:style-name="WW8Num2">
              <text:list-item>
                <text:p text:style-name="P510"/>
              </text:list-item>
            </text:list>
          </table:table-cell>
          <table:table-cell table:style-name="Table3.A8" office:value-type="string">
            <text:list xml:id="list110942061870614" text:continue-numbering="true" text:style-name="WW8Num2">
              <text:list-item>
                <text:p text:style-name="P552">500</text:p>
              </text:list-item>
            </text:list>
          </table:table-cell>
          <table:table-cell table:style-name="Table3.A8" office:value-type="string">
            <text:list xml:id="list110941570265683" text:continue-numbering="true" text:style-name="WW8Num2">
              <text:list-item>
                <text:p text:style-name="P553">null</text:p>
              </text:list-item>
            </text:list>
          </table:table-cell>
          <table:table-cell table:style-name="Table3.A8" office:value-type="string">
            <text:list xml:id="list110941715324468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A8" office:value-type="string">
            <text:list xml:id="list110940474443141" text:continue-numbering="true" text:style-name="WW8Num2">
              <text:list-item>
                <text:p text:style-name="P510"/>
              </text:list-item>
            </text:list>
          </table:table-cell>
          <table:table-cell table:style-name="Table3.J5" table:number-columns-spanned="3" office:value-type="string">
            <text:list xml:id="list110940194632661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6"><text:span text:style-name="T109">RUN_</text:span>STATUS</text:p>
          </table:table-cell>
          <table:table-cell table:style-name="Table3.A8" office:value-type="string">
            <text:list xml:id="list110940732360052" text:continue-numbering="true" text:style-name="WW8Num2">
              <text:list-item>
                <text:p text:style-name="P511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40">1</text:p>
          </table:table-cell>
          <table:table-cell table:style-name="Table3.A8" office:value-type="string">
            <text:p text:style-name="P245">Y</text:p>
          </table:table-cell>
          <table:table-cell table:style-name="Table3.A8" office:value-type="string">
            <text:list xml:id="list110941329731087" text:continue-numbering="true" text:style-name="WW8Num2">
              <text:list-item>
                <text:p text:style-name="P578">R/<text:span text:style-name="T117">Y</text:span>/F</text:p>
              </text:list-item>
              <text:list-item>
                <text:p text:style-name="P578">R-執行中</text:p>
              </text:list-item>
              <text:list-item>
                <text:p text:style-name="P578"><text:span text:style-name="T117">Y</text:span>-結束 (預設)</text:p>
              </text:list-item>
              <text:list-item>
                <text:p text:style-name="P578">F-錯誤</text:p>
              </text:list-item>
            </text:list>
          </table:table-cell>
          <table:table-cell table:style-name="Table3.A8" office:value-type="string">
            <text:p text:style-name="P262">如果當前<text:span text:style-name="T110">RUN_STATUS='R' 還在執行中, 工作就不處理了</text:span></text:p>
          </table:table-cell>
          <table:table-cell table:style-name="Table3.J5" table:number-columns-spanned="3" office:value-type="string">
            <text:list xml:id="list110940932145703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8">CHECK_FAULT</text:p>
          </table:table-cell>
          <table:table-cell table:style-name="Table3.A8" office:value-type="string">
            <text:list xml:id="list110941034099356" text:continue-numbering="true" text:style-name="WW8Num2">
              <text:list-item>
                <text:p text:style-name="P512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41">1</text:p>
          </table:table-cell>
          <table:table-cell table:style-name="Table3.A8" office:value-type="string">
            <text:p text:style-name="P242">N</text:p>
          </table:table-cell>
          <table:table-cell table:style-name="Table3.A8" office:value-type="string">
            <text:list xml:id="list110940087497670" text:continue-numbering="true" text:style-name="WW8Num2">
              <text:list-item>
                <text:p text:style-name="P579">Y-<text:span text:style-name="T109">當</text:span><text:span text:style-name="T8">RUN_</text:span><text:span text:style-name="T7">STATUS</text:span>='F'不執行</text:p>
              </text:list-item>
              <text:list-item>
                <text:p text:style-name="P579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0313906907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50"><text:span text:style-name="T64">EXPR</text:span>_ID</text:p>
          </table:table-cell>
          <table:table-cell table:style-name="Table3.A8" office:value-type="string">
            <text:p text:style-name="P83">VARCHAR</text:p>
          </table:table-cell>
          <table:table-cell table:style-name="Table3.A8" office:value-type="string">
            <text:p text:style-name="P135"/>
          </table:table-cell>
          <table:table-cell table:style-name="Table3.A8" office:value-type="string">
            <text:p text:style-name="P153"/>
          </table:table-cell>
          <table:table-cell table:style-name="Table3.A8" office:value-type="string">
            <text:p text:style-name="P353">Y</text:p>
          </table:table-cell>
          <table:table-cell table:style-name="Table3.A8" office:value-type="string">
            <text:p text:style-name="P168">20</text:p>
          </table:table-cell>
          <table:table-cell table:style-name="Table3.A8" office:value-type="string">
            <text:p text:style-name="P135"/>
          </table:table-cell>
          <table:table-cell table:style-name="Table3.A8" office:value-type="string">
            <text:p text:style-name="P304">TB_SYS_EXPRESSION.EXPR_ID</text:p>
          </table:table-cell>
          <table:table-cell table:style-name="Table3.A8" office:value-type="string">
            <text:p text:style-name="P255"/>
          </table:table-cell>
          <table:table-cell table:style-name="Table3.J5" table:number-columns-spanned="3" office:value-type="string">
            <text:list xml:id="list110942198019016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9">RUN_DAY_<text:span text:style-name="T111">OF_WEEK</text:span></text:p>
          </table:table-cell>
          <table:table-cell table:style-name="Table3.A8" office:value-type="string">
            <text:list xml:id="list110940875516402" text:continue-numbering="true" text:style-name="WW8Num2">
              <text:list-item>
                <text:p text:style-name="P452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44">1</text:p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list xml:id="list110941681886065" text:continue-numbering="true" text:style-name="WW8Num2">
              <text:list-item>
                <text:p text:style-name="P580">*,<text:span text:style-name="T112">1,2,3,4,5,6,7</text:span></text:p>
              </text:list-item>
              <text:list-item>
                <text:p text:style-name="P580">*<text:span text:style-name="T112">=每天</text:span></text:p>
              </text:list-item>
              <text:list-item>
                <text:p text:style-name="P581"><text:span text:style-name="T113">7</text:span>=<text:span text:style-name="T113">星期</text:span>日,<text:span text:style-name="T113">1=星期一</text:span></text:p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1409445851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9">RUN_HOUR</text:p>
          </table:table-cell>
          <table:table-cell table:style-name="Table3.A8" office:value-type="string">
            <text:list xml:id="list110941749864841" text:continue-numbering="true" text:style-name="WW8Num2">
              <text:list-item>
                <text:p text:style-name="P452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43">2</text:p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list xml:id="list110942112414085" text:continue-numbering="true" text:style-name="WW8Num2">
              <text:list-item>
                <text:p text:style-name="P576">*,<text:span text:style-name="T114">0~23</text:span></text:p>
              </text:list-item>
              <text:list-item>
                <text:p text:style-name="P576">*<text:span text:style-name="T115">=每小時</text:span></text:p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1470913882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9">RUN_MINUTE</text:p>
          </table:table-cell>
          <table:table-cell table:style-name="Table3.A8" office:value-type="string">
            <text:list xml:id="list110941174937222" text:continue-numbering="true" text:style-name="WW8Num2">
              <text:list-item>
                <text:p text:style-name="P452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43">2</text:p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list xml:id="list110940781122762" text:continue-numbering="true" text:style-name="WW8Num2">
              <text:list-item>
                <text:p text:style-name="P576">*,<text:span text:style-name="T116">0~59</text:span></text:p>
              </text:list-item>
              <text:list-item>
                <text:p text:style-name="P576">*<text:span text:style-name="T116">=每分鐘</text:span></text:p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1944555867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01">CONTACT_MODE</text:p>
          </table:table-cell>
          <table:table-cell table:style-name="Table3.A8" office:value-type="string">
            <text:list xml:id="list110941874584028" text:continue-numbering="true" text:style-name="WW8Num2">
              <text:list-item>
                <text:p text:style-name="P453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48">1</text:p>
          </table:table-cell>
          <table:table-cell table:style-name="Table3.A8" office:value-type="string">
            <text:p text:style-name="P250">'0'</text:p>
          </table:table-cell>
          <table:table-cell table:style-name="Table3.A8" office:value-type="string">
            <text:list xml:id="list110940815698766" text:continue-numbering="true" text:style-name="WW8Num2">
              <text:list-item>
                <text:p text:style-name="P582">'0' 不通知</text:p>
              </text:list-item>
              <text:list-item>
                <text:p text:style-name="P582">'1' 只有失敗fault時通知</text:p>
              </text:list-item>
              <text:list-item>
                <text:p text:style-name="P582">'2' 只有成功通知</text:p>
              </text:list-item>
              <text:list-item>
                <text:p text:style-name="P582">'3' 成功/失敗都通知</text:p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1254205066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01">CONTACT</text:p>
          </table:table-cell>
          <table:table-cell table:style-name="Table3.A8" office:value-type="string">
            <text:list xml:id="list110941786626642" text:continue-numbering="true" text:style-name="WW8Num2">
              <text:list-item>
                <text:p text:style-name="P453">VARCHAR</text:p>
              </text:list-item>
            </text:list>
          </table:table-cell>
          <table:table-cell table:style-name="Table3.A8" office:value-type="string">
            <text:p text:style-name="P143"/>
          </table:table-cell>
          <table:table-cell table:style-name="Table3.A8" office:value-type="string">
            <text:p text:style-name="P229"/>
          </table:table-cell>
          <table:table-cell table:style-name="Table3.A8" office:value-type="string">
            <text:p text:style-name="P346"/>
          </table:table-cell>
          <table:table-cell table:style-name="Table3.A8" office:value-type="string">
            <text:p text:style-name="P248">500</text:p>
          </table:table-cell>
          <table:table-cell table:style-name="Table3.A8" office:value-type="string">
            <text:p text:style-name="P249">null</text:p>
          </table:table-cell>
          <table:table-cell table:style-name="Table3.A8" office:value-type="string">
            <text:list xml:id="list110941565152671" text:continue-numbering="true" text:style-name="WW8Num2">
              <text:list-item>
                <text:p text:style-name="P576"/>
              </text:list-item>
            </text:list>
          </table:table-cell>
          <table:table-cell table:style-name="Table3.A8" office:value-type="string">
            <text:p text:style-name="P262"/>
          </table:table-cell>
          <table:table-cell table:style-name="Table3.J5" table:number-columns-spanned="3" office:value-type="string">
            <text:list xml:id="list110940922455465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10942041777059" text:continue-numbering="true" text:style-name="WW8Num2">
              <text:list-item>
                <text:p text:style-name="P509">CUSERID</text:p>
              </text:list-item>
            </text:list>
          </table:table-cell>
          <table:table-cell table:style-name="Table3.A8" office:value-type="string">
            <text:list xml:id="list110941679120880"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Table3.A8" office:value-type="string">
            <text:list xml:id="list110941413642920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8" office:value-type="string">
            <text:list xml:id="list110941076999783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8" office:value-type="string">
            <text:list xml:id="list110941219618550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8" office:value-type="string">
            <text:list xml:id="list110941197274616" text:continue-numbering="true" text:style-name="WW8Num2">
              <text:list-item>
                <text:p text:style-name="P509">24</text:p>
              </text:list-item>
            </text:list>
          </table:table-cell>
          <table:table-cell table:style-name="Table3.A8" office:value-type="string">
            <text:list xml:id="list110940952274838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8" office:value-type="string">
            <text:list xml:id="list110941208827341" text:continue-numbering="true" text:style-name="WW8Num2">
              <text:list-item>
                <text:p text:style-name="P509">Create data user</text:p>
              </text:list-item>
            </text:list>
          </table:table-cell>
          <table:table-cell table:style-name="Table3.A8" office:value-type="string">
            <text:list xml:id="list110940773910844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J5" table:number-columns-spanned="3" office:value-type="string">
            <text:list xml:id="list110941679541731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10941434513138" text:continue-numbering="true" text:style-name="WW8Num2">
              <text:list-item>
                <text:p text:style-name="P509">CDATE</text:p>
              </text:list-item>
            </text:list>
          </table:table-cell>
          <table:table-cell table:style-name="Table3.A5" office:value-type="string">
            <text:list xml:id="list110942052645168" text:continue-numbering="true" text:style-name="WW8Num2">
              <text:list-item>
                <text:p text:style-name="P509">DATETIME</text:p>
              </text:list-item>
            </text:list>
          </table:table-cell>
          <table:table-cell table:style-name="Table3.A5" office:value-type="string">
            <text:list xml:id="list110940469839497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1997449599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0370255599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0753553413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1461718982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0943407770" text:continue-numbering="true" text:style-name="WW8Num2">
              <text:list-item>
                <text:p text:style-name="P509">Create time</text:p>
              </text:list-item>
            </text:list>
          </table:table-cell>
          <table:table-cell table:style-name="Table3.A5" office:value-type="string">
            <text:list xml:id="list110941795949168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J5" table:number-columns-spanned="3" office:value-type="string">
            <text:list xml:id="list110940972040973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10942134198013" text:continue-numbering="true" text:style-name="WW8Num2">
              <text:list-item>
                <text:p text:style-name="P509">UUSERID</text:p>
              </text:list-item>
            </text:list>
          </table:table-cell>
          <table:table-cell table:style-name="Table3.A5" office:value-type="string">
            <text:list xml:id="list110942223867285"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Table3.A5" office:value-type="string">
            <text:list xml:id="list110941386101192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0203111941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2145609610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1927492326" text:continue-numbering="true" text:style-name="WW8Num2">
              <text:list-item>
                <text:p text:style-name="P509">24</text:p>
              </text:list-item>
            </text:list>
          </table:table-cell>
          <table:table-cell table:style-name="Table3.A5" office:value-type="string">
            <text:list xml:id="list110942002797462" text:continue-numbering="true" text:style-name="WW8Num2">
              <text:list-item>
                <text:p text:style-name="P509">null</text:p>
              </text:list-item>
            </text:list>
          </table:table-cell>
          <table:table-cell table:style-name="Table3.A5" office:value-type="string">
            <text:list xml:id="list110940945201663" text:continue-numbering="true" text:style-name="WW8Num2">
              <text:list-item>
                <text:p text:style-name="P509">Update date user</text:p>
              </text:list-item>
            </text:list>
          </table:table-cell>
          <table:table-cell table:style-name="Table3.A5" office:value-type="string">
            <text:list xml:id="list110940589838589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J5" table:number-columns-spanned="3" office:value-type="string">
            <text:list xml:id="list110941490286700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10941922579928" text:continue-numbering="true" text:style-name="WW8Num2">
              <text:list-item>
                <text:p text:style-name="P509">UDATE</text:p>
              </text:list-item>
            </text:list>
          </table:table-cell>
          <table:table-cell table:style-name="Table3.A5" office:value-type="string">
            <text:list xml:id="list110940841355197" text:continue-numbering="true" text:style-name="WW8Num2">
              <text:list-item>
                <text:p text:style-name="P509">DATETIME</text:p>
              </text:list-item>
            </text:list>
          </table:table-cell>
          <table:table-cell table:style-name="Table3.A5" office:value-type="string">
            <text:list xml:id="list110941683387610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0511587423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1731870768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0972451291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A5" office:value-type="string">
            <text:list xml:id="list110941715920082" text:continue-numbering="true" text:style-name="WW8Num2">
              <text:list-item>
                <text:p text:style-name="P509">null</text:p>
              </text:list-item>
            </text:list>
          </table:table-cell>
          <table:table-cell table:style-name="Table3.A5" office:value-type="string">
            <text:list xml:id="list110941340974469" text:continue-numbering="true" text:style-name="WW8Num2">
              <text:list-item>
                <text:p text:style-name="P509">Update time</text:p>
              </text:list-item>
            </text:list>
          </table:table-cell>
          <table:table-cell table:style-name="Table3.A5" office:value-type="string">
            <text:list xml:id="list110941362763570" text:continue-numbering="true" text:style-name="WW8Num2">
              <text:list-item>
                <text:p text:style-name="P493"/>
              </text:list-item>
            </text:list>
          </table:table-cell>
          <table:table-cell table:style-name="Table3.J5" table:number-columns-spanned="3" office:value-type="string">
            <text:list xml:id="list110940814749454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</table:table>
      <text:h text:style-name="P365" text:outline-level="1"/>
      <text:p text:style-name="P37"/>
      <text:p text:style-name="P37"/>
      <text:p text:style-name="P37"/>
      <text:p text:style-name="P37"/>
      <text:p text:style-name="P37"/>
      <text:p text:style-name="P37"/>
      <text:list xml:id="list110941173699257" text:continue-numbering="true" text:style-name="WW8Num2">
        <text:list-item>
          <text:h text:style-name="P380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10941594868820" text:continue-numbering="true" text:style-name="WW8Num2">
              <text:list-item>
                <text:p text:style-name="P427">Project</text:p>
              </text:list-item>
            </text:list>
          </table:table-cell>
          <table:table-cell table:style-name="Table4.A1" table:number-columns-spanned="6" office:value-type="string">
            <text:list xml:id="list110941199048095" text:continue-numbering="true" text:style-name="WW8Num2">
              <text:list-item>
                <text:p text:style-name="P4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10940246058658" text:continue-numbering="true" text:style-name="WW8Num2">
              <text:list-item>
                <text:p text:style-name="P427">Ver</text:p>
              </text:list-item>
            </text:list>
          </table:table-cell>
          <table:table-cell table:style-name="Table4.A1" office:value-type="string">
            <text:list xml:id="list110940804818465" text:continue-numbering="true" text:style-name="WW8Num2">
              <text:list-item>
                <text:p text:style-name="P447">0.<text:span text:style-name="T106">7</text:span></text:p>
              </text:list-item>
            </text:list>
          </table:table-cell>
          <table:table-cell table:style-name="Table4.J1" office:value-type="string">
            <text:list xml:id="list110940423797374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1014463680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1718495377"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10942126742801" text:continue-numbering="true" text:style-name="WW8Num2">
              <text:list-item>
                <text:p text:style-name="P427">Maintain</text:p>
              </text:list-item>
            </text:list>
          </table:table-cell>
          <table:table-cell table:style-name="Table4.A2" table:number-columns-spanned="6" office:value-type="string">
            <text:list xml:id="list110940940684904" text:continue-numbering="true" text:style-name="WW8Num2">
              <text:list-item>
                <text:p text:style-name="P4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10941860695103" text:continue-numbering="true" text:style-name="WW8Num2">
              <text:list-item>
                <text:p text:style-name="P427">Date</text:p>
              </text:list-item>
            </text:list>
          </table:table-cell>
          <table:table-cell table:style-name="Table4.A2" office:value-type="string">
            <text:list xml:id="list110940489496880" text:continue-numbering="true" text:style-name="WW8Num2">
              <text:list-item>
                <text:p text:style-name="P447">201<text:span text:style-name="T104">6</text:span>/<text:span text:style-name="T107">10/02</text:span></text:p>
              </text:list-item>
            </text:list>
          </table:table-cell>
          <table:table-cell table:style-name="Table4.J1" office:value-type="string">
            <text:list xml:id="list110941650889822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0758672282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1124620880"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10941526421652" text:continue-numbering="true" text:style-name="WW8Num2">
              <text:list-item>
                <text:p text:style-name="P427">Table</text:p>
              </text:list-item>
            </text:list>
          </table:table-cell>
          <table:table-cell table:style-name="Table4.A2" table:number-columns-spanned="6" office:value-type="string">
            <text:list xml:id="list110940504242356" text:continue-numbering="true" text:style-name="WW8Num2">
              <text:list-item>
                <text:p text:style-name="P483"><text:span text:style-name="T105">t</text:span>b_<text:span text:style-name="T105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10940824342420" text:continue-numbering="true" text:style-name="WW8Num2">
              <text:list-item>
                <text:p text:style-name="P427">DataBase</text:p>
              </text:list-item>
            </text:list>
          </table:table-cell>
          <table:table-cell table:style-name="Table4.A2" office:value-type="string">
            <text:list xml:id="list110942253527687" text:continue-numbering="true" text:style-name="WW8Num2">
              <text:list-item>
                <text:p text:style-name="P447">bbcore</text:p>
              </text:list-item>
            </text:list>
          </table:table-cell>
          <table:table-cell table:style-name="Table4.J1" office:value-type="string">
            <text:list xml:id="list110942029919596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1350608799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2228173454"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10941462673730" text:continue-numbering="true" text:style-name="WW8Num2">
              <text:list-item>
                <text:p text:style-name="P427">Descript</text:p>
              </text:list-item>
            </text:list>
          </table:table-cell>
          <table:table-cell table:style-name="Table4.A4" table:number-columns-spanned="8" office:value-type="string">
            <text:list xml:id="list110941300325519" text:continue-numbering="true" text:style-name="WW8Num2">
              <text:list-item>
                <text:p text:style-name="P467"><text:span text:style-name="T107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10940328820050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0879978201" text:continue-numbering="true" text:style-name="WW8Num2">
              <text:list-item>
                <text:p text:style-name="P390"/>
              </text:list-item>
            </text:list>
          </table:table-cell>
          <table:table-cell table:style-name="Table4.K1" office:value-type="string">
            <text:list xml:id="list110941721925855"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10940873249078" text:continue-numbering="true" text:style-name="WW8Num2">
              <text:list-item>
                <text:p text:style-name="P4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10941533253129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10940805679873" text:continue-numbering="true" text:style-name="WW8Num2">
              <text:list-item>
                <text:p text:style-name="P437">Field</text:p>
              </text:list-item>
            </text:list>
          </table:table-cell>
          <table:table-cell table:style-name="Table4.A5" office:value-type="string">
            <text:list xml:id="list110940858569066" text:continue-numbering="true" text:style-name="WW8Num2">
              <text:list-item>
                <text:p text:style-name="P437">Datatype</text:p>
              </text:list-item>
            </text:list>
          </table:table-cell>
          <table:table-cell table:style-name="Table4.A5" office:value-type="string">
            <text:list xml:id="list110941821204405" text:continue-numbering="true" text:style-name="WW8Num2">
              <text:list-item>
                <text:p text:style-name="P437">PK</text:p>
              </text:list-item>
            </text:list>
          </table:table-cell>
          <table:table-cell table:style-name="Table4.A5" office:value-type="string">
            <text:list xml:id="list110940522373301" text:continue-numbering="true" text:style-name="WW8Num2">
              <text:list-item>
                <text:p text:style-name="P437">UK</text:p>
              </text:list-item>
            </text:list>
          </table:table-cell>
          <table:table-cell table:style-name="Table4.A5" office:value-type="string">
            <text:list xml:id="list110941708762506" text:continue-numbering="true" text:style-name="WW8Num2">
              <text:list-item>
                <text:p text:style-name="P437">IDX</text:p>
              </text:list-item>
            </text:list>
          </table:table-cell>
          <table:table-cell table:style-name="Table4.A5" office:value-type="string">
            <text:list xml:id="list110942160496684" text:continue-numbering="true" text:style-name="WW8Num2">
              <text:list-item>
                <text:p text:style-name="P417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10941874511053" text:continue-numbering="true" text:style-name="WW8Num2">
              <text:list-item>
                <text:p text:style-name="P417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10941446512001" text:continue-numbering="true" text:style-name="WW8Num2">
              <text:list-item>
                <text:p text:style-name="P437">Description</text:p>
              </text:list-item>
            </text:list>
          </table:table-cell>
          <table:table-cell table:style-name="Table4.A5" office:value-type="string">
            <text:list xml:id="list110941552804361" text:continue-numbering="true" text:style-name="WW8Num2">
              <text:list-item>
                <text:p text:style-name="P437">Remarks</text:p>
              </text:list-item>
            </text:list>
          </table:table-cell>
          <table:table-cell table:style-name="Table4.J5" table:number-columns-spanned="3" office:value-type="string">
            <text:list xml:id="list110941917208749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10941154181323" text:continue-numbering="true" text:style-name="WW8Num2">
              <text:list-item>
                <text:p text:style-name="P513">OID</text:p>
              </text:list-item>
            </text:list>
          </table:table-cell>
          <table:table-cell table:style-name="Table4.A5" office:value-type="string">
            <text:list xml:id="list110940452712055" text:continue-numbering="true" text:style-name="WW8Num2">
              <text:list-item>
                <text:p text:style-name="P513">CHAR</text:p>
              </text:list-item>
            </text:list>
          </table:table-cell>
          <table:table-cell table:style-name="Table4.A5" office:value-type="string">
            <text:list xml:id="list110941704042689" text:continue-numbering="true" text:style-name="WW8Num2">
              <text:list-item>
                <text:p text:style-name="P513">Y</text:p>
              </text:list-item>
            </text:list>
          </table:table-cell>
          <table:table-cell table:style-name="Table4.A5" office:value-type="string">
            <text:list xml:id="list110941098576774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065092834" text:continue-numbering="true" text:style-name="WW8Num2">
              <text:list-item>
                <text:p text:style-name="P513"><text:s/></text:p>
              </text:list-item>
            </text:list>
          </table:table-cell>
          <table:table-cell table:style-name="Table4.A5" office:value-type="string">
            <text:list xml:id="list110941518362249" text:continue-numbering="true" text:style-name="WW8Num2">
              <text:list-item>
                <text:p text:style-name="P513">36</text:p>
              </text:list-item>
            </text:list>
          </table:table-cell>
          <table:table-cell table:style-name="Table4.A5" office:value-type="string">
            <text:list xml:id="list110941819881377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266004049" text:continue-numbering="true" text:style-name="WW8Num2">
              <text:list-item>
                <text:p text:style-name="P513">PK / UUID</text:p>
              </text:list-item>
            </text:list>
          </table:table-cell>
          <table:table-cell table:style-name="Table4.A5" office:value-type="string">
            <text:list xml:id="list110940253044101" text:continue-numbering="true" text:style-name="WW8Num2">
              <text:list-item>
                <text:p text:style-name="P513">Default java UUID</text:p>
              </text:list-item>
            </text:list>
          </table:table-cell>
          <table:table-cell table:style-name="Table4.J5" table:number-columns-spanned="3" office:value-type="string">
            <text:list xml:id="list110941673483342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10940840006906" text:continue-numbering="true" text:style-name="WW8Num2">
              <text:list-item>
                <text:p text:style-name="P551">ID</text:p>
              </text:list-item>
            </text:list>
          </table:table-cell>
          <table:table-cell table:style-name="Table4.A8" office:value-type="string">
            <text:list xml:id="list110940276142195" text:continue-numbering="true" text:style-name="WW8Num2">
              <text:list-item>
                <text:p text:style-name="P513">VARCHAR</text:p>
              </text:list-item>
            </text:list>
          </table:table-cell>
          <table:table-cell table:style-name="Table4.A8" office:value-type="string">
            <text:p text:style-name="P144"/>
          </table:table-cell>
          <table:table-cell table:style-name="Table4.A8" office:value-type="string">
            <text:p text:style-name="P237"/>
          </table:table-cell>
          <table:table-cell table:style-name="Table4.A8" office:value-type="string">
            <text:p text:style-name="P356">Y</text:p>
          </table:table-cell>
          <table:table-cell table:style-name="Table4.A8" office:value-type="string">
            <text:p text:style-name="P239">20</text:p>
          </table:table-cell>
          <table:table-cell table:style-name="Table4.A8" office:value-type="string">
            <text:p text:style-name="P144"/>
          </table:table-cell>
          <table:table-cell table:style-name="Table4.A8" office:value-type="string">
            <text:list xml:id="list110940721048280" text:continue-numbering="true" text:style-name="WW8Num2">
              <text:list-item>
                <text:p text:style-name="P583">tb_sys_expr_job.ID</text:p>
              </text:list-item>
            </text:list>
          </table:table-cell>
          <table:table-cell table:style-name="Table4.A8" office:value-type="string">
            <text:p text:style-name="P263"/>
          </table:table-cell>
          <table:table-cell table:style-name="Table4.J5" table:number-columns-spanned="3" office:value-type="string">
            <text:list xml:id="list110940773283949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97"><text:span text:style-name="T119">LOG_</text:span>STATUS</text:p>
          </table:table-cell>
          <table:table-cell table:style-name="Table4.A8" office:value-type="string">
            <text:list xml:id="list110940828109305" text:continue-numbering="true" text:style-name="WW8Num2">
              <text:list-item>
                <text:p text:style-name="P511">VARCHAR</text:p>
              </text:list-item>
            </text:list>
          </table:table-cell>
          <table:table-cell table:style-name="Table4.A8" office:value-type="string">
            <text:p text:style-name="P143"/>
          </table:table-cell>
          <table:table-cell table:style-name="Table4.A8" office:value-type="string">
            <text:p text:style-name="P229"/>
          </table:table-cell>
          <table:table-cell table:style-name="Table4.A8" office:value-type="string">
            <text:p text:style-name="P355">Y</text:p>
          </table:table-cell>
          <table:table-cell table:style-name="Table4.A8" office:value-type="string">
            <text:p text:style-name="P240">1</text:p>
          </table:table-cell>
          <table:table-cell table:style-name="Table4.A8" office:value-type="string">
            <text:p text:style-name="P247">N</text:p>
          </table:table-cell>
          <table:table-cell table:style-name="Table4.A8" office:value-type="string">
            <text:list xml:id="list110941737793606" text:continue-numbering="true" text:style-name="WW8Num2">
              <text:list-item>
                <text:p text:style-name="P584">Y/F/N</text:p>
              </text:list-item>
              <text:list-item>
                <text:p text:style-name="P585"><text:span text:style-name="T117">Y</text:span> = 成功</text:p>
              </text:list-item>
              <text:list-item>
                <text:p text:style-name="P585"><text:span text:style-name="T120">F</text:span> = 失敗</text:p>
              </text:list-item>
              <text:list-item>
                <text:p text:style-name="P586">N = 沒有執行<text:span text:style-name="T121">expr</text:span></text:p>
              </text:list-item>
            </text:list>
          </table:table-cell>
          <table:table-cell table:style-name="Table4.A8" office:value-type="string">
            <text:p text:style-name="P262"/>
          </table:table-cell>
          <table:table-cell table:style-name="Table4.J5" table:number-columns-spanned="3" office:value-type="string">
            <text:list xml:id="list110942067288817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00">BEGIN_DATETIME</text:p>
          </table:table-cell>
          <table:table-cell table:style-name="Table4.A8" office:value-type="string">
            <text:list xml:id="list110941484169934" text:continue-numbering="true" text:style-name="WW8Num2">
              <text:list-item>
                <text:p text:style-name="P514">DATETIME</text:p>
              </text:list-item>
            </text:list>
          </table:table-cell>
          <table:table-cell table:style-name="Table4.A8" office:value-type="string">
            <text:p text:style-name="P144"/>
          </table:table-cell>
          <table:table-cell table:style-name="Table4.A8" office:value-type="string">
            <text:p text:style-name="P230"/>
          </table:table-cell>
          <table:table-cell table:style-name="Table4.A8" office:value-type="string">
            <text:p text:style-name="P355">Y</text:p>
          </table:table-cell>
          <table:table-cell table:style-name="Table4.A8" office:value-type="string">
            <text:p text:style-name="P233"/>
          </table:table-cell>
          <table:table-cell table:style-name="Table4.A8" office:value-type="string">
            <text:p text:style-name="P235"/>
          </table:table-cell>
          <table:table-cell table:style-name="Table4.A8" office:value-type="string">
            <text:list xml:id="list110941083382846" text:continue-numbering="true" text:style-name="WW8Num2">
              <text:list-item>
                <text:p text:style-name="P577"/>
              </text:list-item>
            </text:list>
          </table:table-cell>
          <table:table-cell table:style-name="Table4.A8" office:value-type="string">
            <text:p text:style-name="P263"/>
          </table:table-cell>
          <table:table-cell table:style-name="Table4.J5" table:number-columns-spanned="3" office:value-type="string">
            <text:list xml:id="list110941337009680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10942089359877" text:continue-numbering="true" text:style-name="WW8Num2">
              <text:list-item>
                <text:p text:style-name="P560">END_DATETIME</text:p>
              </text:list-item>
            </text:list>
          </table:table-cell>
          <table:table-cell table:style-name="Table4.A8" office:value-type="string">
            <text:list xml:id="list110940530748639" text:continue-numbering="true" text:style-name="WW8Num2">
              <text:list-item>
                <text:p text:style-name="P560">DATETIME</text:p>
              </text:list-item>
            </text:list>
          </table:table-cell>
          <table:table-cell table:style-name="Table4.A8" office:value-type="string">
            <text:list xml:id="list110941113889881" text:continue-numbering="true" text:style-name="WW8Num2">
              <text:list-item>
                <text:p text:style-name="P513"/>
              </text:list-item>
            </text:list>
          </table:table-cell>
          <table:table-cell table:style-name="Table4.A8" office:value-type="string">
            <text:list xml:id="list110942022867033" text:continue-numbering="true" text:style-name="WW8Num2">
              <text:list-item>
                <text:p text:style-name="P557"/>
              </text:list-item>
            </text:list>
          </table:table-cell>
          <table:table-cell table:style-name="Table4.A8" office:value-type="string">
            <text:list xml:id="list110941114729491" text:continue-numbering="true" text:style-name="WW8Num2">
              <text:list-item>
                <text:p text:style-name="P513"/>
              </text:list-item>
            </text:list>
          </table:table-cell>
          <table:table-cell table:style-name="Table4.A8" office:value-type="string">
            <text:list xml:id="list110941351608406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A8" office:value-type="string">
            <text:list xml:id="list110940183085494" text:continue-numbering="true" text:style-name="WW8Num2">
              <text:list-item>
                <text:p text:style-name="P554"/>
              </text:list-item>
            </text:list>
          </table:table-cell>
          <table:table-cell table:style-name="Table4.A8" office:value-type="string">
            <text:list xml:id="list110941022727817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A8" office:value-type="string">
            <text:list xml:id="list110940425082106" text:continue-numbering="true" text:style-name="WW8Num2">
              <text:list-item>
                <text:p text:style-name="P513"/>
              </text:list-item>
            </text:list>
          </table:table-cell>
          <table:table-cell table:style-name="Table4.J5" table:number-columns-spanned="3" office:value-type="string">
            <text:list xml:id="list110941565272751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10940775218056" text:continue-numbering="true" text:style-name="WW8Num2">
              <text:list-item>
                <text:p text:style-name="P563"><text:span text:style-name="T118">F</text:span>AULT_MSG</text:p>
              </text:list-item>
            </text:list>
          </table:table-cell>
          <table:table-cell table:style-name="Table4.A8" office:value-type="string">
            <text:list xml:id="list110942066705871" text:continue-numbering="true" text:style-name="WW8Num2">
              <text:list-item>
                <text:p text:style-name="P561">VARCHAR</text:p>
              </text:list-item>
            </text:list>
          </table:table-cell>
          <table:table-cell table:style-name="Table4.A8" office:value-type="string">
            <text:p text:style-name="P144"/>
          </table:table-cell>
          <table:table-cell table:style-name="Table4.A8" office:value-type="string">
            <text:p text:style-name="P230"/>
          </table:table-cell>
          <table:table-cell table:style-name="Table4.A8" office:value-type="string">
            <text:p text:style-name="P347"/>
          </table:table-cell>
          <table:table-cell table:style-name="Table4.A8" office:value-type="string">
            <text:p text:style-name="P246">2000</text:p>
          </table:table-cell>
          <table:table-cell table:style-name="Table4.A8" office:value-type="string">
            <text:list xml:id="list110941844085104" text:continue-numbering="true" text:style-name="WW8Num2">
              <text:list-item>
                <text:p text:style-name="P562">null</text:p>
              </text:list-item>
            </text:list>
          </table:table-cell>
          <table:table-cell table:style-name="Table4.A8" office:value-type="string">
            <text:list xml:id="list110941723341490" text:continue-numbering="true" text:style-name="WW8Num2">
              <text:list-item>
                <text:p text:style-name="P587"><text:span text:style-name="T9">LOG_</text:span><text:span text:style-name="T7">STATUS</text:span>!='Y'</text:p>
              </text:list-item>
              <text:list-item>
                <text:p text:style-name="P586">Error, exception message</text:p>
              </text:list-item>
            </text:list>
          </table:table-cell>
          <table:table-cell table:style-name="Table4.A8" office:value-type="string">
            <text:p text:style-name="P263"/>
          </table:table-cell>
          <table:table-cell table:style-name="Table4.J5" table:number-columns-spanned="3" office:value-type="string">
            <text:list xml:id="list110940985290451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10940775719464" text:continue-numbering="true" text:style-name="WW8Num2">
              <text:list-item>
                <text:p text:style-name="P513">CUSERID</text:p>
              </text:list-item>
            </text:list>
          </table:table-cell>
          <table:table-cell table:style-name="Table4.A8" office:value-type="string">
            <text:list xml:id="list110942006476515" text:continue-numbering="true" text:style-name="WW8Num2">
              <text:list-item>
                <text:p text:style-name="P513">VARCHAR</text:p>
              </text:list-item>
            </text:list>
          </table:table-cell>
          <table:table-cell table:style-name="Table4.A8" office:value-type="string">
            <text:list xml:id="list110940802321967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8" office:value-type="string">
            <text:list xml:id="list110940324245817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8" office:value-type="string">
            <text:list xml:id="list110941858521093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8" office:value-type="string">
            <text:list xml:id="list110941006954470" text:continue-numbering="true" text:style-name="WW8Num2">
              <text:list-item>
                <text:p text:style-name="P513">24</text:p>
              </text:list-item>
            </text:list>
          </table:table-cell>
          <table:table-cell table:style-name="Table4.A8" office:value-type="string">
            <text:list xml:id="list110941599124824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8" office:value-type="string">
            <text:list xml:id="list110940451859895" text:continue-numbering="true" text:style-name="WW8Num2">
              <text:list-item>
                <text:p text:style-name="P513">Create data user</text:p>
              </text:list-item>
            </text:list>
          </table:table-cell>
          <table:table-cell table:style-name="Table4.A8" office:value-type="string">
            <text:list xml:id="list110941815345297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J5" table:number-columns-spanned="3" office:value-type="string">
            <text:list xml:id="list110941153827121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10941096566537" text:continue-numbering="true" text:style-name="WW8Num2">
              <text:list-item>
                <text:p text:style-name="P513">CDATE</text:p>
              </text:list-item>
            </text:list>
          </table:table-cell>
          <table:table-cell table:style-name="Table4.A5" office:value-type="string">
            <text:list xml:id="list110941009656751" text:continue-numbering="true" text:style-name="WW8Num2">
              <text:list-item>
                <text:p text:style-name="P513">DATETIME</text:p>
              </text:list-item>
            </text:list>
          </table:table-cell>
          <table:table-cell table:style-name="Table4.A5" office:value-type="string">
            <text:list xml:id="list110941804501152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426593181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669643923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120167219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0369805591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520665447" text:continue-numbering="true" text:style-name="WW8Num2">
              <text:list-item>
                <text:p text:style-name="P513">Create time</text:p>
              </text:list-item>
            </text:list>
          </table:table-cell>
          <table:table-cell table:style-name="Table4.A5" office:value-type="string">
            <text:list xml:id="list110941031434727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J5" table:number-columns-spanned="3" office:value-type="string">
            <text:list xml:id="list110941597672841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10941845134708" text:continue-numbering="true" text:style-name="WW8Num2">
              <text:list-item>
                <text:p text:style-name="P513">UUSERID</text:p>
              </text:list-item>
            </text:list>
          </table:table-cell>
          <table:table-cell table:style-name="Table4.A5" office:value-type="string">
            <text:list xml:id="list110940825203991" text:continue-numbering="true" text:style-name="WW8Num2">
              <text:list-item>
                <text:p text:style-name="P513">VARCHAR</text:p>
              </text:list-item>
            </text:list>
          </table:table-cell>
          <table:table-cell table:style-name="Table4.A5" office:value-type="string">
            <text:list xml:id="list110941823175772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0849207826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711439056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0840345597" text:continue-numbering="true" text:style-name="WW8Num2">
              <text:list-item>
                <text:p text:style-name="P513">24</text:p>
              </text:list-item>
            </text:list>
          </table:table-cell>
          <table:table-cell table:style-name="Table4.A5" office:value-type="string">
            <text:list xml:id="list110941675262293" text:continue-numbering="true" text:style-name="WW8Num2">
              <text:list-item>
                <text:p text:style-name="P513">null</text:p>
              </text:list-item>
            </text:list>
          </table:table-cell>
          <table:table-cell table:style-name="Table4.A5" office:value-type="string">
            <text:list xml:id="list110941729515545" text:continue-numbering="true" text:style-name="WW8Num2">
              <text:list-item>
                <text:p text:style-name="P513">Update date user</text:p>
              </text:list-item>
            </text:list>
          </table:table-cell>
          <table:table-cell table:style-name="Table4.A5" office:value-type="string">
            <text:list xml:id="list110942195442187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J5" table:number-columns-spanned="3" office:value-type="string">
            <text:list xml:id="list110941894669146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10941457502440" text:continue-numbering="true" text:style-name="WW8Num2">
              <text:list-item>
                <text:p text:style-name="P513">UDATE</text:p>
              </text:list-item>
            </text:list>
          </table:table-cell>
          <table:table-cell table:style-name="Table4.A5" office:value-type="string">
            <text:list xml:id="list110940909854876" text:continue-numbering="true" text:style-name="WW8Num2">
              <text:list-item>
                <text:p text:style-name="P513">DATETIME</text:p>
              </text:list-item>
            </text:list>
          </table:table-cell>
          <table:table-cell table:style-name="Table4.A5" office:value-type="string">
            <text:list xml:id="list110941872429938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2271067445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019090156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1704454668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A5" office:value-type="string">
            <text:list xml:id="list110940372505286" text:continue-numbering="true" text:style-name="WW8Num2">
              <text:list-item>
                <text:p text:style-name="P513">null</text:p>
              </text:list-item>
            </text:list>
          </table:table-cell>
          <table:table-cell table:style-name="Table4.A5" office:value-type="string">
            <text:list xml:id="list110941935960248" text:continue-numbering="true" text:style-name="WW8Num2">
              <text:list-item>
                <text:p text:style-name="P513">Update time</text:p>
              </text:list-item>
            </text:list>
          </table:table-cell>
          <table:table-cell table:style-name="Table4.A5" office:value-type="string">
            <text:list xml:id="list110942303048903" text:continue-numbering="true" text:style-name="WW8Num2">
              <text:list-item>
                <text:p text:style-name="P494"/>
              </text:list-item>
            </text:list>
          </table:table-cell>
          <table:table-cell table:style-name="Table4.J5" table:number-columns-spanned="3" office:value-type="string">
            <text:list xml:id="list110941793603958"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</table:table>
      <text:h text:style-name="P366" text:outline-level="1"/>
      <text:p text:style-name="P38"/>
      <text:p text:style-name="P38"/>
      <text:p text:style-name="P38"/>
      <text:p text:style-name="P38"/>
      <text:p text:style-name="P38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4753</meta:initial-creator>
    <meta:creation-date>2014-09-17T14:44:00</meta:creation-date>
    <dc:date>2020-06-02T09:01:11.808000000</dc:date>
    <meta:editing-cycles>1078</meta:editing-cycles>
    <meta:editing-duration>PT22H47M16S</meta:editing-duration>
    <meta:generator>LibreOffice/6.3.3.2$Windows_x86 LibreOffice_project/a64200df03143b798afd1ec74a12ab50359878ed</meta:generator>
    <meta:document-statistic meta:table-count="26" meta:image-count="0" meta:object-count="0" meta:page-count="23" meta:paragraph-count="1842" meta:word-count="2746" meta:character-count="13758" meta:non-whitespace-character-count="13163"/>
  </office:meta>
</office:document-meta>
</file>